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Meera" svg:font-family="Mee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11in" fo:margin-left="-0.1361in" table:align="left" style:writing-mode="lr-tb"/>
    </style:style>
    <style:style style:name="Table1.A" style:family="table-column">
      <style:table-column-properties style:column-width="0.434in"/>
    </style:style>
    <style:style style:name="Table1.B" style:family="table-column">
      <style:table-column-properties style:column-width="0.9375in"/>
    </style:style>
    <style:style style:name="Table1.C" style:family="table-column">
      <style:table-column-properties style:column-width="0.5035in"/>
    </style:style>
    <style:style style:name="Table1.D" style:family="table-column">
      <style:table-column-properties style:column-width="2.6215in"/>
    </style:style>
    <style:style style:name="Table1.E" style:family="table-column">
      <style:table-column-properties style:column-width="1.3194in"/>
    </style:style>
    <style:style style:name="Table1.G" style:family="table-column">
      <style:table-column-properties style:column-width="1.1111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2" style:family="table">
      <style:table-properties style:width="7.4396in" fo:margin-left="-0.1278in" table:align="left" style:writing-mode="lr-tb"/>
    </style:style>
    <style:style style:name="Table12.A" style:family="table-column">
      <style:table-column-properties style:column-width="0.434in"/>
    </style:style>
    <style:style style:name="Table12.B" style:family="table-column">
      <style:table-column-properties style:column-width="1.0069in"/>
    </style:style>
    <style:style style:name="Table12.C" style:family="table-column">
      <style:table-column-properties style:column-width="0.4951in"/>
    </style:style>
    <style:style style:name="Table12.D" style:family="table-column">
      <style:table-column-properties style:column-width="2.8729in"/>
    </style:style>
    <style:style style:name="Table12.E" style:family="table-column">
      <style:table-column-properties style:column-width="1.0681in"/>
    </style:style>
    <style:style style:name="Table12.G" style:family="table-column">
      <style:table-column-properties style:column-width="1.1285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6" style:family="table">
      <style:table-properties style:width="6.5021in" table:align="left" style:writing-mode="lr-tb"/>
    </style:style>
    <style:style style:name="Table6.A" style:family="table-column">
      <style:table-column-properties style:column-width="0.6875in"/>
    </style:style>
    <style:style style:name="Table6.B" style:family="table-column">
      <style:table-column-properties style:column-width="0.8146in"/>
    </style:style>
    <style:style style:name="Table6.C" style:family="table-column">
      <style:table-column-properties style:column-width="0.9375in"/>
    </style:style>
    <style:style style:name="Table6.D" style:family="table-column">
      <style:table-column-properties style:column-width="0.6854in"/>
    </style:style>
    <style:style style:name="Table6.E" style:family="table-column">
      <style:table-column-properties style:column-width="0.625in"/>
    </style:style>
    <style:style style:name="Table6.G" style:family="table-column">
      <style:table-column-properties style:column-width="0.8771in"/>
    </style:style>
    <style:style style:name="Table6.H" style:family="table-column">
      <style:table-column-properties style:column-width="0.434in"/>
    </style:style>
    <style:style style:name="Table6.I" style:family="table-column">
      <style:table-column-properties style:column-width="0.5035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I3" style:family="table-cell">
      <style:table-cell-properties fo:padding="0.0382in" fo:border-left="0.05pt solid #000000" fo:border-right="0.05pt solid #000000" fo:border-top="none" fo:border-bottom="0.05pt solid #000000"/>
    </style:style>
    <style:style style:name="Table13" style:family="table">
      <style:table-properties style:width="6.8125in" fo:margin-left="0in" table:align="left" style:writing-mode="lr-tb"/>
    </style:style>
    <style:style style:name="Table13.A" style:family="table-column">
      <style:table-column-properties style:column-width="0.875in"/>
    </style:style>
    <style:style style:name="Table13.B" style:family="table-column">
      <style:table-column-properties style:column-width="0.9375in"/>
    </style:style>
    <style:style style:name="Table13.C" style:family="table-column">
      <style:table-column-properties style:column-width="0.8125in"/>
    </style:style>
    <style:style style:name="Table13.D" style:family="table-column">
      <style:table-column-properties style:column-width="0.625in"/>
    </style:style>
    <style:style style:name="Table13.G" style:family="table-column">
      <style:table-column-properties style:column-width="0.941in"/>
    </style:style>
    <style:style style:name="Table13.H" style:family="table-column">
      <style:table-column-properties style:column-width="0.4965in"/>
    </style:style>
    <style:style style:name="Table13.I" style:family="table-column">
      <style:table-column-properties style:column-width="0.5in"/>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4" style:family="table">
      <style:table-properties style:width="6.875in" fo:margin-left="0in" table:align="left" style:writing-mode="lr-tb"/>
    </style:style>
    <style:style style:name="Table4.A" style:family="table-column">
      <style:table-column-properties style:column-width="0.8771in"/>
    </style:style>
    <style:style style:name="Table4.B" style:family="table-column">
      <style:table-column-properties style:column-width="0.5639in"/>
    </style:style>
    <style:style style:name="Table4.C" style:family="table-column">
      <style:table-column-properties style:column-width="5.43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965in" fo:margin-left="0in" table:align="left" style:writing-mode="lr-tb"/>
    </style:style>
    <style:style style:name="Table2.A" style:family="table-column">
      <style:table-column-properties style:column-width="0.8771in"/>
    </style:style>
    <style:style style:name="Table2.B" style:family="table-column">
      <style:table-column-properties style:column-width="0.5639in"/>
    </style:style>
    <style:style style:name="Table2.C" style:family="table-column">
      <style:table-column-properties style:column-width="5.555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7.1271in" fo:margin-left="0in" table:align="left" style:writing-mode="lr-tb"/>
    </style:style>
    <style:style style:name="Table5.A" style:family="table-column">
      <style:table-column-properties style:column-width="0.3125in"/>
    </style:style>
    <style:style style:name="Table5.B" style:family="table-column">
      <style:table-column-properties style:column-width="0.5646in"/>
    </style:style>
    <style:style style:name="Table5.C" style:family="table-column">
      <style:table-column-properties style:column-width="0.8069in"/>
    </style:style>
    <style:style style:name="Table5.D" style:family="table-column">
      <style:table-column-properties style:column-width="0.7556in"/>
    </style:style>
    <style:style style:name="Table5.F" style:family="table-column">
      <style:table-column-properties style:column-width="0.816in"/>
    </style:style>
    <style:style style:name="Table5.G" style:family="table-column">
      <style:table-column-properties style:column-width="0.8771in"/>
    </style:style>
    <style:style style:name="Table5.H" style:family="table-column">
      <style:table-column-properties style:column-width="0.8764in"/>
    </style:style>
    <style:style style:name="Table5.I" style:family="table-column">
      <style:table-column-properties style:column-width="0.7465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3" style:family="table">
      <style:table-properties style:width="7.1271in" fo:margin-left="0in" table:align="left" style:writing-mode="lr-tb"/>
    </style:style>
    <style:style style:name="Table3.A" style:family="table-column">
      <style:table-column-properties style:column-width="0.6688in"/>
    </style:style>
    <style:style style:name="Table3.B" style:family="table-column">
      <style:table-column-properties style:column-width="0.6694in"/>
    </style:style>
    <style:style style:name="Table3.C" style:family="table-column">
      <style:table-column-properties style:column-width="0.9104in"/>
    </style:style>
    <style:style style:name="Table3.D" style:family="table-column">
      <style:table-column-properties style:column-width="0.6854in"/>
    </style:style>
    <style:style style:name="Table3.E" style:family="table-column">
      <style:table-column-properties style:column-width="0.625in"/>
    </style:style>
    <style:style style:name="Table3.F" style:family="table-column">
      <style:table-column-properties style:column-width="0.5646in"/>
    </style:style>
    <style:style style:name="Table3.G" style:family="table-column">
      <style:table-column-properties style:column-width="0.816in"/>
    </style:style>
    <style:style style:name="Table3.H" style:family="table-column">
      <style:table-column-properties style:column-width="0.7465in"/>
    </style:style>
    <style:style style:name="Table3.A1" style:family="table-cell">
      <style:table-cell-properties fo:padding="0.0382in" fo:border-left="0.05pt solid #000000" fo:border-right="none" fo:border-top="0.05pt solid #000000" fo:border-bottom="none"/>
    </style:style>
    <style:style style:name="Table3.J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writing-mode="lr-tb"/>
      <style:text-properties officeooo:rsid="004f4ddf" officeooo:paragraph-rsid="01e9aed3"/>
    </style:style>
    <style:style style:name="P2" style:family="paragraph" style:parent-style-name="Standard">
      <style:paragraph-properties fo:text-align="justify" style:justify-single-word="false" style:writing-mode="lr-tb"/>
      <style:text-properties fo:font-style="italic" officeooo:rsid="007efa1e" officeooo:paragraph-rsid="007efa1e" style:font-style-asian="italic" style:font-style-complex="italic"/>
    </style:style>
    <style:style style:name="P3" style:family="paragraph" style:parent-style-name="Standard">
      <style:paragraph-properties fo:text-align="justify" style:justify-single-word="false" style:writing-mode="lr-tb"/>
      <style:text-properties fo:font-style="italic" officeooo:rsid="007efa1e" officeooo:paragraph-rsid="00ec7637" style:font-style-asian="italic" style:font-style-complex="italic"/>
    </style:style>
    <style:style style:name="P4" style:family="paragraph" style:parent-style-name="Standard">
      <style:paragraph-properties fo:text-align="justify" style:justify-single-word="false" style:writing-mode="lr-tb"/>
      <style:text-properties fo:font-style="italic" officeooo:rsid="0062b522" officeooo:paragraph-rsid="04cfac7d" style:font-style-asian="italic" style:font-style-complex="italic"/>
    </style:style>
    <style:style style:name="P5" style:family="paragraph" style:parent-style-name="Standard">
      <style:paragraph-properties fo:text-align="justify" style:justify-single-word="false" style:writing-mode="lr-tb"/>
      <style:text-properties fo:font-style="italic" officeooo:rsid="0062b522" officeooo:paragraph-rsid="05ce81c1" style:font-style-asian="italic" style:font-style-complex="italic"/>
    </style:style>
    <style:style style:name="P6" style:family="paragraph" style:parent-style-name="Standard">
      <style:paragraph-properties fo:text-align="justify" style:justify-single-word="false" style:writing-mode="lr-tb"/>
      <style:text-properties fo:font-size="10pt" fo:font-style="italic" officeooo:rsid="0080aadd" officeooo:paragraph-rsid="0080aadd" style:font-size-asian="10pt" style:font-style-asian="italic" style:font-size-complex="10pt" style:font-style-complex="italic"/>
    </style:style>
    <style:style style:name="P7" style:family="paragraph" style:parent-style-name="Standard">
      <style:paragraph-properties fo:text-align="justify" style:justify-single-word="false" style:writing-mode="lr-tb"/>
      <style:text-properties fo:font-size="10pt" fo:font-style="italic" officeooo:rsid="0080aadd" officeooo:paragraph-rsid="00ec7637" style:font-size-asian="10pt" style:font-style-asian="italic" style:font-size-complex="10pt" style:font-style-complex="italic"/>
    </style:style>
    <style:style style:name="P8" style:family="paragraph" style:parent-style-name="Standard">
      <style:paragraph-properties fo:text-align="center" style:justify-single-word="false" style:writing-mode="lr-tb"/>
      <style:text-properties fo:font-size="10pt" fo:font-style="italic" officeooo:rsid="0080aadd" officeooo:paragraph-rsid="0080aadd" style:font-size-asian="10pt" style:font-style-asian="italic" style:font-size-complex="10pt" style:font-style-complex="italic"/>
    </style:style>
    <style:style style:name="P9" style:family="paragraph" style:parent-style-name="Standard">
      <style:paragraph-properties fo:text-align="center" style:justify-single-word="false" style:writing-mode="lr-tb"/>
      <style:text-properties fo:font-size="10pt" fo:font-style="italic" officeooo:rsid="0080aadd" officeooo:paragraph-rsid="0122cbb6" style:font-size-asian="10pt" style:font-style-asian="italic" style:font-size-complex="10pt" style:font-style-complex="italic"/>
    </style:style>
    <style:style style:name="P10" style:family="paragraph" style:parent-style-name="Standard">
      <style:paragraph-properties fo:text-align="center" style:justify-single-word="false" style:writing-mode="lr-tb"/>
      <style:text-properties fo:font-size="10pt" fo:font-style="italic" officeooo:rsid="0080aadd" officeooo:paragraph-rsid="00ec7637" style:font-size-asian="10pt" style:font-style-asian="italic" style:font-size-complex="10pt" style:font-style-complex="italic"/>
    </style:style>
    <style:style style:name="P11" style:family="paragraph" style:parent-style-name="Standard">
      <style:paragraph-properties fo:text-align="center" style:justify-single-word="false" style:writing-mode="lr-tb"/>
      <style:text-properties fo:font-size="10pt" fo:font-style="italic" officeooo:rsid="008c6757" officeooo:paragraph-rsid="008c6757" style:font-size-asian="10pt" style:font-style-asian="italic" style:font-size-complex="10pt" style:font-style-complex="italic"/>
    </style:style>
    <style:style style:name="P12" style:family="paragraph" style:parent-style-name="Standard">
      <style:paragraph-properties fo:text-align="center" style:justify-single-word="false" style:writing-mode="lr-tb"/>
      <style:text-properties fo:font-size="10pt" fo:font-style="italic" officeooo:rsid="00812620" officeooo:paragraph-rsid="00812620" style:font-size-asian="10pt" style:font-style-asian="italic" style:font-size-complex="10pt" style:font-style-complex="italic"/>
    </style:style>
    <style:style style:name="P13" style:family="paragraph" style:parent-style-name="Standard">
      <style:paragraph-properties fo:text-align="center" style:justify-single-word="false" style:writing-mode="lr-tb"/>
      <style:text-properties fo:font-size="10pt" fo:font-style="italic" officeooo:rsid="01244f68" officeooo:paragraph-rsid="01244f68" style:font-size-asian="10pt" style:font-style-asian="italic" style:font-size-complex="10pt" style:font-style-complex="italic"/>
    </style:style>
    <style:style style:name="P14" style:family="paragraph" style:parent-style-name="Standard">
      <style:paragraph-properties fo:text-align="center" style:justify-single-word="false" style:writing-mode="lr-tb"/>
      <style:text-properties fo:font-size="10pt" fo:font-style="italic" officeooo:rsid="00ec7637" officeooo:paragraph-rsid="00ec7637" style:font-size-asian="10pt" style:font-style-asian="italic" style:font-size-complex="10pt" style:font-style-complex="italic"/>
    </style:style>
    <style:style style:name="P15" style:family="paragraph" style:parent-style-name="Standard">
      <style:paragraph-properties fo:text-align="center" style:justify-single-word="false" style:writing-mode="lr-tb"/>
      <style:text-properties fo:font-size="10pt" fo:font-style="italic" officeooo:rsid="0126db77" officeooo:paragraph-rsid="0126db77" style:font-size-asian="10pt" style:font-style-asian="italic" style:font-size-complex="10pt" style:font-style-complex="italic"/>
    </style:style>
    <style:style style:name="P16" style:family="paragraph" style:parent-style-name="Standard">
      <style:paragraph-properties fo:text-align="center" style:justify-single-word="false" style:writing-mode="lr-tb"/>
      <style:text-properties fo:font-size="10pt" fo:font-style="italic" officeooo:rsid="01df33eb" officeooo:paragraph-rsid="01df33eb" style:font-size-asian="10pt" style:font-style-asian="italic" style:font-size-complex="10pt" style:font-style-complex="italic"/>
    </style:style>
    <style:style style:name="P17" style:family="paragraph" style:parent-style-name="Standard">
      <style:paragraph-properties fo:text-align="center" style:justify-single-word="false" style:writing-mode="lr-tb"/>
      <style:text-properties fo:font-size="10pt" fo:font-style="italic" officeooo:rsid="01e15d1f" officeooo:paragraph-rsid="01e15d1f" style:font-size-asian="10pt" style:font-style-asian="italic" style:font-size-complex="10pt" style:font-style-complex="italic"/>
    </style:style>
    <style:style style:name="P18" style:family="paragraph" style:parent-style-name="Standard">
      <style:paragraph-properties fo:text-align="center" style:justify-single-word="false" style:writing-mode="lr-tb"/>
      <style:text-properties fo:font-size="10pt" fo:font-style="italic" officeooo:rsid="01f176f2" officeooo:paragraph-rsid="01f176f2" style:font-size-asian="10pt" style:font-style-asian="italic" style:font-size-complex="10pt" style:font-style-complex="italic"/>
    </style:style>
    <style:style style:name="P19" style:family="paragraph" style:parent-style-name="Standard">
      <style:paragraph-properties fo:text-align="center" style:justify-single-word="false" style:writing-mode="lr-tb"/>
      <style:text-properties fo:font-size="10pt" fo:font-style="italic" officeooo:rsid="01f3344b" officeooo:paragraph-rsid="01f3344b" style:font-size-asian="10pt" style:font-style-asian="italic" style:font-size-complex="10pt" style:font-style-complex="italic"/>
    </style:style>
    <style:style style:name="P20" style:family="paragraph" style:parent-style-name="Standard">
      <style:paragraph-properties fo:text-align="center" style:justify-single-word="false" style:writing-mode="lr-tb"/>
      <style:text-properties fo:font-size="10pt" fo:font-style="italic" officeooo:rsid="01fc0fcd" officeooo:paragraph-rsid="01fc0fcd" style:font-size-asian="10pt" style:font-style-asian="italic" style:font-size-complex="10pt" style:font-style-complex="italic"/>
    </style:style>
    <style:style style:name="P21" style:family="paragraph" style:parent-style-name="Standard">
      <style:paragraph-properties fo:text-align="center" style:justify-single-word="false" style:writing-mode="lr-tb"/>
      <style:text-properties fo:font-size="10pt" fo:font-style="italic" officeooo:rsid="01fc0fcd" officeooo:paragraph-rsid="01f3344b" style:font-size-asian="10pt" style:font-style-asian="italic" style:font-size-complex="10pt" style:font-style-complex="italic"/>
    </style:style>
    <style:style style:name="P22" style:family="paragraph" style:parent-style-name="Standard">
      <style:paragraph-properties fo:text-align="center" style:justify-single-word="false" style:writing-mode="lr-tb"/>
      <style:text-properties fo:font-size="10pt" fo:font-style="italic" officeooo:rsid="01fdee3a" officeooo:paragraph-rsid="01fdee3a" style:font-size-asian="10pt" style:font-style-asian="italic" style:font-size-complex="10pt" style:font-style-complex="italic"/>
    </style:style>
    <style:style style:name="P23" style:family="paragraph" style:parent-style-name="Standard">
      <style:paragraph-properties style:writing-mode="lr-tb"/>
      <style:text-properties fo:font-size="10pt" fo:font-style="italic" officeooo:rsid="03953848" officeooo:paragraph-rsid="03953848" style:font-size-asian="10pt" style:font-style-asian="italic" style:font-size-complex="10pt" style:font-style-complex="italic"/>
    </style:style>
    <style:style style:name="P24" style:family="paragraph" style:parent-style-name="Standard">
      <style:paragraph-properties style:writing-mode="lr-tb"/>
      <style:text-properties fo:font-size="10pt" fo:font-style="italic" officeooo:rsid="03953848" officeooo:paragraph-rsid="042f0c33" style:font-size-asian="10pt" style:font-style-asian="italic" style:font-size-complex="10pt" style:font-style-complex="italic"/>
    </style:style>
    <style:style style:name="P25" style:family="paragraph" style:parent-style-name="Standard">
      <style:paragraph-properties style:writing-mode="lr-tb"/>
      <style:text-properties fo:font-size="10pt" fo:font-style="italic" officeooo:rsid="03a73145" officeooo:paragraph-rsid="03a73145" style:font-size-asian="10pt" style:font-style-asian="italic" style:font-size-complex="10pt" style:font-style-complex="italic"/>
    </style:style>
    <style:style style:name="P26" style:family="paragraph" style:parent-style-name="Standard">
      <style:paragraph-properties style:writing-mode="lr-tb"/>
      <style:text-properties fo:font-size="10pt" fo:font-style="italic" officeooo:rsid="03a8bff9" officeooo:paragraph-rsid="03a8bff9" style:font-size-asian="10pt" style:font-style-asian="italic" style:font-size-complex="10pt" style:font-style-complex="italic"/>
    </style:style>
    <style:style style:name="P27" style:family="paragraph" style:parent-style-name="Standard">
      <style:paragraph-properties style:writing-mode="lr-tb"/>
      <style:text-properties fo:font-size="10pt" fo:font-style="italic" officeooo:rsid="03ce3729" officeooo:paragraph-rsid="03ce3729" style:font-size-asian="10pt" style:font-style-asian="italic" style:font-size-complex="10pt" style:font-style-complex="italic"/>
    </style:style>
    <style:style style:name="P28" style:family="paragraph" style:parent-style-name="Standard">
      <style:paragraph-properties style:writing-mode="lr-tb"/>
      <style:text-properties fo:font-size="10pt" fo:font-style="italic" officeooo:rsid="04102931" officeooo:paragraph-rsid="04102931" style:font-size-asian="10pt" style:font-style-asian="italic" style:font-size-complex="10pt" style:font-style-complex="italic"/>
    </style:style>
    <style:style style:name="P29" style:family="paragraph" style:parent-style-name="Standard">
      <style:paragraph-properties style:writing-mode="lr-tb"/>
      <style:text-properties fo:font-size="10pt" fo:font-style="italic" officeooo:rsid="042f0c33" officeooo:paragraph-rsid="042f0c33" style:font-size-asian="10pt" style:font-style-asian="italic" style:font-size-complex="10pt" style:font-style-complex="italic"/>
    </style:style>
    <style:style style:name="P30" style:family="paragraph" style:parent-style-name="Standard">
      <style:paragraph-properties style:writing-mode="lr-tb"/>
      <style:text-properties fo:font-size="10pt" fo:font-style="italic" officeooo:rsid="043765bc" officeooo:paragraph-rsid="043765bc" style:font-size-asian="10pt" style:font-style-asian="italic" style:font-size-complex="10pt" style:font-style-complex="italic"/>
    </style:style>
    <style:style style:name="P31" style:family="paragraph" style:parent-style-name="Standard">
      <style:paragraph-properties style:writing-mode="lr-tb"/>
      <style:text-properties fo:font-size="10pt" fo:font-style="italic" officeooo:rsid="045c36c0" officeooo:paragraph-rsid="045c36c0" style:font-size-asian="10pt" style:font-style-asian="italic" style:font-size-complex="10pt" style:font-style-complex="italic"/>
    </style:style>
    <style:style style:name="P32" style:family="paragraph" style:parent-style-name="Standard">
      <style:paragraph-properties style:writing-mode="lr-tb"/>
      <style:text-properties fo:font-size="10pt" fo:font-style="italic" officeooo:rsid="03c64ecd" officeooo:paragraph-rsid="03aa6a1a" style:font-size-asian="10pt" style:font-style-asian="italic" style:font-size-complex="10pt" style:font-style-complex="italic"/>
    </style:style>
    <style:style style:name="P33" style:family="paragraph" style:parent-style-name="Standard">
      <style:paragraph-properties style:writing-mode="lr-tb"/>
      <style:text-properties fo:font-size="10pt" fo:font-style="italic" officeooo:rsid="0511ea6d" officeooo:paragraph-rsid="0511ea6d" style:font-size-asian="10pt" style:font-style-asian="italic" style:font-size-complex="10pt" style:font-style-complex="italic"/>
    </style:style>
    <style:style style:name="P34" style:family="paragraph" style:parent-style-name="Standard">
      <style:paragraph-properties style:writing-mode="lr-tb"/>
      <style:text-properties fo:font-size="10pt" fo:font-style="italic" officeooo:rsid="05151297" officeooo:paragraph-rsid="05151297" style:font-size-asian="10pt" style:font-style-asian="italic" style:font-size-complex="10pt" style:font-style-complex="italic"/>
    </style:style>
    <style:style style:name="P35" style:family="paragraph" style:parent-style-name="Standard">
      <style:paragraph-properties style:writing-mode="lr-tb"/>
      <style:text-properties fo:font-size="10pt" fo:font-style="italic" officeooo:rsid="05204043" officeooo:paragraph-rsid="05204043" style:font-size-asian="10pt" style:font-style-asian="italic" style:font-size-complex="10pt" style:font-style-complex="italic"/>
    </style:style>
    <style:style style:name="P36" style:family="paragraph" style:parent-style-name="Standard">
      <style:paragraph-properties style:writing-mode="lr-tb"/>
      <style:text-properties fo:font-size="10pt" fo:font-style="italic" officeooo:rsid="05b930f3" officeooo:paragraph-rsid="05b930f3" style:font-size-asian="10pt" style:font-style-asian="italic" style:font-size-complex="10pt" style:font-style-complex="italic"/>
    </style:style>
    <style:style style:name="P37" style:family="paragraph" style:parent-style-name="Standard">
      <style:paragraph-properties fo:text-align="justify" style:justify-single-word="false" style:writing-mode="lr-tb"/>
      <style:text-properties fo:font-size="10pt" officeooo:rsid="00503cc2" officeooo:paragraph-rsid="0050dd70" style:font-size-asian="8.75pt" style:font-size-complex="10pt"/>
    </style:style>
    <style:style style:name="P38" style:family="paragraph" style:parent-style-name="Standard">
      <style:paragraph-properties fo:text-align="justify" style:justify-single-word="false" style:writing-mode="lr-tb"/>
      <style:text-properties fo:font-size="10pt" officeooo:rsid="00503cc2" officeooo:paragraph-rsid="0053b1d1" style:font-size-asian="8.75pt" style:font-size-complex="10pt"/>
    </style:style>
    <style:style style:name="P39" style:family="paragraph" style:parent-style-name="Standard">
      <style:paragraph-properties fo:text-align="justify" style:justify-single-word="false" style:writing-mode="lr-tb"/>
      <style:text-properties fo:font-size="10pt" officeooo:rsid="00503cc2" officeooo:paragraph-rsid="016d60ed" style:font-size-asian="8.75pt" style:font-size-complex="10pt"/>
    </style:style>
    <style:style style:name="P40" style:family="paragraph" style:parent-style-name="Standard">
      <style:paragraph-properties fo:text-align="justify" style:justify-single-word="false" style:writing-mode="lr-tb"/>
      <style:text-properties fo:font-size="10pt" fo:font-weight="normal" officeooo:rsid="0031058d" officeooo:paragraph-rsid="012a0acd" style:font-size-asian="8.75pt" style:font-weight-asian="normal" style:font-size-complex="10pt" style:font-weight-complex="normal"/>
    </style:style>
    <style:style style:name="P41" style:family="paragraph" style:parent-style-name="Standard">
      <style:paragraph-properties fo:text-align="justify" style:justify-single-word="false" style:writing-mode="lr-tb"/>
      <style:text-properties fo:font-size="10pt" fo:font-weight="normal" officeooo:rsid="00b1f2d1" officeooo:paragraph-rsid="012a0acd" style:font-size-asian="8.75pt" style:font-weight-asian="normal" style:font-size-complex="10pt" style:font-weight-complex="normal"/>
    </style:style>
    <style:style style:name="P42" style:family="paragraph" style:parent-style-name="Standard">
      <style:paragraph-properties fo:text-align="justify" style:justify-single-word="false" style:writing-mode="lr-tb"/>
      <style:text-properties fo:font-size="10pt" fo:font-weight="bold" officeooo:rsid="031566d7" officeooo:paragraph-rsid="03953848" style:font-size-asian="10pt" style:font-weight-asian="bold" style:font-size-complex="10pt" style:font-weight-complex="bold"/>
    </style:style>
    <style:style style:name="P43" style:family="paragraph" style:parent-style-name="Standard">
      <style:paragraph-properties fo:text-align="justify" style:justify-single-word="false" style:writing-mode="lr-tb"/>
      <style:text-properties fo:font-size="10pt" fo:font-weight="bold" officeooo:rsid="031566d7" officeooo:paragraph-rsid="042f0c33" style:font-size-asian="10pt" style:font-weight-asian="bold" style:font-size-complex="10pt" style:font-weight-complex="bold"/>
    </style:style>
    <style:style style:name="P44" style:family="paragraph" style:parent-style-name="Standard">
      <style:paragraph-properties fo:text-align="justify" style:justify-single-word="false" style:writing-mode="lr-tb"/>
      <style:text-properties fo:font-size="10pt" fo:font-weight="bold" officeooo:rsid="0316dcb6" officeooo:paragraph-rsid="03953848" style:font-size-asian="10pt" style:font-weight-asian="bold" style:font-size-complex="10pt" style:font-weight-complex="bold"/>
    </style:style>
    <style:style style:name="P45" style:family="paragraph" style:parent-style-name="Standard">
      <style:paragraph-properties fo:text-align="justify" style:justify-single-word="false" style:writing-mode="lr-tb"/>
      <style:text-properties fo:font-size="10pt" fo:font-weight="bold" officeooo:rsid="0316dcb6" officeooo:paragraph-rsid="042f0c33" style:font-size-asian="10pt" style:font-weight-asian="bold" style:font-size-complex="10pt" style:font-weight-complex="bold"/>
    </style:style>
    <style:style style:name="P46"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fo:font-weight="bold" officeooo:rsid="03abf9a7" officeooo:paragraph-rsid="03abf9a7" style:font-size-asian="10pt" style:font-weight-asian="bold" style:font-size-complex="10pt" style:font-weight-complex="bold"/>
    </style:style>
    <style:style style:name="P47"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fo:font-weight="bold" officeooo:rsid="03b3871e" officeooo:paragraph-rsid="03abf9a7" style:font-size-asian="10pt" style:font-weight-asian="bold" style:font-size-complex="10pt" style:font-weight-complex="bold"/>
    </style:style>
    <style:style style:name="P48"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fo:font-weight="bold" officeooo:rsid="05204043" officeooo:paragraph-rsid="05204043" style:font-size-asian="10pt" style:font-weight-asian="bold" style:font-size-complex="10pt" style:font-weight-complex="bold"/>
    </style:style>
    <style:style style:name="P49"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fo:font-weight="bold" officeooo:rsid="05d8a057" officeooo:paragraph-rsid="05d8a057" style:font-size-asian="10pt" style:font-weight-asian="bold" style:font-size-complex="10pt" style:font-weight-complex="bold"/>
    </style:style>
    <style:style style:name="P50" style:family="paragraph" style:parent-style-name="Standard">
      <style:paragraph-properties fo:text-align="justify" style:justify-single-word="false" style:writing-mode="lr-tb">
        <style:tab-stops>
          <style:tab-stop style:position="0.8854in"/>
          <style:tab-stop style:position="1.7709in"/>
          <style:tab-stop style:position="2.6654in"/>
        </style:tab-stops>
      </style:paragraph-properties>
      <style:text-properties fo:font-size="10pt" fo:font-weight="bold" officeooo:rsid="05dbb294" officeooo:paragraph-rsid="05dbb294" style:font-size-asian="10pt" style:font-weight-asian="bold" style:font-size-complex="10pt" style:font-weight-complex="bold"/>
    </style:style>
    <style:style style:name="P51"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3abf9a7" officeooo:paragraph-rsid="03abf9a7" style:font-size-asian="10pt" style:font-size-complex="10pt"/>
    </style:style>
    <style:style style:name="P52"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3abf9a7" officeooo:paragraph-rsid="050fd435" style:font-size-asian="10pt" style:font-size-complex="10pt"/>
    </style:style>
    <style:style style:name="P53"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3b3871e" officeooo:paragraph-rsid="050fd435" style:font-size-asian="10pt" style:font-size-complex="10pt"/>
    </style:style>
    <style:style style:name="P54"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3b8cde8" officeooo:paragraph-rsid="03b8cde8" style:font-size-asian="10pt" style:font-size-complex="10pt"/>
    </style:style>
    <style:style style:name="P55"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3c52c74" officeooo:paragraph-rsid="03c52c74" style:font-size-asian="10pt" style:font-size-complex="10pt"/>
    </style:style>
    <style:style style:name="P56"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3d0d997" officeooo:paragraph-rsid="03d0d997" style:font-size-asian="10pt" style:font-size-complex="10pt"/>
    </style:style>
    <style:style style:name="P57"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4a8b785" officeooo:paragraph-rsid="04a8b785" style:font-size-asian="10pt" style:font-size-complex="10pt"/>
    </style:style>
    <style:style style:name="P58"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50fd435" officeooo:paragraph-rsid="050fd435" style:font-size-asian="10pt" style:font-size-complex="10pt"/>
    </style:style>
    <style:style style:name="P59"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50fd435" officeooo:paragraph-rsid="03abf9a7" style:font-size-asian="10pt" style:font-size-complex="10pt"/>
    </style:style>
    <style:style style:name="P60"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577eeea" officeooo:paragraph-rsid="0577eeea" style:font-size-asian="10pt" style:font-size-complex="10pt"/>
    </style:style>
    <style:style style:name="P61"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5d8a057" officeooo:paragraph-rsid="05d8a057" style:font-size-asian="10pt" style:font-size-complex="10pt"/>
    </style:style>
    <style:style style:name="P62" style:family="paragraph" style:parent-style-name="Standard">
      <style:paragraph-properties fo:text-align="justify" style:justify-single-word="false" style:writing-mode="lr-tb">
        <style:tab-stops>
          <style:tab-stop style:position="0.5035in"/>
          <style:tab-stop style:position="2.3783in"/>
          <style:tab-stop style:position="2.9339in"/>
          <style:tab-stop style:position="3.6283in"/>
        </style:tab-stops>
      </style:paragraph-properties>
      <style:text-properties fo:font-size="10pt" officeooo:rsid="03b548c1" officeooo:paragraph-rsid="03b3871e" style:font-size-asian="10pt" style:font-size-complex="10pt"/>
    </style:style>
    <style:style style:name="P63" style:family="paragraph" style:parent-style-name="Standard">
      <style:paragraph-properties fo:text-align="justify" style:justify-single-word="false" style:writing-mode="lr-tb">
        <style:tab-stops>
          <style:tab-stop style:position="0.8854in"/>
          <style:tab-stop style:position="1.7709in"/>
          <style:tab-stop style:position="2.6654in"/>
        </style:tab-stops>
      </style:paragraph-properties>
      <style:text-properties fo:font-size="10pt" officeooo:rsid="05dbb294" officeooo:paragraph-rsid="05dbb294" style:font-size-asian="10pt" style:font-size-complex="10pt"/>
    </style:style>
    <style:style style:name="P64" style:family="paragraph" style:parent-style-name="Standard">
      <style:paragraph-properties fo:text-align="justify" style:justify-single-word="false" style:writing-mode="lr-tb"/>
      <style:text-properties officeooo:rsid="001e727e" officeooo:paragraph-rsid="012a0acd"/>
    </style:style>
    <style:style style:name="P65" style:family="paragraph" style:parent-style-name="Standard">
      <style:paragraph-properties fo:text-align="justify" style:justify-single-word="false" style:writing-mode="lr-tb"/>
      <style:text-properties fo:font-weight="normal" officeooo:rsid="00e6d87f" officeooo:paragraph-rsid="012a0acd" style:font-weight-asian="normal" style:font-weight-complex="normal"/>
    </style:style>
    <style:style style:name="P66" style:family="paragraph" style:parent-style-name="Standard">
      <style:paragraph-properties fo:text-align="justify" style:justify-single-word="false" style:writing-mode="lr-tb"/>
      <style:text-properties officeooo:rsid="01323fb6" officeooo:paragraph-rsid="01beaae1"/>
    </style:style>
    <style:style style:name="P67" style:family="paragraph" style:parent-style-name="Standard">
      <style:paragraph-properties fo:text-align="justify" style:justify-single-word="false" style:writing-mode="lr-tb"/>
      <style:text-properties officeooo:rsid="01323fb6" officeooo:paragraph-rsid="05d24584"/>
    </style:style>
    <style:style style:name="P68" style:family="paragraph" style:parent-style-name="Standard">
      <style:paragraph-properties fo:text-align="justify" style:justify-single-word="false" style:writing-mode="lr-tb"/>
      <style:text-properties officeooo:rsid="01351df6" officeooo:paragraph-rsid="0136c18a"/>
    </style:style>
    <style:style style:name="P69" style:family="paragraph" style:parent-style-name="Standard">
      <style:paragraph-properties fo:text-align="justify" style:justify-single-word="false" style:writing-mode="lr-tb"/>
      <style:text-properties officeooo:rsid="005200d1" officeooo:paragraph-rsid="0053b1d1"/>
    </style:style>
    <style:style style:name="P70" style:family="paragraph" style:parent-style-name="Standard">
      <style:paragraph-properties fo:text-align="justify" style:justify-single-word="false" style:writing-mode="lr-tb"/>
      <style:text-properties officeooo:rsid="00503cc2" officeooo:paragraph-rsid="018378b8"/>
    </style:style>
    <style:style style:name="P71" style:family="paragraph" style:parent-style-name="Standard">
      <style:paragraph-properties fo:text-align="justify" style:justify-single-word="false" style:writing-mode="lr-tb"/>
      <style:text-properties officeooo:rsid="011dfa89" officeooo:paragraph-rsid="018378b8"/>
    </style:style>
    <style:style style:name="P72" style:family="paragraph" style:parent-style-name="Standard">
      <style:paragraph-properties fo:text-align="justify" style:justify-single-word="false" style:writing-mode="lr-tb"/>
      <style:text-properties officeooo:rsid="00d22423" officeooo:paragraph-rsid="02065ad7"/>
    </style:style>
    <style:style style:name="P73" style:family="paragraph" style:parent-style-name="Standard">
      <style:paragraph-properties fo:text-align="justify" style:justify-single-word="false" style:writing-mode="lr-tb"/>
      <style:text-properties officeooo:rsid="0133e4af" officeooo:paragraph-rsid="01f98cfa"/>
    </style:style>
    <style:style style:name="P74" style:family="paragraph" style:parent-style-name="Standard">
      <style:paragraph-properties fo:text-align="justify" style:justify-single-word="false" style:writing-mode="lr-tb"/>
      <style:text-properties officeooo:rsid="01373a13" officeooo:paragraph-rsid="01f98cfa"/>
    </style:style>
    <style:style style:name="P75" style:family="paragraph" style:parent-style-name="Standard">
      <style:paragraph-properties fo:text-align="justify" style:justify-single-word="false" style:writing-mode="lr-tb"/>
      <style:text-properties officeooo:rsid="01373a13" officeooo:paragraph-rsid="021f459c"/>
    </style:style>
    <style:style style:name="P76" style:family="paragraph" style:parent-style-name="Standard">
      <style:paragraph-properties fo:text-align="justify" style:justify-single-word="false" style:writing-mode="lr-tb"/>
      <style:text-properties officeooo:rsid="0053b1d1" officeooo:paragraph-rsid="02065ad7"/>
    </style:style>
    <style:style style:name="P77" style:family="paragraph" style:parent-style-name="Standard">
      <style:paragraph-properties fo:text-align="justify" style:justify-single-word="false" style:writing-mode="lr-tb"/>
      <style:text-properties fo:font-size="8pt" officeooo:rsid="0020d5fb" officeooo:paragraph-rsid="0020d5fb" style:font-size-asian="7pt" style:font-size-complex="8pt"/>
    </style:style>
    <style:style style:name="P78" style:family="paragraph" style:parent-style-name="Standard">
      <style:paragraph-properties fo:text-align="justify" style:justify-single-word="false" style:writing-mode="lr-tb"/>
      <style:text-properties fo:font-size="8pt" officeooo:rsid="0026715e" officeooo:paragraph-rsid="0026715e" style:font-size-asian="7pt" style:font-size-complex="8pt"/>
    </style:style>
    <style:style style:name="P79" style:family="paragraph" style:parent-style-name="Standard">
      <style:paragraph-properties fo:text-align="justify" style:justify-single-word="false" style:writing-mode="lr-tb"/>
      <style:text-properties fo:font-size="8pt" officeooo:rsid="004f4ddf" officeooo:paragraph-rsid="01e9aed3" style:font-size-asian="7pt" style:font-size-complex="8pt"/>
    </style:style>
    <style:style style:name="P80" style:family="paragraph" style:parent-style-name="Standard">
      <style:paragraph-properties fo:text-align="justify" style:justify-single-word="false" style:writing-mode="lr-tb"/>
      <style:text-properties fo:font-size="8pt" officeooo:rsid="018378b8" officeooo:paragraph-rsid="018378b8" style:font-size-asian="7pt" style:font-size-complex="8pt"/>
    </style:style>
    <style:style style:name="P81" style:family="paragraph" style:parent-style-name="Standard">
      <style:paragraph-properties fo:text-align="justify" style:justify-single-word="false" style:writing-mode="lr-tb"/>
      <style:text-properties fo:font-size="8pt" fo:font-style="normal" officeooo:rsid="011dfa89" officeooo:paragraph-rsid="0171b940" style:font-size-asian="7pt" style:font-style-asian="normal" style:font-size-complex="8pt" style:font-style-complex="normal"/>
    </style:style>
    <style:style style:name="P82" style:family="paragraph" style:parent-style-name="Standard">
      <style:paragraph-properties fo:text-align="justify" style:justify-single-word="false" style:writing-mode="lr-tb"/>
      <style:text-properties officeooo:rsid="006c929b" officeooo:paragraph-rsid="0190d2bc"/>
    </style:style>
    <style:style style:name="P83" style:family="paragraph" style:parent-style-name="Standard">
      <style:paragraph-properties fo:text-align="justify" style:justify-single-word="false" style:writing-mode="lr-tb"/>
      <style:text-properties fo:font-size="9pt" fo:font-style="italic" officeooo:rsid="001fe902" officeooo:paragraph-rsid="002e9251" style:font-size-asian="9pt" style:font-style-asian="italic" style:font-size-complex="9pt" style:font-style-complex="italic"/>
    </style:style>
    <style:style style:name="P84" style:family="paragraph" style:parent-style-name="Standard">
      <style:paragraph-properties fo:text-align="center" style:justify-single-word="false" style:writing-mode="lr-tb"/>
      <style:text-properties fo:font-size="9pt" fo:font-weight="bold" officeooo:rsid="00243d06" officeooo:paragraph-rsid="00243d06" style:font-size-asian="9pt" style:font-weight-asian="bold" style:font-size-complex="9pt" style:font-weight-complex="bold"/>
    </style:style>
    <style:style style:name="P85" style:family="paragraph" style:parent-style-name="Standard">
      <style:paragraph-properties fo:text-align="center" style:justify-single-word="false" style:writing-mode="lr-tb"/>
      <style:text-properties fo:font-size="9pt" fo:font-weight="bold" officeooo:rsid="00243d06" officeooo:paragraph-rsid="00eaa70d" style:font-size-asian="9pt" style:font-weight-asian="bold" style:font-size-complex="9pt" style:font-weight-complex="bold"/>
    </style:style>
    <style:style style:name="P86" style:family="paragraph" style:parent-style-name="Standard">
      <style:paragraph-properties fo:text-align="center" style:justify-single-word="false" style:writing-mode="lr-tb"/>
      <style:text-properties fo:font-size="9pt" fo:font-weight="bold" officeooo:rsid="00243d06" officeooo:paragraph-rsid="04ecc799" style:font-size-asian="9pt" style:font-weight-asian="bold" style:font-size-complex="9pt" style:font-weight-complex="bold"/>
    </style:style>
    <style:style style:name="P87" style:family="paragraph" style:parent-style-name="Standard">
      <style:paragraph-properties fo:text-align="justify" style:justify-single-word="false" style:writing-mode="lr-tb"/>
      <style:text-properties fo:font-size="9pt" fo:font-weight="bold" officeooo:rsid="00243d06" officeooo:paragraph-rsid="00243d06" style:font-size-asian="9pt" style:font-weight-asian="bold" style:font-size-complex="9pt" style:font-weight-complex="bold"/>
    </style:style>
    <style:style style:name="P88" style:family="paragraph" style:parent-style-name="Standard">
      <style:paragraph-properties fo:text-align="justify" style:justify-single-word="false" style:writing-mode="lr-tb"/>
      <style:text-properties fo:font-size="9pt" fo:font-weight="bold" officeooo:rsid="00243d06" officeooo:paragraph-rsid="00eaa70d" style:font-size-asian="9pt" style:font-weight-asian="bold" style:font-size-complex="9pt" style:font-weight-complex="bold"/>
    </style:style>
    <style:style style:name="P89" style:family="paragraph" style:parent-style-name="Standard">
      <style:paragraph-properties fo:text-align="start" style:justify-single-word="false" style:writing-mode="lr-tb"/>
      <style:text-properties fo:font-size="9pt" fo:font-weight="bold" officeooo:rsid="00243d06" officeooo:paragraph-rsid="00243d06" style:font-size-asian="9pt" style:font-weight-asian="bold" style:font-size-complex="9pt" style:font-weight-complex="bold"/>
    </style:style>
    <style:style style:name="P90" style:family="paragraph" style:parent-style-name="Standard">
      <style:paragraph-properties fo:text-align="start" style:justify-single-word="false" style:writing-mode="lr-tb"/>
      <style:text-properties fo:font-size="9pt" fo:font-weight="bold" officeooo:rsid="00243d06" officeooo:paragraph-rsid="00eaa70d" style:font-size-asian="9pt" style:font-weight-asian="bold" style:font-size-complex="9pt" style:font-weight-complex="bold"/>
    </style:style>
    <style:style style:name="P91" style:family="paragraph" style:parent-style-name="Standard">
      <style:paragraph-properties fo:text-align="start" style:justify-single-word="false" style:writing-mode="lr-tb"/>
      <style:text-properties fo:font-size="9pt" fo:font-weight="bold" officeooo:rsid="015d1e33" officeooo:paragraph-rsid="015d1e33" style:font-size-asian="9pt" style:font-weight-asian="bold" style:font-size-complex="9pt" style:font-weight-complex="bold"/>
    </style:style>
    <style:style style:name="P92" style:family="paragraph" style:parent-style-name="Standard">
      <style:paragraph-properties fo:text-align="start" style:justify-single-word="false" style:writing-mode="lr-tb"/>
      <style:text-properties fo:font-size="9pt" fo:font-weight="bold" officeooo:rsid="015fb856" officeooo:paragraph-rsid="015fb856" style:font-size-asian="9pt" style:font-weight-asian="bold" style:font-size-complex="9pt" style:font-weight-complex="bold"/>
    </style:style>
    <style:style style:name="P93" style:family="paragraph" style:parent-style-name="Standard">
      <style:paragraph-properties fo:text-align="center" style:justify-single-word="false" style:writing-mode="lr-tb"/>
      <style:text-properties fo:font-size="9pt" fo:font-weight="bold" officeooo:rsid="028af30a" officeooo:paragraph-rsid="028af30a" style:font-size-asian="9pt" style:font-weight-asian="bold" style:font-size-complex="9pt" style:font-weight-complex="bold"/>
    </style:style>
    <style:style style:name="P94" style:family="paragraph" style:parent-style-name="Standard">
      <style:paragraph-properties fo:text-align="center" style:justify-single-word="false" style:writing-mode="lr-tb"/>
      <style:text-properties fo:font-size="9pt" fo:font-weight="bold" officeooo:rsid="028c5d5a" officeooo:paragraph-rsid="028c5d5a" style:font-size-asian="9pt" style:font-weight-asian="bold" style:font-size-complex="9pt" style:font-weight-complex="bold"/>
    </style:style>
    <style:style style:name="P95" style:family="paragraph" style:parent-style-name="Standard">
      <style:paragraph-properties fo:text-align="center" style:justify-single-word="false" style:writing-mode="lr-tb"/>
      <style:text-properties fo:font-size="9pt" officeooo:rsid="00243d06" officeooo:paragraph-rsid="00243d06" style:font-size-asian="9pt" style:font-size-complex="9pt"/>
    </style:style>
    <style:style style:name="P96" style:family="paragraph" style:parent-style-name="Standard">
      <style:paragraph-properties fo:text-align="center" style:justify-single-word="false" style:writing-mode="lr-tb"/>
      <style:text-properties fo:font-size="9pt" officeooo:rsid="0122b6be" officeooo:paragraph-rsid="0122b6be" style:font-size-asian="9pt" style:font-size-complex="9pt"/>
    </style:style>
    <style:style style:name="P97" style:family="paragraph" style:parent-style-name="Standard">
      <style:paragraph-properties fo:text-align="center" style:justify-single-word="false" style:writing-mode="lr-tb"/>
      <style:text-properties fo:font-size="9pt" officeooo:rsid="02e3611f" officeooo:paragraph-rsid="02e3611f" style:font-size-asian="9pt" style:font-size-complex="9pt"/>
    </style:style>
    <style:style style:name="P98" style:family="paragraph" style:parent-style-name="Standard">
      <style:paragraph-properties fo:text-align="justify" style:justify-single-word="false" style:writing-mode="lr-tb"/>
      <style:text-properties fo:font-size="9pt" officeooo:rsid="001fe902" officeooo:paragraph-rsid="00eaa70d" style:font-size-asian="9pt" style:font-size-complex="9pt"/>
    </style:style>
    <style:style style:name="P99" style:family="paragraph" style:parent-style-name="Standard">
      <style:paragraph-properties fo:text-align="justify" style:justify-single-word="false" style:writing-mode="lr-tb"/>
      <style:text-properties fo:font-size="6pt" officeooo:rsid="004f4ddf" officeooo:paragraph-rsid="018378b8" style:font-size-asian="5.25pt" style:font-size-complex="6pt"/>
    </style:style>
    <style:style style:name="P100" style:family="paragraph" style:parent-style-name="Standard">
      <style:paragraph-properties fo:text-align="justify" style:justify-single-word="false" style:writing-mode="lr-tb"/>
      <style:text-properties fo:font-size="6pt" officeooo:rsid="004f4ddf" officeooo:paragraph-rsid="0050dd70" style:font-size-asian="5.25pt" style:font-size-complex="6pt"/>
    </style:style>
    <style:style style:name="P101" style:family="paragraph" style:parent-style-name="Standard">
      <style:paragraph-properties fo:text-align="justify" style:justify-single-word="false" style:writing-mode="lr-tb"/>
      <style:text-properties fo:font-size="6pt" officeooo:rsid="007efa1e" officeooo:paragraph-rsid="007efa1e" style:font-size-asian="5.25pt" style:font-size-complex="6pt"/>
    </style:style>
    <style:style style:name="P102" style:family="paragraph" style:parent-style-name="Standard">
      <style:paragraph-properties fo:text-align="justify" style:justify-single-word="false" style:writing-mode="lr-tb"/>
      <style:text-properties fo:font-size="6pt" officeooo:rsid="007efa1e" officeooo:paragraph-rsid="00ec7637" style:font-size-asian="5.25pt" style:font-size-complex="6pt"/>
    </style:style>
    <style:style style:name="P103" style:family="paragraph" style:parent-style-name="Standard">
      <style:paragraph-properties fo:text-align="justify" style:justify-single-word="false" style:writing-mode="lr-tb"/>
      <style:text-properties fo:font-size="6pt" officeooo:rsid="0026715e" officeooo:paragraph-rsid="00ec7637" style:font-size-asian="5.25pt" style:font-size-complex="6pt"/>
    </style:style>
    <style:style style:name="P104" style:family="paragraph" style:parent-style-name="Standard">
      <style:paragraph-properties fo:text-align="justify" style:justify-single-word="false" style:writing-mode="lr-tb"/>
      <style:text-properties fo:font-size="6pt" officeooo:paragraph-rsid="02ea227a" style:font-size-asian="5.25pt" style:font-size-complex="6pt"/>
    </style:style>
    <style:style style:name="P105" style:family="paragraph" style:parent-style-name="Standard">
      <style:paragraph-properties fo:text-align="justify" style:justify-single-word="false" style:writing-mode="lr-tb"/>
      <style:text-properties fo:font-size="6pt" officeooo:rsid="01beaae1" officeooo:paragraph-rsid="01beaae1" style:font-size-asian="5.25pt" style:font-size-complex="6pt"/>
    </style:style>
    <style:style style:name="P106" style:family="paragraph" style:parent-style-name="Standard">
      <style:paragraph-properties fo:text-align="justify" style:justify-single-word="false" style:writing-mode="lr-tb"/>
      <style:text-properties officeooo:rsid="002e9251" officeooo:paragraph-rsid="028712c6"/>
    </style:style>
    <style:style style:name="P107" style:family="paragraph" style:parent-style-name="Standard">
      <style:paragraph-properties fo:text-align="justify" style:justify-single-word="false" style:writing-mode="lr-tb"/>
      <style:text-properties officeooo:rsid="00243d06" officeooo:paragraph-rsid="007a4cd9"/>
    </style:style>
    <style:style style:name="P108" style:family="paragraph" style:parent-style-name="Standard">
      <style:paragraph-properties fo:text-align="justify" style:justify-single-word="false" style:writing-mode="lr-tb"/>
      <style:text-properties officeooo:rsid="00243d06" officeooo:paragraph-rsid="02cf20c1"/>
    </style:style>
    <style:style style:name="P109" style:family="paragraph" style:parent-style-name="Standard">
      <style:paragraph-properties fo:text-align="justify" style:justify-single-word="false" style:writing-mode="lr-tb"/>
      <style:text-properties officeooo:rsid="02952d4d" officeooo:paragraph-rsid="02952d4d"/>
    </style:style>
    <style:style style:name="P110" style:family="paragraph" style:parent-style-name="Standard">
      <style:paragraph-properties fo:text-align="justify" style:justify-single-word="false" style:writing-mode="lr-tb"/>
      <style:text-properties officeooo:paragraph-rsid="02ea227a"/>
    </style:style>
    <style:style style:name="P111" style:family="paragraph" style:parent-style-name="Standard">
      <style:paragraph-properties fo:text-align="justify" style:justify-single-word="false" style:writing-mode="lr-tb"/>
      <style:text-properties officeooo:rsid="02d4676d" officeooo:paragraph-rsid="03953848"/>
    </style:style>
    <style:style style:name="P112" style:family="paragraph" style:parent-style-name="Standard">
      <style:paragraph-properties fo:text-align="justify" style:justify-single-word="false" style:writing-mode="lr-tb"/>
      <style:text-properties officeooo:rsid="02d4676d" officeooo:paragraph-rsid="042f0c33"/>
    </style:style>
    <style:style style:name="P113" style:family="paragraph" style:parent-style-name="Standard">
      <style:paragraph-properties fo:text-align="justify" style:justify-single-word="false" style:writing-mode="lr-tb">
        <style:tab-stops>
          <style:tab-stop style:position="0.8854in"/>
          <style:tab-stop style:position="1.7709in"/>
          <style:tab-stop style:position="2.6654in"/>
        </style:tab-stops>
      </style:paragraph-properties>
      <style:text-properties officeooo:rsid="02d4676d" officeooo:paragraph-rsid="03953848"/>
    </style:style>
    <style:style style:name="P114" style:family="paragraph" style:parent-style-name="Standard">
      <style:paragraph-properties fo:text-align="justify" style:justify-single-word="false" style:writing-mode="lr-tb"/>
      <style:text-properties officeooo:rsid="03b3871e" officeooo:paragraph-rsid="03b3871e"/>
    </style:style>
    <style:style style:name="P115" style:family="paragraph" style:parent-style-name="Standard">
      <style:paragraph-properties fo:text-align="justify" style:justify-single-word="false" style:writing-mode="lr-tb">
        <style:tab-stops>
          <style:tab-stop style:position="0.8854in"/>
          <style:tab-stop style:position="1.7709in"/>
          <style:tab-stop style:position="2.6654in"/>
        </style:tab-stops>
      </style:paragraph-properties>
      <style:text-properties officeooo:rsid="03b70693" officeooo:paragraph-rsid="03b70693"/>
    </style:style>
    <style:style style:name="P116" style:family="paragraph" style:parent-style-name="Standard">
      <style:paragraph-properties fo:text-align="justify" style:justify-single-word="false" style:writing-mode="lr-tb">
        <style:tab-stops>
          <style:tab-stop style:position="0.8854in"/>
          <style:tab-stop style:position="1.7709in"/>
          <style:tab-stop style:position="2.6654in"/>
        </style:tab-stops>
      </style:paragraph-properties>
      <style:text-properties officeooo:rsid="03ba49a1" officeooo:paragraph-rsid="03b70693"/>
    </style:style>
    <style:style style:name="P117" style:family="paragraph" style:parent-style-name="Standard">
      <style:paragraph-properties fo:text-align="center" style:justify-single-word="false" style:writing-mode="lr-tb"/>
      <style:text-properties fo:font-weight="bold" officeooo:rsid="0042ff53" officeooo:paragraph-rsid="01756fae" style:font-weight-asian="bold" style:font-weight-complex="bold"/>
    </style:style>
    <style:style style:name="P118" style:family="paragraph" style:parent-style-name="Standard">
      <style:paragraph-properties fo:text-align="center" style:justify-single-word="false" style:writing-mode="lr-tb"/>
      <style:text-properties fo:font-weight="bold" officeooo:rsid="001e727e" officeooo:paragraph-rsid="01756fae" style:font-weight-asian="bold" style:font-weight-complex="bold"/>
    </style:style>
    <style:style style:name="P119" style:family="paragraph" style:parent-style-name="Standard">
      <style:paragraph-properties fo:text-align="justify" style:justify-single-word="false" style:writing-mode="lr-tb"/>
      <style:text-properties officeooo:rsid="00449ed9" officeooo:paragraph-rsid="02b89640"/>
    </style:style>
    <style:style style:name="P120" style:family="paragraph" style:parent-style-name="Standard">
      <style:paragraph-properties fo:text-align="justify" style:justify-single-word="false" style:writing-mode="lr-tb"/>
      <style:text-properties officeooo:rsid="0030167c" officeooo:paragraph-rsid="02b89640"/>
    </style:style>
    <style:style style:name="P121" style:family="paragraph" style:parent-style-name="Standard">
      <style:paragraph-properties fo:text-align="justify" style:justify-single-word="false" style:writing-mode="lr-tb"/>
      <style:text-properties fo:font-style="normal" officeooo:rsid="0380613a" officeooo:paragraph-rsid="04dcaeb7" style:font-style-asian="normal" style:font-style-complex="normal"/>
    </style:style>
    <style:style style:name="P122" style:family="paragraph" style:parent-style-name="Standard">
      <style:paragraph-properties fo:text-align="justify" style:justify-single-word="false" style:writing-mode="lr-tb"/>
      <style:text-properties fo:font-style="normal" officeooo:rsid="0380613a" officeooo:paragraph-rsid="052fd4e5" style:font-style-asian="normal" style:font-style-complex="normal"/>
    </style:style>
    <style:style style:name="P123" style:family="paragraph" style:parent-style-name="Standard">
      <style:paragraph-properties fo:text-align="justify" style:justify-single-word="false" style:writing-mode="lr-tb"/>
      <style:text-properties fo:font-style="normal" officeooo:rsid="02220f9e" officeooo:paragraph-rsid="02ea227a" style:font-style-asian="normal" style:font-style-complex="normal"/>
    </style:style>
    <style:style style:name="P124" style:family="paragraph" style:parent-style-name="Standard">
      <style:paragraph-properties fo:text-align="justify" style:justify-single-word="false" style:writing-mode="lr-tb"/>
      <style:text-properties fo:font-style="normal" officeooo:rsid="02220f9e" officeooo:paragraph-rsid="04cfac7d" style:font-style-asian="normal" style:font-style-complex="normal"/>
    </style:style>
    <style:style style:name="P125" style:family="paragraph" style:parent-style-name="Standard">
      <style:paragraph-properties fo:text-align="justify" style:justify-single-word="false" style:writing-mode="lr-tb"/>
      <style:text-properties fo:font-style="normal" officeooo:rsid="039b5b4a" officeooo:paragraph-rsid="04cfac7d" style:font-style-asian="normal" style:font-style-complex="normal"/>
    </style:style>
    <style:style style:name="P126" style:family="paragraph" style:parent-style-name="Standard">
      <style:paragraph-properties fo:text-align="justify" style:justify-single-word="false" style:writing-mode="lr-tb"/>
      <style:text-properties officeooo:rsid="042984f9" officeooo:paragraph-rsid="042984f9"/>
    </style:style>
    <style:style style:name="P127" style:family="paragraph" style:parent-style-name="Standard">
      <style:paragraph-properties fo:text-align="justify" style:justify-single-word="false" style:writing-mode="lr-tb"/>
      <style:text-properties officeooo:rsid="042984f9" officeooo:paragraph-rsid="03953848"/>
    </style:style>
    <style:style style:name="P128" style:family="paragraph" style:parent-style-name="Standard">
      <style:paragraph-properties fo:text-align="justify" style:justify-single-word="false" style:writing-mode="lr-tb"/>
      <style:text-properties officeooo:rsid="03953848" officeooo:paragraph-rsid="03953848"/>
    </style:style>
    <style:style style:name="P129" style:family="paragraph" style:parent-style-name="Standard">
      <style:paragraph-properties fo:text-align="justify" style:justify-single-word="false" style:writing-mode="lr-tb"/>
      <style:text-properties officeooo:rsid="0062b522" officeooo:paragraph-rsid="04cfac7d"/>
    </style:style>
    <style:style style:name="P130" style:family="paragraph" style:parent-style-name="Standard">
      <style:paragraph-properties fo:text-align="justify" style:justify-single-word="false" style:writing-mode="lr-tb"/>
      <style:text-properties fo:font-size="12pt" fo:font-style="normal" style:text-underline-style="none" officeooo:rsid="052810a4" officeooo:paragraph-rsid="05239089" style:font-size-asian="12pt" style:font-style-asian="normal" style:font-size-complex="12pt" style:font-style-complex="normal"/>
    </style:style>
    <style:style style:name="P131" style:family="paragraph" style:parent-style-name="Standard">
      <style:paragraph-properties fo:text-align="justify" style:justify-single-word="false" style:writing-mode="lr-tb"/>
      <style:text-properties fo:font-size="12pt" fo:font-style="normal" style:text-underline-style="none" officeooo:rsid="052810a4" officeooo:paragraph-rsid="052810a4" style:font-size-asian="12pt" style:font-style-asian="normal" style:font-size-complex="12pt" style:font-style-complex="normal"/>
    </style:style>
    <style:style style:name="P132" style:family="paragraph" style:parent-style-name="Standard">
      <style:paragraph-properties fo:text-align="justify" style:justify-single-word="false" style:writing-mode="lr-tb"/>
      <style:text-properties fo:font-size="12pt" fo:font-style="normal" style:text-underline-style="none" officeooo:rsid="052810a4" officeooo:paragraph-rsid="0540fbc1" style:font-size-asian="12pt" style:font-style-asian="normal" style:font-size-complex="12pt" style:font-style-complex="normal"/>
    </style:style>
    <style:style style:name="P133" style:family="paragraph" style:parent-style-name="Standard">
      <style:paragraph-properties fo:text-align="justify" style:justify-single-word="false" style:writing-mode="lr-tb"/>
      <style:text-properties fo:font-size="12pt" fo:font-style="normal" style:text-underline-style="none" officeooo:rsid="03a2950f" officeooo:paragraph-rsid="05239089" style:font-size-asian="12pt" style:font-style-asian="normal" style:font-size-complex="12pt" style:font-style-complex="normal"/>
    </style:style>
    <style:style style:name="P134" style:family="paragraph" style:parent-style-name="Standard">
      <style:paragraph-properties fo:text-align="justify" style:justify-single-word="false" style:writing-mode="lr-tb"/>
      <style:text-properties fo:font-size="12pt" fo:font-style="normal" style:text-underline-style="none" officeooo:rsid="03a2950f" officeooo:paragraph-rsid="0533c245" style:font-size-asian="12pt" style:font-style-asian="normal" style:font-size-complex="12pt" style:font-style-complex="normal"/>
    </style:style>
    <style:style style:name="P135" style:family="paragraph" style:parent-style-name="Standard">
      <style:paragraph-properties fo:text-align="justify" style:justify-single-word="false" style:writing-mode="lr-tb"/>
      <style:text-properties fo:font-size="12pt" fo:font-style="normal" style:text-underline-style="none" officeooo:rsid="0533c245" officeooo:paragraph-rsid="0533c245" style:font-size-asian="12pt" style:font-style-asian="normal" style:font-size-complex="12pt" style:font-style-complex="normal"/>
    </style:style>
    <style:style style:name="P136" style:family="paragraph" style:parent-style-name="Standard">
      <style:paragraph-properties fo:text-align="justify" style:justify-single-word="false" style:writing-mode="lr-tb"/>
      <style:text-properties fo:font-size="12pt" fo:font-style="normal" style:text-underline-style="none" officeooo:rsid="0533c245" officeooo:paragraph-rsid="0561b8bf" style:font-size-asian="12pt" style:font-style-asian="normal" style:font-size-complex="12pt" style:font-style-complex="normal"/>
    </style:style>
    <style:style style:name="P137" style:family="paragraph" style:parent-style-name="Standard">
      <style:paragraph-properties fo:text-align="justify" style:justify-single-word="false" style:writing-mode="lr-tb"/>
      <style:text-properties fo:font-size="12pt" fo:font-style="normal" style:text-underline-style="none" officeooo:rsid="0533c245" officeooo:paragraph-rsid="0565814e" style:font-size-asian="12pt" style:font-style-asian="normal" style:font-size-complex="12pt" style:font-style-complex="normal"/>
    </style:style>
    <style:style style:name="P138" style:family="paragraph" style:parent-style-name="Standard">
      <style:paragraph-properties fo:text-align="justify" style:justify-single-word="false" style:writing-mode="lr-tb"/>
      <style:text-properties fo:font-size="12pt" fo:font-style="normal" style:text-underline-style="none" officeooo:rsid="0533c245" officeooo:paragraph-rsid="0566744a" style:font-size-asian="12pt" style:font-style-asian="normal" style:font-size-complex="12pt" style:font-style-complex="normal"/>
    </style:style>
    <style:style style:name="P139" style:family="paragraph" style:parent-style-name="Standard">
      <style:paragraph-properties fo:text-align="justify" style:justify-single-word="false" style:writing-mode="lr-tb"/>
      <style:text-properties fo:font-size="12pt" fo:font-style="normal" style:text-underline-style="none" officeooo:rsid="0533c245" officeooo:paragraph-rsid="056a2a02" style:font-size-asian="12pt" style:font-style-asian="normal" style:font-size-complex="12pt" style:font-style-complex="normal"/>
    </style:style>
    <style:style style:name="P140" style:family="paragraph" style:parent-style-name="Standard">
      <style:paragraph-properties fo:text-align="justify" style:justify-single-word="false" style:writing-mode="lr-tb"/>
      <style:text-properties fo:font-size="12pt" fo:font-style="normal" style:text-underline-style="none" officeooo:rsid="054bb549" officeooo:paragraph-rsid="054bb549" style:font-size-asian="12pt" style:font-style-asian="normal" style:font-size-complex="12pt" style:font-style-complex="normal"/>
    </style:style>
    <style:style style:name="P141" style:family="paragraph" style:parent-style-name="Standard">
      <style:paragraph-properties fo:text-align="justify" style:justify-single-word="false" style:writing-mode="lr-tb"/>
      <style:text-properties fo:font-size="12pt" fo:font-style="normal" style:text-underline-style="none" officeooo:rsid="054bb549" officeooo:paragraph-rsid="0561b8bf" style:font-size-asian="12pt" style:font-style-asian="normal" style:font-size-complex="12pt" style:font-style-complex="normal"/>
    </style:style>
    <style:style style:name="P142" style:family="paragraph" style:parent-style-name="Standard">
      <style:paragraph-properties fo:text-align="justify" style:justify-single-word="false" style:writing-mode="lr-tb"/>
      <style:text-properties fo:font-size="12pt" fo:font-style="normal" style:text-underline-style="none" officeooo:rsid="0380613a" officeooo:paragraph-rsid="0560c5ef" style:font-size-asian="12pt" style:font-style-asian="normal" style:font-size-complex="12pt" style:font-style-complex="normal"/>
    </style:style>
    <style:style style:name="P143" style:family="paragraph" style:parent-style-name="Standard">
      <style:paragraph-properties fo:text-align="justify" style:justify-single-word="false" style:writing-mode="lr-tb"/>
      <style:text-properties fo:font-size="12pt" fo:font-style="normal" style:text-underline-style="none" officeooo:rsid="0380613a" officeooo:paragraph-rsid="04dcaeb7" style:font-size-asian="12pt" style:font-style-asian="normal" style:font-size-complex="12pt" style:font-style-complex="normal"/>
    </style:style>
    <style:style style:name="P144" style:family="paragraph" style:parent-style-name="Standard">
      <style:paragraph-properties fo:text-align="justify" style:justify-single-word="false" style:writing-mode="lr-tb"/>
      <style:text-properties fo:font-size="12pt" fo:font-style="normal" style:text-underline-style="none" officeooo:rsid="0380613a" officeooo:paragraph-rsid="04e7cafb" style:font-size-asian="12pt" style:font-style-asian="normal" style:font-size-complex="12pt" style:font-style-complex="normal"/>
    </style:style>
    <style:style style:name="P145" style:family="paragraph" style:parent-style-name="Standard">
      <style:paragraph-properties fo:text-align="start" style:justify-single-word="false" style:writing-mode="lr-tb"/>
      <style:text-properties fo:font-size="12pt" fo:font-style="normal" style:text-underline-style="none" officeooo:rsid="02feddea" officeooo:paragraph-rsid="05a13857" style:font-size-asian="12pt" style:font-style-asian="normal" style:font-size-complex="12pt" style:font-style-complex="normal"/>
    </style:style>
    <style:style style:name="P146" style:family="paragraph" style:parent-style-name="Standard">
      <style:paragraph-properties fo:text-align="justify" style:justify-single-word="false" style:writing-mode="lr-tb"/>
      <style:text-properties fo:font-size="12pt" fo:font-style="normal" style:text-underline-style="none" officeooo:rsid="053c5f9b" officeooo:paragraph-rsid="0540fbc1" style:font-size-asian="12pt" style:font-style-asian="normal" style:font-size-complex="12pt" style:font-style-complex="normal"/>
    </style:style>
    <style:style style:name="P147" style:family="paragraph" style:parent-style-name="Standard">
      <style:paragraph-properties fo:text-align="justify" style:justify-single-word="false" style:writing-mode="lr-tb"/>
      <style:text-properties fo:font-size="12pt" fo:font-style="normal" style:text-underline-style="none" officeooo:rsid="054c7187" officeooo:paragraph-rsid="054cee1c" style:font-size-asian="12pt" style:font-style-asian="normal" style:font-size-complex="12pt" style:font-style-complex="normal"/>
    </style:style>
    <style:style style:name="P148" style:family="paragraph" style:parent-style-name="Standard">
      <style:paragraph-properties fo:text-align="justify" style:justify-single-word="false" style:writing-mode="lr-tb"/>
      <style:text-properties fo:font-size="12pt" fo:font-style="normal" style:text-underline-style="none" officeooo:rsid="054c7187" officeooo:paragraph-rsid="0561b8bf" style:font-size-asian="12pt" style:font-style-asian="normal" style:font-size-complex="12pt" style:font-style-complex="normal"/>
    </style:style>
    <style:style style:name="P149" style:family="paragraph" style:parent-style-name="Standard">
      <style:paragraph-properties fo:text-align="justify" style:justify-single-word="false" style:writing-mode="lr-tb"/>
      <style:text-properties fo:font-size="12pt" fo:font-style="normal" style:text-underline-style="none" officeooo:rsid="0552d339" officeooo:paragraph-rsid="0565814e" style:font-size-asian="12pt" style:font-style-asian="normal" style:font-size-complex="12pt" style:font-style-complex="normal"/>
    </style:style>
    <style:style style:name="P150" style:family="paragraph" style:parent-style-name="Standard">
      <style:paragraph-properties fo:text-align="justify" style:justify-single-word="false" style:writing-mode="lr-tb"/>
      <style:text-properties fo:font-size="12pt" fo:font-style="normal" style:text-underline-style="none" officeooo:rsid="05547b89" officeooo:paragraph-rsid="0566744a" style:font-size-asian="12pt" style:font-style-asian="normal" style:font-size-complex="12pt" style:font-style-complex="normal"/>
    </style:style>
    <style:style style:name="P151" style:family="paragraph" style:parent-style-name="Standard">
      <style:paragraph-properties fo:text-align="justify" style:justify-single-word="false" style:writing-mode="lr-tb"/>
      <style:text-properties fo:font-size="12pt" fo:font-style="normal" style:text-underline-style="none" fo:font-weight="bold" officeooo:rsid="052810a4" officeooo:paragraph-rsid="052810a4" style:font-size-asian="12pt" style:font-style-asian="normal" style:font-weight-asian="bold" style:font-size-complex="12pt" style:font-style-complex="normal" style:font-weight-complex="bold"/>
    </style:style>
    <style:style style:name="P152" style:family="paragraph" style:parent-style-name="Standard">
      <style:paragraph-properties fo:text-align="justify" style:justify-single-word="false" style:writing-mode="lr-tb"/>
      <style:text-properties fo:font-size="12pt" fo:font-style="normal" style:text-underline-style="none" fo:font-weight="bold" officeooo:rsid="0533c245" officeooo:paragraph-rsid="0533c245" style:font-size-asian="12pt" style:font-style-asian="normal" style:font-weight-asian="bold" style:font-size-complex="12pt" style:font-style-complex="normal" style:font-weight-complex="bold"/>
    </style:style>
    <style:style style:name="P153" style:family="paragraph" style:parent-style-name="Standard">
      <style:paragraph-properties fo:text-align="justify" style:justify-single-word="false" style:writing-mode="lr-tb"/>
      <style:text-properties fo:font-size="12pt" fo:font-style="normal" style:text-underline-style="none" fo:font-weight="bold" officeooo:rsid="0533c245" officeooo:paragraph-rsid="0561b8bf" style:font-size-asian="12pt" style:font-style-asian="normal" style:font-weight-asian="bold" style:font-size-complex="12pt" style:font-style-complex="normal" style:font-weight-complex="bold"/>
    </style:style>
    <style:style style:name="P154" style:family="paragraph" style:parent-style-name="Standard">
      <style:paragraph-properties fo:text-align="justify" style:justify-single-word="false" style:writing-mode="lr-tb"/>
      <style:text-properties officeooo:rsid="007efa1e" officeooo:paragraph-rsid="007efa1e"/>
    </style:style>
    <style:style style:name="P155" style:family="paragraph" style:parent-style-name="Standard">
      <style:paragraph-properties fo:text-align="justify" style:justify-single-word="false" style:writing-mode="lr-tb"/>
      <style:text-properties officeooo:rsid="007efa1e" officeooo:paragraph-rsid="05d24584"/>
    </style:style>
    <style:style style:name="P156" style:family="paragraph" style:parent-style-name="Standard">
      <style:paragraph-properties fo:text-align="justify" style:justify-single-word="false" style:writing-mode="lr-tb"/>
      <style:text-properties officeooo:rsid="0126db77" officeooo:paragraph-rsid="05c4a206"/>
    </style:style>
    <style:style style:name="P157" style:family="paragraph" style:parent-style-name="Standard">
      <style:paragraph-properties fo:text-align="justify" style:justify-single-word="false" style:writing-mode="lr-tb"/>
      <style:text-properties officeooo:rsid="042f0c33" officeooo:paragraph-rsid="042f0c33"/>
    </style:style>
    <style:style style:name="P158" style:family="paragraph" style:parent-style-name="Standard">
      <style:paragraph-properties fo:text-align="justify" style:justify-single-word="false" style:writing-mode="lr-tb">
        <style:tab-stops>
          <style:tab-stop style:position="0.8854in"/>
          <style:tab-stop style:position="1.7709in"/>
          <style:tab-stop style:position="2.6654in"/>
        </style:tab-stops>
      </style:paragraph-properties>
      <style:text-properties officeooo:rsid="05da42da" officeooo:paragraph-rsid="05da42da"/>
    </style:style>
    <style:style style:name="P159" style:family="paragraph" style:parent-style-name="Text_20_body">
      <style:paragraph-properties fo:text-align="justify" style:justify-single-word="false" style:writing-mode="lr-tb"/>
      <style:text-properties officeooo:rsid="00b1f2d1" officeooo:paragraph-rsid="01cc23d9"/>
    </style:style>
    <style:style style:name="P160" style:family="paragraph" style:parent-style-name="Text_20_body">
      <style:paragraph-properties fo:text-align="justify" style:justify-single-word="false" style:writing-mode="lr-tb"/>
      <style:text-properties officeooo:rsid="00243d06" officeooo:paragraph-rsid="05c4a206"/>
    </style:style>
    <style:style style:name="P161" style:family="paragraph" style:parent-style-name="Standard">
      <style:text-properties fo:font-size="10pt" style:font-size-asian="10pt" style:font-size-complex="10pt"/>
    </style:style>
    <style:style style:name="P162" style:family="paragraph" style:parent-style-name="Standard">
      <style:paragraph-properties fo:text-align="center" style:justify-single-word="false"/>
      <style:text-properties fo:font-size="10pt" officeooo:rsid="0080aadd" officeooo:paragraph-rsid="0080aadd" style:font-size-asian="10pt" style:font-size-complex="10pt"/>
    </style:style>
    <style:style style:name="P163" style:family="paragraph" style:parent-style-name="Standard">
      <style:paragraph-properties fo:text-align="center" style:justify-single-word="false"/>
      <style:text-properties fo:font-size="10pt" officeooo:rsid="0080aadd" officeooo:paragraph-rsid="0122cbb6" style:font-size-asian="10pt" style:font-size-complex="10pt"/>
    </style:style>
    <style:style style:name="P164" style:family="paragraph" style:parent-style-name="Standard">
      <style:paragraph-properties fo:text-align="center" style:justify-single-word="false"/>
      <style:text-properties fo:font-size="10pt" officeooo:rsid="0080aadd" officeooo:paragraph-rsid="01244f68" style:font-size-asian="10pt" style:font-size-complex="10pt"/>
    </style:style>
    <style:style style:name="P165" style:family="paragraph" style:parent-style-name="Standard">
      <style:paragraph-properties fo:text-align="center" style:justify-single-word="false"/>
      <style:text-properties fo:font-size="10pt" officeooo:rsid="0080aadd" officeooo:paragraph-rsid="00ec7637" style:font-size-asian="10pt" style:font-size-complex="10pt"/>
    </style:style>
    <style:style style:name="P166" style:family="paragraph" style:parent-style-name="Standard">
      <style:paragraph-properties fo:text-align="center" style:justify-single-word="false"/>
      <style:text-properties fo:font-size="10pt" officeooo:rsid="0080aadd" officeooo:paragraph-rsid="014531d4" style:font-size-asian="10pt" style:font-size-complex="10pt"/>
    </style:style>
    <style:style style:name="P167" style:family="paragraph" style:parent-style-name="Standard">
      <style:paragraph-properties fo:text-align="center" style:justify-single-word="false"/>
      <style:text-properties fo:font-size="10pt" officeooo:rsid="0126db77" officeooo:paragraph-rsid="0126db77" style:font-size-asian="10pt" style:font-size-complex="10pt"/>
    </style:style>
    <style:style style:name="P168" style:family="paragraph" style:parent-style-name="Standard">
      <style:paragraph-properties fo:text-align="center" style:justify-single-word="false"/>
      <style:text-properties fo:font-size="10pt" officeooo:rsid="00ec7637" officeooo:paragraph-rsid="014531d4" style:font-size-asian="10pt" style:font-size-complex="10pt"/>
    </style:style>
    <style:style style:name="P169" style:family="paragraph" style:parent-style-name="Standard">
      <style:text-properties fo:font-size="10pt" officeooo:rsid="03953848" officeooo:paragraph-rsid="03953848" style:font-size-asian="10pt" style:font-size-complex="10pt"/>
    </style:style>
    <style:style style:name="P170" style:family="paragraph" style:parent-style-name="Standard">
      <style:text-properties fo:font-size="10pt" officeooo:rsid="03953848" officeooo:paragraph-rsid="042f0c33" style:font-size-asian="10pt" style:font-size-complex="10pt"/>
    </style:style>
    <style:style style:name="P171" style:family="paragraph" style:parent-style-name="Standard">
      <style:text-properties fo:font-size="10pt" officeooo:rsid="03a8bff9" officeooo:paragraph-rsid="03a8bff9" style:font-size-asian="10pt" style:font-size-complex="10pt"/>
    </style:style>
    <style:style style:name="P172" style:family="paragraph" style:parent-style-name="Standard">
      <style:text-properties fo:font-size="10pt" officeooo:rsid="03a8bff9" officeooo:paragraph-rsid="03c107f0" style:font-size-asian="10pt" style:font-size-complex="10pt"/>
    </style:style>
    <style:style style:name="P173" style:family="paragraph" style:parent-style-name="Standard">
      <style:text-properties fo:font-size="10pt" officeooo:rsid="03b50390" officeooo:paragraph-rsid="03b50390" style:font-size-asian="10pt" style:font-size-complex="10pt"/>
    </style:style>
    <style:style style:name="P174" style:family="paragraph" style:parent-style-name="Standard">
      <style:text-properties fo:font-size="10pt" officeooo:rsid="03b8cde8" officeooo:paragraph-rsid="03b8cde8" style:font-size-asian="10pt" style:font-size-complex="10pt"/>
    </style:style>
    <style:style style:name="P175" style:family="paragraph" style:parent-style-name="Standard">
      <style:text-properties fo:font-size="10pt" officeooo:rsid="03c7fc3c" officeooo:paragraph-rsid="03c7fc3c" style:font-size-asian="10pt" style:font-size-complex="10pt"/>
    </style:style>
    <style:style style:name="P176" style:family="paragraph" style:parent-style-name="Standard">
      <style:text-properties fo:font-size="10pt" officeooo:rsid="03ce3729" officeooo:paragraph-rsid="03ce3729" style:font-size-asian="10pt" style:font-size-complex="10pt"/>
    </style:style>
    <style:style style:name="P177" style:family="paragraph" style:parent-style-name="Standard">
      <style:text-properties fo:font-size="10pt" officeooo:rsid="03ce3729" officeooo:paragraph-rsid="042f0c33" style:font-size-asian="10pt" style:font-size-complex="10pt"/>
    </style:style>
    <style:style style:name="P178" style:family="paragraph" style:parent-style-name="Standard">
      <style:text-properties fo:font-size="10pt" officeooo:rsid="03d4176d" officeooo:paragraph-rsid="03d4176d" style:font-size-asian="10pt" style:font-size-complex="10pt"/>
    </style:style>
    <style:style style:name="P179" style:family="paragraph" style:parent-style-name="Standard">
      <style:text-properties fo:font-size="10pt" officeooo:rsid="03d6b82e" officeooo:paragraph-rsid="03d6b82e" style:font-size-asian="10pt" style:font-size-complex="10pt"/>
    </style:style>
    <style:style style:name="P180" style:family="paragraph" style:parent-style-name="Standard">
      <style:text-properties fo:font-size="10pt" officeooo:rsid="04071f5a" officeooo:paragraph-rsid="04071f5a" style:font-size-asian="10pt" style:font-size-complex="10pt"/>
    </style:style>
    <style:style style:name="P181" style:family="paragraph" style:parent-style-name="Standard">
      <style:text-properties fo:font-size="10pt" officeooo:rsid="04071f5a" officeooo:paragraph-rsid="042f0c33" style:font-size-asian="10pt" style:font-size-complex="10pt"/>
    </style:style>
    <style:style style:name="P182" style:family="paragraph" style:parent-style-name="Standard">
      <style:text-properties fo:font-size="10pt" officeooo:rsid="04102931" officeooo:paragraph-rsid="04102931" style:font-size-asian="10pt" style:font-size-complex="10pt"/>
    </style:style>
    <style:style style:name="P183" style:family="paragraph" style:parent-style-name="Standard">
      <style:text-properties fo:font-size="10pt" officeooo:rsid="03abf9a7" officeooo:paragraph-rsid="04006846" style:font-size-asian="10pt" style:font-size-complex="10pt"/>
    </style:style>
    <style:style style:name="P184" style:family="paragraph" style:parent-style-name="Standard">
      <style:text-properties fo:font-size="10pt" officeooo:rsid="042b0a3a" officeooo:paragraph-rsid="042b0a3a" style:font-size-asian="10pt" style:font-size-complex="10pt"/>
    </style:style>
    <style:style style:name="P185" style:family="paragraph" style:parent-style-name="Standard">
      <style:text-properties fo:font-size="10pt" officeooo:rsid="042f0c33" officeooo:paragraph-rsid="042f0c33" style:font-size-asian="10pt" style:font-size-complex="10pt"/>
    </style:style>
    <style:style style:name="P186" style:family="paragraph" style:parent-style-name="Standard">
      <style:text-properties fo:font-size="10pt" officeooo:rsid="0434b108" officeooo:paragraph-rsid="0434b108" style:font-size-asian="10pt" style:font-size-complex="10pt"/>
    </style:style>
    <style:style style:name="P187" style:family="paragraph" style:parent-style-name="Standard">
      <style:text-properties fo:font-size="10pt" officeooo:rsid="043765bc" officeooo:paragraph-rsid="043765bc" style:font-size-asian="10pt" style:font-size-complex="10pt"/>
    </style:style>
    <style:style style:name="P188" style:family="paragraph" style:parent-style-name="Standard">
      <style:text-properties fo:font-size="10pt" officeooo:rsid="043da234" officeooo:paragraph-rsid="043da234" style:font-size-asian="10pt" style:font-size-complex="10pt"/>
    </style:style>
    <style:style style:name="P189" style:family="paragraph" style:parent-style-name="Standard">
      <style:paragraph-properties>
        <style:tab-stops>
          <style:tab-stop style:position="0.5126in"/>
          <style:tab-stop style:position="4.6874in"/>
        </style:tab-stops>
      </style:paragraph-properties>
      <style:text-properties fo:font-size="10pt" officeooo:rsid="04078b3e" officeooo:paragraph-rsid="04868423" style:font-size-asian="10pt" style:font-size-complex="10pt"/>
    </style:style>
    <style:style style:name="P190" style:family="paragraph" style:parent-style-name="Standard">
      <style:paragraph-properties>
        <style:tab-stops>
          <style:tab-stop style:position="0.5209in"/>
          <style:tab-stop style:position="4.4882in"/>
        </style:tab-stops>
      </style:paragraph-properties>
      <style:text-properties fo:font-size="10pt" officeooo:rsid="04078b3e" officeooo:paragraph-rsid="057453d7" style:font-size-asian="10pt" style:font-size-complex="10pt"/>
    </style:style>
    <style:style style:name="P191" style:family="paragraph" style:parent-style-name="Standard">
      <style:text-properties fo:font-size="10pt" officeooo:rsid="03d3ecef" officeooo:paragraph-rsid="0454521a" style:font-size-asian="10pt" style:font-size-complex="10pt"/>
    </style:style>
    <style:style style:name="P192" style:family="paragraph" style:parent-style-name="Standard">
      <style:text-properties fo:font-size="10pt" officeooo:rsid="0454521a" officeooo:paragraph-rsid="0454521a" style:font-size-asian="10pt" style:font-size-complex="10pt"/>
    </style:style>
    <style:style style:name="P193" style:family="paragraph" style:parent-style-name="Standard">
      <style:paragraph-properties>
        <style:tab-stops>
          <style:tab-stop style:position="0.5126in"/>
          <style:tab-stop style:position="4.6874in"/>
        </style:tab-stops>
      </style:paragraph-properties>
      <style:text-properties fo:font-size="10pt" officeooo:rsid="0407a858" officeooo:paragraph-rsid="0479a2e1" style:font-size-asian="10pt" style:font-size-complex="10pt"/>
    </style:style>
    <style:style style:name="P194" style:family="paragraph" style:parent-style-name="Standard">
      <style:paragraph-properties>
        <style:tab-stops>
          <style:tab-stop style:position="0.5126in"/>
          <style:tab-stop style:position="4.6874in"/>
        </style:tab-stops>
      </style:paragraph-properties>
      <style:text-properties fo:font-size="10pt" officeooo:rsid="040e0985" officeooo:paragraph-rsid="05137930" style:font-size-asian="10pt" style:font-size-complex="10pt"/>
    </style:style>
    <style:style style:name="P195" style:family="paragraph" style:parent-style-name="Standard">
      <style:paragraph-properties>
        <style:tab-stops>
          <style:tab-stop style:position="0.5126in"/>
          <style:tab-stop style:position="4.6874in"/>
        </style:tab-stops>
      </style:paragraph-properties>
      <style:text-properties fo:font-size="10pt" officeooo:rsid="040e0985" officeooo:paragraph-rsid="05151297" style:font-size-asian="10pt" style:font-size-complex="10pt"/>
    </style:style>
    <style:style style:name="P196" style:family="paragraph" style:parent-style-name="Standard">
      <style:paragraph-properties>
        <style:tab-stops>
          <style:tab-stop style:position="0.5126in"/>
          <style:tab-stop style:position="4.6874in"/>
        </style:tab-stops>
      </style:paragraph-properties>
      <style:text-properties fo:font-size="10pt" officeooo:rsid="0414f42f" officeooo:paragraph-rsid="048243e5" style:font-size-asian="10pt" style:font-size-complex="10pt"/>
    </style:style>
    <style:style style:name="P197" style:family="paragraph" style:parent-style-name="Standard">
      <style:paragraph-properties>
        <style:tab-stops>
          <style:tab-stop style:position="0.5126in"/>
          <style:tab-stop style:position="4.6874in"/>
        </style:tab-stops>
      </style:paragraph-properties>
      <style:text-properties fo:font-size="10pt" officeooo:rsid="0414f42f" officeooo:paragraph-rsid="05bdf9b6" style:font-size-asian="10pt" style:font-size-complex="10pt"/>
    </style:style>
    <style:style style:name="P198" style:family="paragraph" style:parent-style-name="Standard">
      <style:paragraph-properties>
        <style:tab-stops>
          <style:tab-stop style:position="0.5209in"/>
          <style:tab-stop style:position="4.4882in"/>
        </style:tab-stops>
      </style:paragraph-properties>
      <style:text-properties fo:font-size="10pt" officeooo:rsid="040a70ec" officeooo:paragraph-rsid="043765bc" style:font-size-asian="10pt" style:font-size-complex="10pt"/>
    </style:style>
    <style:style style:name="P199" style:family="paragraph" style:parent-style-name="Standard">
      <style:text-properties fo:font-size="10pt" officeooo:rsid="045c36c0" officeooo:paragraph-rsid="045c36c0" style:font-size-asian="10pt" style:font-size-complex="10pt"/>
    </style:style>
    <style:style style:name="P200" style:family="paragraph" style:parent-style-name="Standard">
      <style:text-properties fo:font-size="10pt" officeooo:rsid="045cccdf" officeooo:paragraph-rsid="045cccdf" style:font-size-asian="10pt" style:font-size-complex="10pt"/>
    </style:style>
    <style:style style:name="P201" style:family="paragraph" style:parent-style-name="Standard">
      <style:text-properties fo:font-size="10pt" officeooo:rsid="04868423" officeooo:paragraph-rsid="04868423" style:font-size-asian="10pt" style:font-size-complex="10pt"/>
    </style:style>
    <style:style style:name="P202" style:family="paragraph" style:parent-style-name="Standard">
      <style:paragraph-properties>
        <style:tab-stops>
          <style:tab-stop style:position="0.5126in"/>
          <style:tab-stop style:position="4.6874in"/>
        </style:tab-stops>
      </style:paragraph-properties>
      <style:text-properties fo:font-size="10pt" officeooo:rsid="043f6179" officeooo:paragraph-rsid="048243e5" style:font-size-asian="10pt" style:font-size-complex="10pt"/>
    </style:style>
    <style:style style:name="P203" style:family="paragraph" style:parent-style-name="Standard">
      <style:text-properties fo:font-size="10pt" officeooo:rsid="04949d96" officeooo:paragraph-rsid="04949d96" style:font-size-asian="10pt" style:font-size-complex="10pt"/>
    </style:style>
    <style:style style:name="P204" style:family="paragraph" style:parent-style-name="Standard">
      <style:text-properties fo:font-size="10pt" officeooo:rsid="03b4099d" officeooo:paragraph-rsid="050fd435" style:font-size-asian="10pt" style:font-size-complex="10pt"/>
    </style:style>
    <style:style style:name="P205" style:family="paragraph" style:parent-style-name="Standard">
      <style:text-properties fo:font-size="10pt" officeooo:rsid="050fd435" officeooo:paragraph-rsid="050fd435" style:font-size-asian="10pt" style:font-size-complex="10pt"/>
    </style:style>
    <style:style style:name="P206" style:family="paragraph" style:parent-style-name="Standard">
      <style:paragraph-properties>
        <style:tab-stops>
          <style:tab-stop style:position="0.5646in"/>
          <style:tab-stop style:position="0.9984in"/>
          <style:tab-stop style:position="4.3752in"/>
        </style:tab-stops>
      </style:paragraph-properties>
      <style:text-properties fo:font-size="10pt" officeooo:rsid="03afba55" officeooo:paragraph-rsid="05119fda" style:font-size-asian="10pt" style:font-size-complex="10pt"/>
    </style:style>
    <style:style style:name="P207" style:family="paragraph" style:parent-style-name="Standard">
      <style:text-properties fo:font-size="10pt" officeooo:rsid="0511ea6d" officeooo:paragraph-rsid="0511ea6d" style:font-size-asian="10pt" style:font-size-complex="10pt"/>
    </style:style>
    <style:style style:name="P208" style:family="paragraph" style:parent-style-name="Standard">
      <style:text-properties fo:font-size="10pt" officeooo:rsid="05151297" officeooo:paragraph-rsid="05151297" style:font-size-asian="10pt" style:font-size-complex="10pt"/>
    </style:style>
    <style:style style:name="P209" style:family="paragraph" style:parent-style-name="Standard">
      <style:text-properties fo:font-size="10pt" officeooo:rsid="05151297" officeooo:paragraph-rsid="051c7727" style:font-size-asian="10pt" style:font-size-complex="10pt"/>
    </style:style>
    <style:style style:name="P210"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3ad96c1" officeooo:paragraph-rsid="04fefd0c" style:font-size-asian="10pt" style:font-size-complex="10pt"/>
    </style:style>
    <style:style style:name="P211"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3974b6c" officeooo:paragraph-rsid="04f9d502" style:font-size-asian="10pt" style:font-size-complex="10pt"/>
    </style:style>
    <style:style style:name="P212"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3974b6c" officeooo:paragraph-rsid="04fa01cb" style:font-size-asian="10pt" style:font-size-complex="10pt"/>
    </style:style>
    <style:style style:name="P213"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3974b6c" officeooo:paragraph-rsid="05119fda" style:font-size-asian="10pt" style:font-size-complex="10pt"/>
    </style:style>
    <style:style style:name="P214"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3cc55d3" officeooo:paragraph-rsid="05119fda" style:font-size-asian="10pt" style:font-size-complex="10pt"/>
    </style:style>
    <style:style style:name="P215"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3cc55d3" officeooo:paragraph-rsid="04fefd0c" style:font-size-asian="10pt" style:font-size-complex="10pt"/>
    </style:style>
    <style:style style:name="P216"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43a4b5d" officeooo:paragraph-rsid="05119fda" style:font-size-asian="10pt" style:font-size-complex="10pt"/>
    </style:style>
    <style:style style:name="P217"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43a4b5d" officeooo:paragraph-rsid="04d1bb8d" style:font-size-asian="10pt" style:font-size-complex="10pt"/>
    </style:style>
    <style:style style:name="P218"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43a4b5d" officeooo:paragraph-rsid="04d6a90b" style:font-size-asian="10pt" style:font-size-complex="10pt"/>
    </style:style>
    <style:style style:name="P219" style:family="paragraph" style:parent-style-name="Standard">
      <style:paragraph-properties>
        <style:tab-stops>
          <style:tab-stop style:position="0.5646in"/>
          <style:tab-stop style:position="0.9984in"/>
          <style:tab-stop style:position="4.1236in"/>
        </style:tab-stops>
      </style:paragraph-properties>
      <style:text-properties fo:font-size="10pt" officeooo:rsid="0463ac9d" officeooo:paragraph-rsid="04fdb334" style:font-size-asian="10pt" style:font-size-complex="10pt"/>
    </style:style>
    <style:style style:name="P220" style:family="paragraph" style:parent-style-name="Standard">
      <style:text-properties fo:font-size="10pt" officeooo:rsid="03bee497" officeooo:paragraph-rsid="0571cfcf" style:font-size-asian="10pt" style:font-size-complex="10pt"/>
    </style:style>
    <style:style style:name="P221" style:family="paragraph" style:parent-style-name="Standard">
      <style:paragraph-properties>
        <style:tab-stops>
          <style:tab-stop style:position="0.5209in"/>
          <style:tab-stop style:position="4.4882in"/>
        </style:tab-stops>
      </style:paragraph-properties>
      <style:text-properties fo:font-size="10pt" officeooo:rsid="0575b72c" officeooo:paragraph-rsid="0575b72c" style:font-size-asian="10pt" style:font-size-complex="10pt"/>
    </style:style>
    <style:style style:name="P222" style:family="paragraph" style:parent-style-name="Standard">
      <style:text-properties fo:font-size="10pt" officeooo:rsid="04006846" officeooo:paragraph-rsid="043d9683" style:font-size-asian="10pt" style:font-size-complex="10pt"/>
    </style:style>
    <style:style style:name="P223" style:family="paragraph" style:parent-style-name="Standard">
      <style:text-properties fo:font-size="10pt" officeooo:rsid="059648cb" officeooo:paragraph-rsid="059648cb" style:font-size-asian="10pt" style:font-size-complex="10pt"/>
    </style:style>
    <style:style style:name="P224" style:family="paragraph" style:parent-style-name="Standard">
      <style:text-properties fo:font-size="10pt" officeooo:rsid="05b930f3" officeooo:paragraph-rsid="05b930f3" style:font-size-asian="10pt" style:font-size-complex="10pt"/>
    </style:style>
    <style:style style:name="P225" style:family="paragraph" style:parent-style-name="Standard">
      <style:text-properties fo:font-size="10pt" officeooo:rsid="0571cfcf" officeooo:paragraph-rsid="0571cfcf" style:font-size-asian="10pt" style:font-size-complex="10pt"/>
    </style:style>
    <style:style style:name="P226" style:family="paragraph" style:parent-style-name="Standard">
      <style:paragraph-properties fo:text-align="justify" style:justify-single-word="false"/>
      <style:text-properties fo:font-size="10pt" officeooo:rsid="001e727e" officeooo:paragraph-rsid="001e727e" style:font-size-asian="8.75pt" style:font-size-complex="10pt"/>
    </style:style>
    <style:style style:name="P227" style:family="paragraph" style:parent-style-name="Standard">
      <style:paragraph-properties fo:text-align="justify" style:justify-single-word="false"/>
      <style:text-properties fo:font-size="10pt" officeooo:rsid="001e727e" officeooo:paragraph-rsid="012a0acd" style:font-size-asian="8.75pt" style:font-size-complex="10pt"/>
    </style:style>
    <style:style style:name="P228" style:family="paragraph" style:parent-style-name="Standard">
      <style:text-properties fo:font-size="10pt" fo:font-weight="bold" officeooo:rsid="03b3871e" officeooo:paragraph-rsid="03b3871e" style:font-size-asian="10pt" style:font-weight-asian="bold" style:font-size-complex="10pt" style:font-weight-complex="bold"/>
    </style:style>
    <style:style style:name="P229" style:family="paragraph" style:parent-style-name="Standard">
      <style:text-properties fo:font-size="10pt" fo:font-weight="bold" officeooo:rsid="03b70693" officeooo:paragraph-rsid="03b70693" style:font-size-asian="10pt" style:font-weight-asian="bold" style:font-size-complex="10pt" style:font-weight-complex="bold"/>
    </style:style>
    <style:style style:name="P230" style:family="paragraph" style:parent-style-name="Standard">
      <style:paragraph-properties fo:text-align="justify" style:justify-single-word="false"/>
      <style:text-properties officeooo:rsid="001e727e" officeooo:paragraph-rsid="001e727e"/>
    </style:style>
    <style:style style:name="P231" style:family="paragraph" style:parent-style-name="Standard">
      <style:paragraph-properties fo:text-align="justify" style:justify-single-word="false"/>
      <style:text-properties officeooo:rsid="001e727e" officeooo:paragraph-rsid="011c8b9b"/>
    </style:style>
    <style:style style:name="P232" style:family="paragraph" style:parent-style-name="Standard">
      <style:paragraph-properties fo:text-align="start" style:justify-single-word="false"/>
      <style:text-properties fo:font-size="9pt" officeooo:rsid="00fb72e1" officeooo:paragraph-rsid="00fb72e1" style:font-size-asian="9pt" style:font-size-complex="9pt"/>
    </style:style>
    <style:style style:name="P233" style:family="paragraph" style:parent-style-name="Standard">
      <style:paragraph-properties fo:text-align="start" style:justify-single-word="false"/>
      <style:text-properties fo:font-size="9pt" officeooo:rsid="00243d06" officeooo:paragraph-rsid="00243d06" style:font-size-asian="9pt" style:font-size-complex="9pt"/>
    </style:style>
    <style:style style:name="P234" style:family="paragraph" style:parent-style-name="Standard">
      <style:paragraph-properties fo:text-align="start" style:justify-single-word="false"/>
      <style:text-properties fo:font-size="9pt" officeooo:rsid="00243d06" officeooo:paragraph-rsid="01d11c76" style:font-size-asian="9pt" style:font-size-complex="9pt"/>
    </style:style>
    <style:style style:name="P235" style:family="paragraph" style:parent-style-name="Standard">
      <style:paragraph-properties fo:text-align="start" style:justify-single-word="false"/>
      <style:text-properties fo:font-size="9pt" officeooo:rsid="00243d06" officeooo:paragraph-rsid="00de2479" style:font-size-asian="9pt" style:font-size-complex="9pt"/>
    </style:style>
    <style:style style:name="P236" style:family="paragraph" style:parent-style-name="Standard">
      <style:paragraph-properties fo:text-align="start" style:justify-single-word="false"/>
      <style:text-properties fo:font-size="9pt" officeooo:rsid="00243d06" officeooo:paragraph-rsid="00eaa70d" style:font-size-asian="9pt" style:font-size-complex="9pt"/>
    </style:style>
    <style:style style:name="P237" style:family="paragraph" style:parent-style-name="Standard">
      <style:paragraph-properties fo:text-align="start" style:justify-single-word="false"/>
      <style:text-properties fo:font-size="9pt" officeooo:rsid="00243d06" officeooo:paragraph-rsid="01d22165" style:font-size-asian="9pt" style:font-size-complex="9pt"/>
    </style:style>
    <style:style style:name="P238" style:family="paragraph" style:parent-style-name="Standard">
      <style:paragraph-properties fo:text-align="start" style:justify-single-word="false"/>
      <style:text-properties fo:font-size="9pt" officeooo:rsid="00243d06" officeooo:paragraph-rsid="01d1d755" style:font-size-asian="9pt" style:font-size-complex="9pt"/>
    </style:style>
    <style:style style:name="P239" style:family="paragraph" style:parent-style-name="Standard">
      <style:paragraph-properties fo:text-align="start" style:justify-single-word="false"/>
      <style:text-properties fo:font-size="9pt" officeooo:rsid="00243d06" officeooo:paragraph-rsid="0338e90a" style:font-size-asian="9pt" style:font-size-complex="9pt"/>
    </style:style>
    <style:style style:name="P240" style:family="paragraph" style:parent-style-name="Standard">
      <style:paragraph-properties fo:text-align="start" style:justify-single-word="false"/>
      <style:text-properties fo:font-size="9pt" officeooo:rsid="00243d06" officeooo:paragraph-rsid="035b8bc3" style:font-size-asian="9pt" style:font-size-complex="9pt"/>
    </style:style>
    <style:style style:name="P241" style:family="paragraph" style:parent-style-name="Standard">
      <style:paragraph-properties fo:text-align="start" style:justify-single-word="false"/>
      <style:text-properties fo:font-size="9pt" officeooo:rsid="00243d06" officeooo:paragraph-rsid="04aeee34" style:font-size-asian="9pt" style:font-size-complex="9pt"/>
    </style:style>
    <style:style style:name="P242" style:family="paragraph" style:parent-style-name="Standard">
      <style:paragraph-properties fo:text-align="center" style:justify-single-word="false"/>
      <style:text-properties fo:font-size="9pt" officeooo:rsid="00243d06" officeooo:paragraph-rsid="0122b6be" style:font-size-asian="9pt" style:font-size-complex="9pt"/>
    </style:style>
    <style:style style:name="P243" style:family="paragraph" style:parent-style-name="Standard">
      <style:paragraph-properties fo:text-align="center" style:justify-single-word="false"/>
      <style:text-properties fo:font-size="9pt" officeooo:rsid="00243d06" officeooo:paragraph-rsid="012b9dd5" style:font-size-asian="9pt" style:font-size-complex="9pt"/>
    </style:style>
    <style:style style:name="P244" style:family="paragraph" style:parent-style-name="Standard">
      <style:paragraph-properties fo:text-align="center" style:justify-single-word="false"/>
      <style:text-properties fo:font-size="9pt" officeooo:rsid="00243d06" officeooo:paragraph-rsid="035b8bc3" style:font-size-asian="9pt" style:font-size-complex="9pt"/>
    </style:style>
    <style:style style:name="P245" style:family="paragraph" style:parent-style-name="Standard">
      <style:paragraph-properties fo:text-align="justify" style:justify-single-word="false"/>
      <style:text-properties fo:font-size="9pt" officeooo:rsid="00243d06" officeooo:paragraph-rsid="00eaa70d" style:font-size-asian="9pt" style:font-size-complex="9pt"/>
    </style:style>
    <style:style style:name="P246" style:family="paragraph" style:parent-style-name="Standard">
      <style:paragraph-properties fo:text-align="justify" style:justify-single-word="false"/>
      <style:text-properties fo:font-size="9pt" officeooo:rsid="00243d06" officeooo:paragraph-rsid="04aeee34" style:font-size-asian="9pt" style:font-size-complex="9pt"/>
    </style:style>
    <style:style style:name="P247" style:family="paragraph" style:parent-style-name="Standard">
      <style:paragraph-properties fo:text-align="start" style:justify-single-word="false"/>
      <style:text-properties fo:font-size="9pt" officeooo:rsid="01d11c76" officeooo:paragraph-rsid="01d11c76" style:font-size-asian="9pt" style:font-size-complex="9pt"/>
    </style:style>
    <style:style style:name="P248" style:family="paragraph" style:parent-style-name="Standard">
      <style:paragraph-properties fo:text-align="start" style:justify-single-word="false"/>
      <style:text-properties fo:font-size="9pt" officeooo:rsid="01d11c76" officeooo:paragraph-rsid="02e02c6f" style:font-size-asian="9pt" style:font-size-complex="9pt"/>
    </style:style>
    <style:style style:name="P249" style:family="paragraph" style:parent-style-name="Standard">
      <style:paragraph-properties fo:text-align="center" style:justify-single-word="false"/>
      <style:text-properties fo:font-size="9pt" officeooo:rsid="00f87ee7" officeooo:paragraph-rsid="0161a530" style:font-size-asian="9pt" style:font-size-complex="9pt"/>
    </style:style>
    <style:style style:name="P250" style:family="paragraph" style:parent-style-name="Standard">
      <style:paragraph-properties fo:text-align="center" style:justify-single-word="false"/>
      <style:text-properties fo:font-size="9pt" officeooo:rsid="00f87ee7" officeooo:paragraph-rsid="014fcdba" style:font-size-asian="9pt" style:font-size-complex="9pt"/>
    </style:style>
    <style:style style:name="P251" style:family="paragraph" style:parent-style-name="Standard">
      <style:paragraph-properties fo:text-align="start" style:justify-single-word="false"/>
      <style:text-properties fo:font-size="9pt" officeooo:rsid="015d1e33" officeooo:paragraph-rsid="015d1e33" style:font-size-asian="9pt" style:font-size-complex="9pt"/>
    </style:style>
    <style:style style:name="P252" style:family="paragraph" style:parent-style-name="Standard">
      <style:paragraph-properties fo:text-align="start" style:justify-single-word="false"/>
      <style:text-properties fo:font-size="9pt" officeooo:rsid="015d1e33" officeooo:paragraph-rsid="0299342c" style:font-size-asian="9pt" style:font-size-complex="9pt"/>
    </style:style>
    <style:style style:name="P253" style:family="paragraph" style:parent-style-name="Standard">
      <style:paragraph-properties fo:text-align="start" style:justify-single-word="false"/>
      <style:text-properties fo:font-size="9pt" officeooo:rsid="015d1e33" officeooo:paragraph-rsid="035b8bc3" style:font-size-asian="9pt" style:font-size-complex="9pt"/>
    </style:style>
    <style:style style:name="P254" style:family="paragraph" style:parent-style-name="Standard">
      <style:paragraph-properties fo:text-align="center" style:justify-single-word="false"/>
      <style:text-properties fo:font-size="9pt" officeooo:rsid="015d1e33" officeooo:paragraph-rsid="015d1e33" style:font-size-asian="9pt" style:font-size-complex="9pt"/>
    </style:style>
    <style:style style:name="P255" style:family="paragraph" style:parent-style-name="Standard">
      <style:paragraph-properties fo:text-align="center" style:justify-single-word="false"/>
      <style:text-properties fo:font-size="9pt" officeooo:rsid="00eaa70d" officeooo:paragraph-rsid="0200e0cd" style:font-size-asian="9pt" style:font-size-complex="9pt"/>
    </style:style>
    <style:style style:name="P256" style:family="paragraph" style:parent-style-name="Standard">
      <style:paragraph-properties fo:text-align="center" style:justify-single-word="false"/>
      <style:text-properties fo:font-size="9pt" officeooo:rsid="00eaa70d" officeooo:paragraph-rsid="014fcdba" style:font-size-asian="9pt" style:font-size-complex="9pt"/>
    </style:style>
    <style:style style:name="P257" style:family="paragraph" style:parent-style-name="Standard">
      <style:paragraph-properties fo:text-align="center" style:justify-single-word="false"/>
      <style:text-properties fo:font-size="9pt" officeooo:rsid="00df3584" officeooo:paragraph-rsid="0123d0e2" style:font-size-asian="9pt" style:font-size-complex="9pt"/>
    </style:style>
    <style:style style:name="P258" style:family="paragraph" style:parent-style-name="Standard">
      <style:paragraph-properties fo:text-align="center" style:justify-single-word="false"/>
      <style:text-properties fo:font-size="9pt" officeooo:rsid="00df3584" officeooo:paragraph-rsid="029ab48f" style:font-size-asian="9pt" style:font-size-complex="9pt"/>
    </style:style>
    <style:style style:name="P259" style:family="paragraph" style:parent-style-name="Standard">
      <style:paragraph-properties fo:text-align="center" style:justify-single-word="false"/>
      <style:text-properties fo:font-size="9pt" officeooo:rsid="00df3584" officeooo:paragraph-rsid="0335b1d2" style:font-size-asian="9pt" style:font-size-complex="9pt"/>
    </style:style>
    <style:style style:name="P260" style:family="paragraph" style:parent-style-name="Standard">
      <style:paragraph-properties fo:text-align="start" style:justify-single-word="false"/>
      <style:text-properties fo:font-size="9pt" officeooo:rsid="01d22165" officeooo:paragraph-rsid="01d1a57c" style:font-size-asian="9pt" style:font-size-complex="9pt"/>
    </style:style>
    <style:style style:name="P261" style:family="paragraph" style:parent-style-name="Standard">
      <style:paragraph-properties fo:text-align="start" style:justify-single-word="false"/>
      <style:text-properties fo:font-size="9pt" officeooo:rsid="00c7a9a6" officeooo:paragraph-rsid="01d1d755" style:font-size-asian="9pt" style:font-size-complex="9pt"/>
    </style:style>
    <style:style style:name="P262" style:family="paragraph" style:parent-style-name="Standard">
      <style:paragraph-properties fo:text-align="start" style:justify-single-word="false"/>
      <style:text-properties fo:font-size="9pt" officeooo:rsid="00c7a9a6" officeooo:paragraph-rsid="037227fa" style:font-size-asian="9pt" style:font-size-complex="9pt"/>
    </style:style>
    <style:style style:name="P263" style:family="paragraph" style:parent-style-name="Standard">
      <style:paragraph-properties fo:text-align="center" style:justify-single-word="false"/>
      <style:text-properties fo:font-size="9pt" officeooo:rsid="011a4ee9" officeooo:paragraph-rsid="014fcdba" style:font-size-asian="9pt" style:font-size-complex="9pt"/>
    </style:style>
    <style:style style:name="P264" style:family="paragraph" style:parent-style-name="Standard">
      <style:paragraph-properties fo:text-align="center" style:justify-single-word="false"/>
      <style:text-properties fo:font-size="9pt" officeooo:rsid="0188a236" officeooo:paragraph-rsid="014fcdba" style:font-size-asian="9pt" style:font-size-complex="9pt"/>
    </style:style>
    <style:style style:name="P265" style:family="paragraph" style:parent-style-name="Standard">
      <style:paragraph-properties fo:text-align="center" style:justify-single-word="false"/>
      <style:text-properties fo:font-size="9pt" officeooo:rsid="0188a236" officeooo:paragraph-rsid="05ccb9ec" style:font-size-asian="9pt" style:font-size-complex="9pt"/>
    </style:style>
    <style:style style:name="P266" style:family="paragraph" style:parent-style-name="Standard">
      <style:paragraph-properties fo:text-align="start" style:justify-single-word="false"/>
      <style:text-properties fo:font-size="9pt" officeooo:rsid="015d3e83" officeooo:paragraph-rsid="019cd530" style:font-size-asian="9pt" style:font-size-complex="9pt"/>
    </style:style>
    <style:style style:name="P267" style:family="paragraph" style:parent-style-name="Standard">
      <style:paragraph-properties fo:text-align="start" style:justify-single-word="false"/>
      <style:text-properties fo:font-size="9pt" officeooo:rsid="015d3e83" officeooo:paragraph-rsid="015d3e83" style:font-size-asian="9pt" style:font-size-complex="9pt"/>
    </style:style>
    <style:style style:name="P268" style:family="paragraph" style:parent-style-name="Standard">
      <style:paragraph-properties fo:text-align="center" style:justify-single-word="false"/>
      <style:text-properties fo:font-size="9pt" officeooo:rsid="015d3e83" officeooo:paragraph-rsid="019cd530" style:font-size-asian="9pt" style:font-size-complex="9pt"/>
    </style:style>
    <style:style style:name="P269" style:family="paragraph" style:parent-style-name="Standard">
      <style:paragraph-properties fo:text-align="start" style:justify-single-word="false"/>
      <style:text-properties fo:font-size="9pt" officeooo:rsid="01d1d755" officeooo:paragraph-rsid="01d1d755" style:font-size-asian="9pt" style:font-size-complex="9pt"/>
    </style:style>
    <style:style style:name="P270" style:family="paragraph" style:parent-style-name="Standard">
      <style:paragraph-properties fo:text-align="start" style:justify-single-word="false"/>
      <style:text-properties fo:font-size="9pt" officeooo:rsid="01d1d755" officeooo:paragraph-rsid="01b7d39a" style:font-size-asian="9pt" style:font-size-complex="9pt"/>
    </style:style>
    <style:style style:name="P271" style:family="paragraph" style:parent-style-name="Standard">
      <style:paragraph-properties fo:text-align="justify" style:justify-single-word="false"/>
      <style:text-properties fo:font-size="9pt" officeooo:rsid="01d1d755" officeooo:paragraph-rsid="01d1d755" style:font-size-asian="9pt" style:font-size-complex="9pt"/>
    </style:style>
    <style:style style:name="P272" style:family="paragraph" style:parent-style-name="Standard">
      <style:paragraph-properties fo:text-align="start" style:justify-single-word="false"/>
      <style:text-properties fo:font-size="9pt" officeooo:rsid="015fb856" officeooo:paragraph-rsid="015fb856" style:font-size-asian="9pt" style:font-size-complex="9pt"/>
    </style:style>
    <style:style style:name="P273" style:family="paragraph" style:parent-style-name="Standard">
      <style:paragraph-properties fo:text-align="center" style:justify-single-word="false"/>
      <style:text-properties fo:font-size="9pt" officeooo:rsid="015fb856" officeooo:paragraph-rsid="015fb856" style:font-size-asian="9pt" style:font-size-complex="9pt"/>
    </style:style>
    <style:style style:name="P274" style:family="paragraph" style:parent-style-name="Standard">
      <style:paragraph-properties fo:text-align="start" style:justify-single-word="false"/>
      <style:text-properties fo:font-size="9pt" officeooo:rsid="011ad78c" officeooo:paragraph-rsid="011ad78c" style:font-size-asian="9pt" style:font-size-complex="9pt"/>
    </style:style>
    <style:style style:name="P275" style:family="paragraph" style:parent-style-name="Standard">
      <style:paragraph-properties fo:text-align="start" style:justify-single-word="false"/>
      <style:text-properties fo:font-size="9pt" officeooo:rsid="011ad78c" officeooo:paragraph-rsid="02e02c6f" style:font-size-asian="9pt" style:font-size-complex="9pt"/>
    </style:style>
    <style:style style:name="P276" style:family="paragraph" style:parent-style-name="Standard">
      <style:paragraph-properties fo:text-align="center" style:justify-single-word="false"/>
      <style:text-properties fo:font-size="9pt" officeooo:rsid="011ad78c" officeooo:paragraph-rsid="011ad78c" style:font-size-asian="9pt" style:font-size-complex="9pt"/>
    </style:style>
    <style:style style:name="P277" style:family="paragraph" style:parent-style-name="Standard">
      <style:paragraph-properties fo:text-align="justify" style:justify-single-word="false"/>
      <style:text-properties fo:font-size="9pt" officeooo:rsid="0026715e" officeooo:paragraph-rsid="01d1d755" style:font-size-asian="9pt" style:font-size-complex="9pt"/>
    </style:style>
    <style:style style:name="P278" style:family="paragraph" style:parent-style-name="Standard">
      <style:paragraph-properties fo:text-align="justify" style:justify-single-word="false"/>
      <style:text-properties fo:font-size="9pt" officeooo:rsid="0026715e" officeooo:paragraph-rsid="0359037b" style:font-size-asian="9pt" style:font-size-complex="9pt"/>
    </style:style>
    <style:style style:name="P279" style:family="paragraph" style:parent-style-name="Standard">
      <style:paragraph-properties fo:text-align="start" style:justify-single-word="false"/>
      <style:text-properties fo:font-size="9pt" officeooo:rsid="0026715e" officeooo:paragraph-rsid="011ad78c" style:font-size-asian="9pt" style:font-size-complex="9pt"/>
    </style:style>
    <style:style style:name="P280" style:family="paragraph" style:parent-style-name="Standard">
      <style:paragraph-properties fo:text-align="start" style:justify-single-word="false"/>
      <style:text-properties fo:font-size="9pt" officeooo:rsid="0026715e" officeooo:paragraph-rsid="0359037b" style:font-size-asian="9pt" style:font-size-complex="9pt"/>
    </style:style>
    <style:style style:name="P281" style:family="paragraph" style:parent-style-name="Standard">
      <style:paragraph-properties fo:text-align="start" style:justify-single-word="false"/>
      <style:text-properties fo:font-size="9pt" officeooo:rsid="0251a206" officeooo:paragraph-rsid="0251a206" style:font-size-asian="9pt" style:font-size-complex="9pt"/>
    </style:style>
    <style:style style:name="P282" style:family="paragraph" style:parent-style-name="Standard">
      <style:paragraph-properties fo:text-align="start" style:justify-single-word="false"/>
      <style:text-properties fo:font-size="9pt" officeooo:rsid="016171c8" officeooo:paragraph-rsid="016171c8" style:font-size-asian="9pt" style:font-size-complex="9pt"/>
    </style:style>
    <style:style style:name="P283" style:family="paragraph" style:parent-style-name="Standard">
      <style:paragraph-properties fo:text-align="center" style:justify-single-word="false"/>
      <style:text-properties fo:font-size="9pt" officeooo:rsid="028af30a" officeooo:paragraph-rsid="028af30a" style:font-size-asian="9pt" style:font-size-complex="9pt"/>
    </style:style>
    <style:style style:name="P284" style:family="paragraph" style:parent-style-name="Standard">
      <style:paragraph-properties fo:text-align="center" style:justify-single-word="false"/>
      <style:text-properties fo:font-size="9pt" officeooo:rsid="028af30a" officeooo:paragraph-rsid="0299342c" style:font-size-asian="9pt" style:font-size-complex="9pt"/>
    </style:style>
    <style:style style:name="P285" style:family="paragraph" style:parent-style-name="Standard">
      <style:paragraph-properties fo:text-align="center" style:justify-single-word="false"/>
      <style:text-properties fo:font-size="9pt" officeooo:rsid="028af30a" officeooo:paragraph-rsid="035b8bc3" style:font-size-asian="9pt" style:font-size-complex="9pt"/>
    </style:style>
    <style:style style:name="P286" style:family="paragraph" style:parent-style-name="Standard">
      <style:paragraph-properties fo:text-align="start" style:justify-single-word="false"/>
      <style:text-properties fo:font-size="9pt" officeooo:rsid="016281c2" officeooo:paragraph-rsid="029ab48f" style:font-size-asian="9pt" style:font-size-complex="9pt"/>
    </style:style>
    <style:style style:name="P287" style:family="paragraph" style:parent-style-name="Standard">
      <style:paragraph-properties fo:text-align="center" style:justify-single-word="false"/>
      <style:text-properties fo:font-size="9pt" officeooo:rsid="016281c2" officeooo:paragraph-rsid="029ab48f" style:font-size-asian="9pt" style:font-size-complex="9pt"/>
    </style:style>
    <style:style style:name="P288" style:family="paragraph" style:parent-style-name="Standard">
      <style:paragraph-properties fo:text-align="start" style:justify-single-word="false"/>
      <style:text-properties fo:font-size="9pt" officeooo:rsid="01ff7e7a" officeooo:paragraph-rsid="0373e24c" style:font-size-asian="9pt" style:font-size-complex="9pt"/>
    </style:style>
    <style:style style:name="P289" style:family="paragraph" style:parent-style-name="Standard">
      <style:paragraph-properties fo:text-align="center" style:justify-single-word="false"/>
      <style:text-properties fo:font-size="9pt" officeooo:rsid="027b8088" officeooo:paragraph-rsid="035b8bc3" style:font-size-asian="9pt" style:font-size-complex="9pt"/>
    </style:style>
    <style:style style:name="P290" style:family="paragraph" style:parent-style-name="Standard">
      <style:paragraph-properties fo:text-align="center" style:justify-single-word="false"/>
      <style:text-properties fo:font-size="9pt" officeooo:rsid="027b8088" officeooo:paragraph-rsid="038677a7" style:font-size-asian="9pt" style:font-size-complex="9pt"/>
    </style:style>
    <style:style style:name="P291" style:family="paragraph" style:parent-style-name="Standard">
      <style:paragraph-properties fo:text-align="center" style:justify-single-word="false"/>
      <style:text-properties fo:font-size="9pt" officeooo:rsid="027b8088" officeooo:paragraph-rsid="038e227c" style:font-size-asian="9pt" style:font-size-complex="9pt"/>
    </style:style>
    <style:style style:name="P292" style:family="paragraph" style:parent-style-name="Standard">
      <style:paragraph-properties fo:text-align="start" style:justify-single-word="false"/>
      <style:text-properties fo:font-size="9pt" officeooo:rsid="035bd50a" officeooo:paragraph-rsid="035bd50a" style:font-size-asian="9pt" style:font-size-complex="9pt"/>
    </style:style>
    <style:style style:name="P293" style:family="paragraph" style:parent-style-name="Standard">
      <style:paragraph-properties fo:text-align="start" style:justify-single-word="false"/>
      <style:text-properties fo:font-size="9pt" officeooo:rsid="03048921" officeooo:paragraph-rsid="03772206" style:font-size-asian="9pt" style:font-size-complex="9pt"/>
    </style:style>
    <style:style style:name="P294" style:family="paragraph" style:parent-style-name="Standard">
      <style:paragraph-properties fo:text-align="start" style:justify-single-word="false"/>
      <style:text-properties fo:font-size="9pt" officeooo:rsid="02539007" officeooo:paragraph-rsid="02c7c25a" style:font-size-asian="9pt" style:font-size-complex="9pt"/>
    </style:style>
    <style:style style:name="P295" style:family="paragraph" style:parent-style-name="Standard">
      <style:paragraph-properties fo:text-align="start" style:justify-single-word="false"/>
      <style:text-properties fo:font-size="9pt" officeooo:rsid="02539007" officeooo:paragraph-rsid="04cebf7a" style:font-size-asian="9pt" style:font-size-complex="9pt"/>
    </style:style>
    <style:style style:name="P296" style:family="paragraph" style:parent-style-name="Standard">
      <style:paragraph-properties fo:text-align="start" style:justify-single-word="false"/>
      <style:text-properties fo:font-size="9pt" officeooo:rsid="03859f5a" officeooo:paragraph-rsid="03859f5a" style:font-size-asian="9pt" style:font-size-complex="9pt"/>
    </style:style>
    <style:style style:name="P297" style:family="paragraph" style:parent-style-name="Standard">
      <style:paragraph-properties fo:text-align="justify" style:justify-single-word="false"/>
      <style:text-properties fo:font-size="9pt" officeooo:rsid="03859f5a" officeooo:paragraph-rsid="04aeee34" style:font-size-asian="9pt" style:font-size-complex="9pt"/>
    </style:style>
    <style:style style:name="P298" style:family="paragraph" style:parent-style-name="Standard">
      <style:paragraph-properties fo:text-align="start" style:justify-single-word="false"/>
      <style:text-properties fo:font-size="9pt" officeooo:rsid="0359037b" officeooo:paragraph-rsid="0359037b" style:font-size-asian="9pt" style:font-size-complex="9pt"/>
    </style:style>
    <style:style style:name="P299" style:family="paragraph" style:parent-style-name="Standard">
      <style:paragraph-properties fo:text-align="start" style:justify-single-word="false"/>
      <style:text-properties fo:font-size="9pt" officeooo:rsid="037e422e" officeooo:paragraph-rsid="0334f218" style:font-size-asian="9pt" style:font-size-complex="9pt"/>
    </style:style>
    <style:style style:name="P300" style:family="paragraph" style:parent-style-name="Standard">
      <style:paragraph-properties fo:text-align="start" style:justify-single-word="false"/>
      <style:text-properties fo:font-size="9pt" officeooo:rsid="0365bb15" officeooo:paragraph-rsid="028a79eb" style:font-size-asian="9pt" style:font-size-complex="9pt"/>
    </style:style>
    <style:style style:name="P301" style:family="paragraph" style:parent-style-name="Standard">
      <style:paragraph-properties fo:text-align="start" style:justify-single-word="false"/>
      <style:text-properties fo:font-size="9pt" officeooo:rsid="01a54711" officeooo:paragraph-rsid="0254b373" style:font-size-asian="9pt" style:font-size-complex="9pt"/>
    </style:style>
    <style:style style:name="P302" style:family="paragraph" style:parent-style-name="Standard">
      <style:paragraph-properties fo:text-align="justify" style:justify-single-word="false"/>
      <style:text-properties fo:font-size="6pt" officeooo:rsid="001e727e" officeooo:paragraph-rsid="001e727e" style:font-size-asian="5.25pt" style:font-size-complex="6pt"/>
    </style:style>
    <style:style style:name="P303" style:family="paragraph" style:parent-style-name="Standard">
      <style:text-properties fo:font-size="12pt" style:text-underline-style="none" officeooo:rsid="02feddea" officeooo:paragraph-rsid="04dc74d3" style:font-size-asian="12pt" style:font-size-complex="12pt"/>
    </style:style>
    <style:style style:name="P304" style:family="paragraph" style:parent-style-name="Standard">
      <style:text-properties fo:font-size="12pt" style:text-underline-style="none" officeooo:rsid="02feddea" officeooo:paragraph-rsid="05239089" style:font-size-asian="12pt" style:font-size-complex="12pt"/>
    </style:style>
    <style:style style:name="P305" style:family="paragraph" style:parent-style-name="Standard">
      <style:paragraph-properties fo:text-align="start" style:justify-single-word="false"/>
      <style:text-properties fo:font-size="12pt" style:text-underline-style="none" officeooo:rsid="02feddea" officeooo:paragraph-rsid="0507900a" style:font-size-asian="12pt" style:font-size-complex="12pt"/>
    </style:style>
    <style:style style:name="P306" style:family="paragraph" style:parent-style-name="Standard">
      <style:paragraph-properties fo:text-align="start" style:justify-single-word="false"/>
      <style:text-properties fo:font-size="12pt" style:text-underline-style="none" officeooo:rsid="02feddea" officeooo:paragraph-rsid="054bb549" style:font-size-asian="12pt" style:font-size-complex="12pt"/>
    </style:style>
    <style:style style:name="P307" style:family="paragraph" style:parent-style-name="Standard">
      <style:paragraph-properties fo:text-align="start" style:justify-single-word="false"/>
      <style:text-properties fo:font-size="12pt" style:text-underline-style="none" officeooo:rsid="02feddea" officeooo:paragraph-rsid="057f3642" style:font-size-asian="12pt" style:font-size-complex="12pt"/>
    </style:style>
    <style:style style:name="P308" style:family="paragraph" style:parent-style-name="Standard">
      <style:paragraph-properties fo:text-align="start" style:justify-single-word="false"/>
      <style:text-properties fo:font-size="12pt" style:text-underline-style="none" officeooo:rsid="02feddea" officeooo:paragraph-rsid="05819655" style:font-size-asian="12pt" style:font-size-complex="12pt"/>
    </style:style>
    <style:style style:name="P309" style:family="paragraph" style:parent-style-name="Standard">
      <style:paragraph-properties fo:text-align="start" style:justify-single-word="false"/>
      <style:text-properties fo:font-size="12pt" style:text-underline-style="none" officeooo:rsid="02feddea" officeooo:paragraph-rsid="05856303" style:font-size-asian="12pt" style:font-size-complex="12pt"/>
    </style:style>
    <style:style style:name="P310" style:family="paragraph" style:parent-style-name="Standard">
      <style:paragraph-properties fo:text-align="start" style:justify-single-word="false"/>
      <style:text-properties fo:font-size="12pt" style:text-underline-style="none" officeooo:rsid="02feddea" officeooo:paragraph-rsid="058bbedc" style:font-size-asian="12pt" style:font-size-complex="12pt"/>
    </style:style>
    <style:style style:name="P311" style:family="paragraph" style:parent-style-name="Standard">
      <style:paragraph-properties fo:text-align="start" style:justify-single-word="false"/>
      <style:text-properties fo:font-size="12pt" style:text-underline-style="none" officeooo:rsid="02feddea" officeooo:paragraph-rsid="058d2d71" style:font-size-asian="12pt" style:font-size-complex="12pt"/>
    </style:style>
    <style:style style:name="P312" style:family="paragraph" style:parent-style-name="Standard">
      <style:paragraph-properties fo:text-align="start" style:justify-single-word="false"/>
      <style:text-properties fo:font-size="12pt" style:text-underline-style="none" officeooo:rsid="02feddea" officeooo:paragraph-rsid="05921301" style:font-size-asian="12pt" style:font-size-complex="12pt"/>
    </style:style>
    <style:style style:name="P313" style:family="paragraph" style:parent-style-name="Standard">
      <style:text-properties fo:font-size="12pt" style:text-underline-style="none" officeooo:rsid="02feddea" officeooo:paragraph-rsid="0560c5ef" style:font-size-asian="12pt" style:font-size-complex="12pt"/>
    </style:style>
    <style:style style:name="P314" style:family="paragraph" style:parent-style-name="Standard">
      <style:text-properties fo:font-size="12pt" style:text-underline-style="none" officeooo:rsid="02feddea" officeooo:paragraph-rsid="057b8526" style:font-size-asian="12pt" style:font-size-complex="12pt"/>
    </style:style>
    <style:style style:name="P315" style:family="paragraph" style:parent-style-name="Standard">
      <style:paragraph-properties>
        <style:tab-stops>
          <style:tab-stop style:position="0.5126in"/>
          <style:tab-stop style:position="4.6874in"/>
        </style:tab-stops>
      </style:paragraph-properties>
      <style:text-properties fo:font-size="12pt" style:text-underline-style="none" officeooo:rsid="02feddea" officeooo:paragraph-rsid="048ec0e3" style:font-size-asian="12pt" style:font-size-complex="12pt"/>
    </style:style>
    <style:style style:name="P316" style:family="paragraph" style:parent-style-name="Standard">
      <style:text-properties fo:font-size="12pt" style:text-underline-style="none" officeooo:rsid="0490fa10" officeooo:paragraph-rsid="04dc74d3" style:font-size-asian="12pt" style:font-size-complex="12pt"/>
    </style:style>
    <style:style style:name="P317" style:family="paragraph" style:parent-style-name="Standard">
      <style:text-properties fo:font-size="12pt" style:text-underline-style="none" officeooo:rsid="0490fa10" officeooo:paragraph-rsid="057b8526" style:font-size-asian="12pt" style:font-size-complex="12pt"/>
    </style:style>
    <style:style style:name="P318" style:family="paragraph" style:parent-style-name="Standard">
      <style:text-properties fo:font-size="12pt" style:text-underline-style="none" officeooo:rsid="0492e065" officeooo:paragraph-rsid="04dc74d3" style:font-size-asian="12pt" style:font-size-complex="12pt"/>
    </style:style>
    <style:style style:name="P319" style:family="paragraph" style:parent-style-name="Standard">
      <style:paragraph-properties fo:text-align="start" style:justify-single-word="false"/>
      <style:text-properties fo:font-size="12pt" style:text-underline-style="none" officeooo:rsid="050813f8" officeooo:paragraph-rsid="050813f8" style:font-size-asian="12pt" style:font-size-complex="12pt"/>
    </style:style>
    <style:style style:name="P320" style:family="paragraph" style:parent-style-name="Standard">
      <style:paragraph-properties fo:text-align="start" style:justify-single-word="false"/>
      <style:text-properties fo:font-size="12pt" style:text-underline-style="none" officeooo:rsid="050813f8" officeooo:paragraph-rsid="05a13857" style:font-size-asian="12pt" style:font-size-complex="12pt"/>
    </style:style>
    <style:style style:name="P321" style:family="paragraph" style:parent-style-name="Standard">
      <style:paragraph-properties fo:text-align="center" style:justify-single-word="false"/>
      <style:text-properties fo:font-size="12pt" style:text-underline-style="none" officeooo:rsid="04b52699" officeooo:paragraph-rsid="04dc74d3" style:font-size-asian="12pt" style:font-size-complex="12pt"/>
    </style:style>
    <style:style style:name="P322" style:family="paragraph" style:parent-style-name="Standard">
      <style:paragraph-properties fo:text-align="center" style:justify-single-word="false"/>
      <style:text-properties fo:font-size="12pt" style:text-underline-style="none" officeooo:rsid="04b52699" officeooo:paragraph-rsid="055d7e07" style:font-size-asian="12pt" style:font-size-complex="12pt"/>
    </style:style>
    <style:style style:name="P323" style:family="paragraph" style:parent-style-name="Standard">
      <style:paragraph-properties fo:text-align="center" style:justify-single-word="false"/>
      <style:text-properties fo:font-size="12pt" style:text-underline-style="none" officeooo:rsid="05271479" officeooo:paragraph-rsid="05271479" style:font-size-asian="12pt" style:font-size-complex="12pt"/>
    </style:style>
    <style:style style:name="P324" style:family="paragraph" style:parent-style-name="Standard">
      <style:paragraph-properties fo:text-align="start" style:justify-single-word="false"/>
      <style:text-properties fo:font-size="12pt" style:text-underline-style="none" officeooo:rsid="0507900a" officeooo:paragraph-rsid="05856303" style:font-size-asian="12pt" style:font-size-complex="12pt"/>
    </style:style>
    <style:style style:name="P325" style:family="paragraph" style:parent-style-name="Standard">
      <style:text-properties fo:font-size="12pt" style:text-underline-style="none" officeooo:rsid="048f3318" officeooo:paragraph-rsid="057b8526" style:font-size-asian="12pt" style:font-size-complex="12pt"/>
    </style:style>
    <style:style style:name="P326" style:family="paragraph" style:parent-style-name="Standard">
      <style:text-properties fo:font-size="12pt" style:text-underline-style="none" officeooo:rsid="048f3318" officeooo:paragraph-rsid="05856303" style:font-size-asian="12pt" style:font-size-complex="12pt"/>
    </style:style>
    <style:style style:name="P327" style:family="paragraph" style:parent-style-name="Standard">
      <style:text-properties fo:font-size="12pt" style:text-underline-style="none" officeooo:rsid="0577eeea" officeooo:paragraph-rsid="05856303" style:font-size-asian="12pt" style:font-size-complex="12pt"/>
    </style:style>
    <style:style style:name="P328" style:family="paragraph" style:parent-style-name="Standard">
      <style:paragraph-properties fo:text-align="start" style:justify-single-word="false"/>
      <style:text-properties fo:font-size="12pt" style:text-underline-style="none" officeooo:rsid="057b8526" officeooo:paragraph-rsid="057b8526" style:font-size-asian="12pt" style:font-size-complex="12pt"/>
    </style:style>
    <style:style style:name="P329" style:family="paragraph" style:parent-style-name="Standard">
      <style:text-properties fo:font-size="12pt" style:text-underline-style="none" fo:font-weight="bold" officeooo:rsid="048f3318" officeooo:paragraph-rsid="04dc74d3" style:font-size-asian="12pt" style:font-weight-asian="bold" style:font-size-complex="12pt" style:font-weight-complex="bold"/>
    </style:style>
    <style:style style:name="P330" style:family="paragraph" style:parent-style-name="Standard">
      <style:text-properties fo:font-size="12pt" style:text-underline-style="none" fo:font-weight="bold" officeooo:rsid="048f3318" officeooo:paragraph-rsid="05239089" style:font-size-asian="12pt" style:font-weight-asian="bold" style:font-size-complex="12pt" style:font-weight-complex="bold"/>
    </style:style>
    <style:style style:name="P331" style:family="paragraph" style:parent-style-name="Standard">
      <style:text-properties fo:font-size="12pt" style:text-underline-style="none" fo:font-weight="bold" officeooo:rsid="048f3318" officeooo:paragraph-rsid="0560c5ef" style:font-size-asian="12pt" style:font-weight-asian="bold" style:font-size-complex="12pt" style:font-weight-complex="bold"/>
    </style:style>
    <style:style style:name="P332" style:family="paragraph" style:parent-style-name="Standard">
      <style:paragraph-properties fo:text-align="start" style:justify-single-word="false"/>
      <style:text-properties fo:font-size="12pt" style:text-underline-style="none" fo:font-weight="bold" officeooo:rsid="048f3318" officeooo:paragraph-rsid="057b8526" style:font-size-asian="12pt" style:font-weight-asian="bold" style:font-size-complex="12pt" style:font-weight-complex="bold"/>
    </style:style>
    <style:style style:name="P333" style:family="paragraph" style:parent-style-name="Standard">
      <style:paragraph-properties fo:text-align="start" style:justify-single-word="false"/>
      <style:text-properties fo:font-size="12pt" style:text-underline-style="none" fo:font-weight="bold" officeooo:rsid="050813f8" officeooo:paragraph-rsid="050813f8" style:font-size-asian="12pt" style:font-weight-asian="bold" style:font-size-complex="12pt" style:font-weight-complex="bold"/>
    </style:style>
    <style:style style:name="P334" style:family="paragraph" style:parent-style-name="Standard">
      <style:paragraph-properties fo:text-align="start" style:justify-single-word="false"/>
      <style:text-properties fo:font-size="12pt" style:text-underline-style="none" fo:font-weight="bold" officeooo:rsid="050813f8" officeooo:paragraph-rsid="05a13857" style:font-size-asian="12pt" style:font-weight-asian="bold" style:font-size-complex="12pt" style:font-weight-complex="bold"/>
    </style:style>
    <style:style style:name="P335" style:family="paragraph" style:parent-style-name="Standard">
      <style:text-properties fo:font-size="12pt" style:text-underline-style="none" fo:font-weight="bold" officeooo:rsid="053e5dd6" officeooo:paragraph-rsid="053e5dd6" style:font-size-asian="12pt" style:font-weight-asian="bold" style:font-size-complex="12pt" style:font-weight-complex="bold"/>
    </style:style>
    <style:style style:name="P336" style:family="paragraph" style:parent-style-name="Standard">
      <style:text-properties fo:font-size="12pt" style:text-underline-style="none" fo:font-weight="bold" officeooo:rsid="053e5dd6" officeooo:paragraph-rsid="054a1b46" style:font-size-asian="12pt" style:font-weight-asian="bold" style:font-size-complex="12pt" style:font-weight-complex="bold"/>
    </style:style>
    <style:style style:name="P337" style:family="paragraph" style:parent-style-name="Standard">
      <style:text-properties fo:font-size="12pt" style:text-underline-style="none" fo:font-weight="bold" officeooo:rsid="053e5dd6" officeooo:paragraph-rsid="054e33e1" style:font-size-asian="12pt" style:font-weight-asian="bold" style:font-size-complex="12pt" style:font-weight-complex="bold"/>
    </style:style>
    <style:style style:name="P338" style:family="paragraph" style:parent-style-name="Standard">
      <style:paragraph-properties fo:text-align="start" style:justify-single-word="false"/>
      <style:text-properties fo:font-size="12pt" style:text-underline-style="none" fo:font-weight="bold" officeooo:rsid="0507900a" officeooo:paragraph-rsid="05856303" style:font-size-asian="12pt" style:font-weight-asian="bold" style:font-size-complex="12pt" style:font-weight-complex="bold"/>
    </style:style>
    <style:style style:name="P339" style:family="paragraph" style:parent-style-name="Standard">
      <style:text-properties fo:font-size="12pt" style:text-underline-style="none" fo:font-weight="bold" officeooo:rsid="02feddea" officeooo:paragraph-rsid="048ec0e3" style:font-size-asian="12pt" style:font-weight-asian="bold" style:font-size-complex="12pt" style:font-weight-complex="bold"/>
    </style:style>
    <style:style style:name="P340" style:family="paragraph" style:parent-style-name="Standard">
      <style:text-properties fo:font-size="12pt" style:text-underline-style="none" fo:font-weight="bold" officeooo:rsid="02feddea" officeooo:paragraph-rsid="057b8526" style:font-size-asian="12pt" style:font-weight-asian="bold" style:font-size-complex="12pt" style:font-weight-complex="bold"/>
    </style:style>
    <style:style style:name="P341" style:family="paragraph" style:parent-style-name="Standard">
      <style:paragraph-properties fo:text-align="start" style:justify-single-word="false"/>
      <style:text-properties fo:font-size="12pt" style:text-underline-style="none" fo:font-weight="bold" officeooo:rsid="02feddea" officeooo:paragraph-rsid="0507900a" style:font-size-asian="12pt" style:font-weight-asian="bold" style:font-size-complex="12pt" style:font-weight-complex="bold"/>
    </style:style>
    <style:style style:name="P342" style:family="paragraph" style:parent-style-name="Standard">
      <style:paragraph-properties fo:text-align="start" style:justify-single-word="false"/>
      <style:text-properties fo:font-size="12pt" style:text-underline-style="none" fo:font-weight="bold" officeooo:rsid="02feddea" officeooo:paragraph-rsid="058d2d71" style:font-size-asian="12pt" style:font-weight-asian="bold" style:font-size-complex="12pt" style:font-weight-complex="bold"/>
    </style:style>
    <style:style style:name="P343" style:family="paragraph" style:parent-style-name="Standard">
      <style:text-properties fo:font-size="12pt" style:text-underline-style="none" fo:font-weight="bold" officeooo:rsid="05b66aa1" officeooo:paragraph-rsid="05b66aa1" style:font-size-asian="12pt" style:font-weight-asian="bold" style:font-size-complex="12pt" style:font-weight-complex="bold"/>
    </style:style>
    <style:style style:name="P344" style:family="paragraph" style:parent-style-name="Standard">
      <style:paragraph-properties fo:text-align="start" style:justify-single-word="false"/>
      <style:text-properties fo:font-size="12pt" style:text-underline-style="none" fo:font-weight="bold" officeooo:rsid="057b8526" officeooo:paragraph-rsid="057b8526" style:font-size-asian="12pt" style:font-weight-asian="bold" style:font-size-complex="12pt" style:font-weight-complex="bold"/>
    </style:style>
    <style:style style:name="P345" style:family="paragraph" style:parent-style-name="Standard">
      <style:paragraph-properties fo:text-align="start" style:justify-single-word="false"/>
      <style:text-properties fo:font-size="12pt" style:text-underline-style="none" fo:font-weight="normal" officeooo:rsid="057b8526" officeooo:paragraph-rsid="057b8526"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font-size="12pt" style:text-underline-style="none" fo:font-weight="normal" officeooo:rsid="057b8526" officeooo:paragraph-rsid="057c34ea"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font-size="12pt" style:text-underline-style="none" fo:font-weight="normal" officeooo:rsid="057b8526" officeooo:paragraph-rsid="057eb02b" style:font-size-asian="12pt" style:font-weight-asian="normal" style:font-size-complex="12pt" style:font-weight-complex="normal"/>
    </style:style>
    <style:style style:name="P348" style:family="paragraph" style:parent-style-name="Standard">
      <style:paragraph-properties fo:text-align="start" style:justify-single-word="false">
        <style:tab-stops>
          <style:tab-stop style:position="0.3646in"/>
          <style:tab-stop style:position="0.6862in"/>
          <style:tab-stop style:position="5.1909in"/>
        </style:tab-stops>
      </style:paragraph-properties>
      <style:text-properties fo:font-size="12pt" style:text-underline-style="none" fo:font-weight="normal" officeooo:rsid="03974b6c" officeooo:paragraph-rsid="057c34ea" style:font-size-asian="12pt" style:font-weight-asian="normal" style:font-size-complex="12pt" style:font-weight-complex="normal"/>
    </style:style>
    <style:style style:name="P349" style:family="paragraph" style:parent-style-name="Standard">
      <style:paragraph-properties>
        <style:tab-stops>
          <style:tab-stop style:position="0.5126in"/>
          <style:tab-stop style:position="4.6874in"/>
        </style:tab-stops>
      </style:paragraph-properties>
      <style:text-properties fo:font-size="12pt" style:text-underline-style="none" fo:font-weight="normal" officeooo:rsid="02feddea" officeooo:paragraph-rsid="048ec0e3"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font-size="12pt" style:text-underline-style="none" fo:font-weight="normal" officeooo:rsid="057c34ea" officeooo:paragraph-rsid="057c34ea"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font-size="12pt" style:text-underline-style="none" fo:font-weight="normal" officeooo:rsid="058bbedc" officeooo:paragraph-rsid="058bbedc"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fo:font-size="12pt" style:text-underline-style="none" fo:font-weight="normal" officeooo:rsid="057f3642" officeooo:paragraph-rsid="0507900a"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size="12pt" style:text-underline-style="none" fo:font-weight="normal" officeooo:rsid="05819655" officeooo:paragraph-rsid="05819655" style:font-size-asian="12pt" style:font-weight-asian="normal" style:font-size-complex="12pt" style:font-weight-complex="normal"/>
    </style:style>
    <style:style style:name="P354" style:family="paragraph" style:parent-style-name="Standard">
      <style:text-properties fo:font-size="12pt" style:text-underline-style="none" fo:font-weight="normal" officeooo:rsid="053e5dd6" officeooo:paragraph-rsid="053e5dd6" style:font-size-asian="12pt" style:font-weight-asian="normal" style:font-size-complex="12pt" style:font-weight-complex="normal"/>
    </style:style>
    <style:style style:name="P355" style:family="paragraph" style:parent-style-name="Standard">
      <style:paragraph-properties fo:text-align="start" style:justify-single-word="false">
        <style:tab-stops>
          <style:tab-stop style:position="0.3646in"/>
          <style:tab-stop style:position="0.6862in"/>
          <style:tab-stop style:position="5.1909in"/>
        </style:tab-stops>
      </style:paragraph-properties>
      <style:text-properties fo:font-size="12pt" officeooo:rsid="057b8526" officeooo:paragraph-rsid="057c34ea" style:font-size-asian="12pt" style:font-size-complex="12pt"/>
    </style:style>
    <style:style style:name="P356" style:family="paragraph" style:parent-style-name="Standard">
      <style:paragraph-properties fo:text-align="start" style:justify-single-word="false">
        <style:tab-stops>
          <style:tab-stop style:position="0.3646in"/>
          <style:tab-stop style:position="0.6862in"/>
          <style:tab-stop style:position="5.1909in"/>
        </style:tab-stops>
      </style:paragraph-properties>
      <style:text-properties fo:font-size="12pt" officeooo:rsid="03ad96c1" officeooo:paragraph-rsid="057c34ea" style:font-size-asian="12pt" style:font-size-complex="12pt"/>
    </style:style>
    <style:style style:name="P357" style:family="paragraph" style:parent-style-name="Standard">
      <style:paragraph-properties fo:text-align="start" style:justify-single-word="false">
        <style:tab-stops>
          <style:tab-stop style:position="0.3646in"/>
          <style:tab-stop style:position="0.6862in"/>
          <style:tab-stop style:position="5.1909in"/>
        </style:tab-stops>
      </style:paragraph-properties>
      <style:text-properties fo:font-size="12pt" officeooo:rsid="03cc55d3" officeooo:paragraph-rsid="057c34ea" style:font-size-asian="12pt" style:font-size-complex="12pt"/>
    </style:style>
    <style:style style:name="P358" style:family="paragraph" style:parent-style-name="Standard">
      <style:paragraph-properties fo:text-align="start" style:justify-single-word="false">
        <style:tab-stops>
          <style:tab-stop style:position="0.3646in"/>
          <style:tab-stop style:position="0.6862in"/>
          <style:tab-stop style:position="5.1909in"/>
        </style:tab-stops>
      </style:paragraph-properties>
      <style:text-properties fo:font-size="12pt" officeooo:rsid="0463ac9d" officeooo:paragraph-rsid="057c34ea" style:font-size-asian="12pt" style:font-size-complex="12pt"/>
    </style:style>
    <style:style style:name="P359" style:family="paragraph" style:parent-style-name="Standard">
      <style:text-properties fo:font-weight="bold" officeooo:rsid="05a5c37f" officeooo:paragraph-rsid="05bf0986" style:font-weight-asian="bold" style:font-weight-complex="bold"/>
    </style:style>
    <style:style style:name="P360" style:family="paragraph" style:parent-style-name="Standard">
      <style:paragraph-properties fo:text-align="center" style:justify-single-word="false"/>
      <style:text-properties style:font-name="Liberation Sans" fo:font-size="7pt" fo:font-weight="bold" officeooo:rsid="05c84efd" officeooo:paragraph-rsid="05c84efd" style:font-size-asian="6.09999990463257pt" style:font-weight-asian="bold" style:font-size-complex="7pt" style:font-weight-complex="bold"/>
    </style:style>
    <style:style style:name="P361" style:family="paragraph" style:parent-style-name="Text_20_body">
      <style:paragraph-properties fo:line-height="100%" fo:text-align="justify" style:justify-single-word="false"/>
      <style:text-properties officeooo:paragraph-rsid="012a0acd"/>
    </style:style>
    <style:style style:name="P362" style:family="paragraph" style:parent-style-name="Text_20_body">
      <style:paragraph-properties fo:line-height="100%" fo:text-align="justify" style:justify-single-word="false"/>
      <style:text-properties officeooo:paragraph-rsid="012b9dd5"/>
    </style:style>
    <style:style style:name="P363" style:family="paragraph" style:parent-style-name="Text_20_body">
      <style:paragraph-properties fo:line-height="100%" fo:text-align="justify" style:justify-single-word="false"/>
      <style:text-properties officeooo:paragraph-rsid="013e5209"/>
    </style:style>
    <style:style style:name="P364" style:family="paragraph" style:parent-style-name="Text_20_body">
      <style:paragraph-properties fo:text-align="justify" style:justify-single-word="false"/>
      <style:text-properties officeooo:rsid="012a0acd" officeooo:paragraph-rsid="013e5209"/>
    </style:style>
    <style:style style:name="P365" style:family="paragraph" style:parent-style-name="Text_20_body">
      <style:paragraph-properties fo:line-height="100%" fo:text-align="justify" style:justify-single-word="false"/>
      <style:text-properties officeooo:rsid="012a0acd" officeooo:paragraph-rsid="028712c6"/>
    </style:style>
    <style:style style:name="P366" style:family="paragraph" style:parent-style-name="Text_20_body">
      <style:text-properties officeooo:rsid="02e82c06" officeooo:paragraph-rsid="02ef95aa"/>
    </style:style>
    <style:style style:name="P367" style:family="paragraph" style:parent-style-name="Text_20_body">
      <style:text-properties style:text-underline-style="none" fo:font-weight="normal" officeooo:rsid="02fb4084" officeooo:paragraph-rsid="02fb4084" style:font-weight-asian="normal" style:font-weight-complex="normal"/>
    </style:style>
    <style:style style:name="P368" style:family="paragraph" style:parent-style-name="Text_20_body">
      <style:text-properties style:text-underline-style="none" fo:font-weight="normal" officeooo:rsid="02f15950" officeooo:paragraph-rsid="0306ef2b" style:font-weight-asian="normal" style:font-weight-complex="normal"/>
    </style:style>
    <style:style style:name="P369" style:family="paragraph" style:parent-style-name="Text_20_body">
      <style:text-properties style:text-underline-style="none" fo:font-weight="normal" officeooo:rsid="02f15950" officeooo:paragraph-rsid="05b23631" style:font-weight-asian="normal" style:font-weight-complex="normal"/>
    </style:style>
    <style:style style:name="P370" style:family="paragraph" style:parent-style-name="Text_20_body">
      <style:text-properties style:text-underline-style="none" officeooo:rsid="02feddea" officeooo:paragraph-rsid="02feddea"/>
    </style:style>
    <style:style style:name="P371" style:family="paragraph" style:parent-style-name="Text_20_body">
      <style:text-properties style:text-underline-style="none" officeooo:rsid="02feddea" officeooo:paragraph-rsid="05b1b269"/>
    </style:style>
    <style:style style:name="P372" style:family="paragraph" style:parent-style-name="Text_20_body">
      <style:text-properties style:text-underline-style="none" officeooo:rsid="02feddea" officeooo:paragraph-rsid="05b52f4c"/>
    </style:style>
    <style:style style:name="P373" style:family="paragraph" style:parent-style-name="Text_20_body">
      <style:text-properties style:text-underline-style="none" fo:font-weight="bold" officeooo:rsid="02f08e6f" officeooo:paragraph-rsid="02fd0345" style:font-weight-asian="bold" style:font-weight-complex="bold"/>
    </style:style>
    <style:style style:name="P374" style:family="paragraph" style:parent-style-name="Text_20_body">
      <style:text-properties style:text-underline-style="none" fo:font-weight="bold" officeooo:rsid="052bc8d2" officeooo:paragraph-rsid="05b23631" style:font-weight-asian="bold" style:font-weight-complex="bold"/>
    </style:style>
    <style:style style:name="P375" style:family="paragraph" style:parent-style-name="Text_20_body">
      <style:text-properties officeooo:rsid="04dc74d3" officeooo:paragraph-rsid="04dc74d3"/>
    </style:style>
    <style:style style:name="P376" style:family="paragraph" style:parent-style-name="Text_20_body">
      <style:text-properties officeooo:paragraph-rsid="04e05141"/>
    </style:style>
    <style:style style:name="P377" style:family="paragraph" style:parent-style-name="Text_20_body">
      <style:text-properties fo:font-weight="bold" officeooo:rsid="02fb4084" officeooo:paragraph-rsid="02fb4084" style:font-weight-asian="bold" style:font-weight-complex="bold"/>
    </style:style>
    <style:style style:name="P378" style:family="paragraph" style:parent-style-name="Text_20_body">
      <style:text-properties fo:font-weight="bold" officeooo:rsid="059bc4cf" officeooo:paragraph-rsid="059bc4cf" style:font-weight-asian="bold" style:font-weight-complex="bold"/>
    </style:style>
    <style:style style:name="P379" style:family="paragraph" style:parent-style-name="Text_20_body">
      <style:text-properties fo:font-weight="bold" officeooo:rsid="059bc4cf" officeooo:paragraph-rsid="05a5c37f" style:font-weight-asian="bold" style:font-weight-complex="bold"/>
    </style:style>
    <style:style style:name="P380" style:family="paragraph" style:parent-style-name="Text_20_body">
      <style:text-properties fo:font-weight="bold" officeooo:rsid="059bc4cf" officeooo:paragraph-rsid="05a776fc" style:font-weight-asian="bold" style:font-weight-complex="bold"/>
    </style:style>
    <style:style style:name="P381" style:family="paragraph" style:parent-style-name="Text_20_body">
      <style:text-properties fo:font-weight="bold" officeooo:rsid="059bc4cf" officeooo:paragraph-rsid="05aa31f0" style:font-weight-asian="bold" style:font-weight-complex="bold"/>
    </style:style>
    <style:style style:name="P382" style:family="paragraph" style:parent-style-name="Text_20_body">
      <style:text-properties fo:font-weight="bold" officeooo:rsid="059bc4cf" officeooo:paragraph-rsid="05b7e32f" style:font-weight-asian="bold" style:font-weight-complex="bold"/>
    </style:style>
    <style:style style:name="P383" style:family="paragraph" style:parent-style-name="Text_20_body">
      <style:text-properties fo:font-weight="bold" officeooo:rsid="05a5c37f" officeooo:paragraph-rsid="05a5c37f" style:font-weight-asian="bold" style:font-weight-complex="bold"/>
    </style:style>
    <style:style style:name="P384" style:family="paragraph" style:parent-style-name="Text_20_body">
      <style:paragraph-properties fo:text-align="justify" style:justify-single-word="false"/>
      <style:text-properties fo:font-weight="bold" officeooo:rsid="05aa31f0" officeooo:paragraph-rsid="05aa31f0" style:font-weight-asian="bold" style:font-weight-complex="bold"/>
    </style:style>
    <style:style style:name="P385" style:family="paragraph" style:parent-style-name="Text_20_body">
      <style:text-properties fo:font-weight="bold" officeooo:rsid="041df9ec" officeooo:paragraph-rsid="05a30a06" style:font-weight-asian="bold" style:font-weight-complex="bold"/>
    </style:style>
    <style:style style:name="P386" style:family="paragraph" style:parent-style-name="Text_20_body">
      <style:text-properties fo:font-size="12pt" style:text-underline-style="none" officeooo:rsid="04dc74d3" officeooo:paragraph-rsid="04e6a7c4" style:font-size-asian="12pt" style:font-size-complex="12pt"/>
    </style:style>
    <style:style style:name="P387" style:family="paragraph" style:parent-style-name="Text_20_body">
      <style:paragraph-properties fo:text-align="center" style:justify-single-word="false"/>
      <style:text-properties fo:font-size="12pt" fo:font-style="normal" style:text-underline-style="none" officeooo:rsid="05a5c37f" officeooo:paragraph-rsid="05047079" style:font-size-asian="12pt" style:font-style-asian="normal" style:font-size-complex="12pt" style:font-style-complex="normal"/>
    </style:style>
    <style:style style:name="P388" style:family="paragraph" style:parent-style-name="Text_20_body">
      <style:paragraph-properties fo:text-align="center" style:justify-single-word="false"/>
      <style:text-properties officeooo:rsid="05239089" officeooo:paragraph-rsid="05216e1d"/>
    </style:style>
    <style:style style:name="P389" style:family="paragraph" style:parent-style-name="Text_20_body">
      <style:paragraph-properties fo:text-align="center" style:justify-single-word="false"/>
      <style:text-properties officeooo:rsid="04f3a4a6" officeooo:paragraph-rsid="05856303"/>
    </style:style>
    <style:style style:name="P390" style:family="paragraph" style:parent-style-name="Text_20_body">
      <style:text-properties officeooo:rsid="057eb02b" officeooo:paragraph-rsid="057eb02b"/>
    </style:style>
    <style:style style:name="P391" style:family="paragraph" style:parent-style-name="Text_20_body">
      <style:text-properties officeooo:rsid="057eb02b" officeooo:paragraph-rsid="05a30a06"/>
    </style:style>
    <style:style style:name="P392" style:family="paragraph" style:parent-style-name="Text_20_body">
      <style:text-properties officeooo:rsid="059bc4cf" officeooo:paragraph-rsid="05a776fc"/>
    </style:style>
    <style:style style:name="P393" style:family="paragraph" style:parent-style-name="Text_20_body">
      <style:paragraph-properties fo:text-align="justify" style:justify-single-word="false"/>
      <style:text-properties officeooo:rsid="05aa31f0" officeooo:paragraph-rsid="05aa31f0"/>
    </style:style>
    <style:style style:name="P394" style:family="paragraph" style:parent-style-name="Text_20_body">
      <style:paragraph-properties fo:text-align="center" style:justify-single-word="false"/>
      <style:text-properties officeooo:rsid="05aa31f0" officeooo:paragraph-rsid="05aa31f0"/>
    </style:style>
    <style:style style:name="P395" style:family="paragraph" style:parent-style-name="Text_20_body">
      <style:text-properties officeooo:paragraph-rsid="05aa31f0"/>
    </style:style>
    <style:style style:name="P396" style:family="paragraph" style:parent-style-name="Text_20_body">
      <style:text-properties officeooo:rsid="02ecd120" officeooo:paragraph-rsid="05a30a06"/>
    </style:style>
    <style:style style:name="P397" style:family="paragraph" style:parent-style-name="Text_20_body">
      <style:text-properties fo:font-weight="normal" officeooo:rsid="05a5c37f" officeooo:paragraph-rsid="05a5c37f" style:font-weight-asian="normal" style:font-weight-complex="normal"/>
    </style:style>
    <style:style style:name="P398" style:family="paragraph" style:parent-style-name="Text_20_body">
      <style:text-properties fo:font-weight="normal" officeooo:rsid="05a776fc" officeooo:paragraph-rsid="05a776fc" style:font-weight-asian="normal" style:font-weight-complex="normal"/>
    </style:style>
    <style:style style:name="P399" style:family="paragraph" style:parent-style-name="Text_20_body">
      <style:text-properties fo:font-weight="normal" officeooo:rsid="05b7e32f" officeooo:paragraph-rsid="05b7e32f" style:font-weight-asian="normal" style:font-weight-complex="normal"/>
    </style:style>
    <style:style style:name="P400" style:family="paragraph" style:parent-style-name="Text_20_body">
      <style:text-properties fo:font-weight="normal" officeooo:rsid="05bde5a8" officeooo:paragraph-rsid="05b7e32f" style:font-weight-asian="normal" style:font-weight-complex="normal"/>
    </style:style>
    <style:style style:name="P401" style:family="paragraph" style:parent-style-name="Text_20_body">
      <style:text-properties fo:font-weight="normal" officeooo:rsid="05a68a68" officeooo:paragraph-rsid="05aa31f0" style:font-weight-asian="normal" style:font-weight-complex="normal"/>
    </style:style>
    <style:style style:name="P402" style:family="paragraph" style:parent-style-name="Text_20_body">
      <style:paragraph-properties fo:text-align="center" style:justify-single-word="false"/>
      <style:text-properties officeooo:rsid="04aa8fe7" officeooo:paragraph-rsid="04dfa204"/>
    </style:style>
    <style:style style:name="P403" style:family="paragraph" style:parent-style-name="Standard">
      <loext:graphic-properties draw:fill="none"/>
      <style:paragraph-properties fo:margin-left="0.5in" fo:margin-right="0in" fo:text-align="justify" style:justify-single-word="false" fo:text-indent="0in" style:auto-text-indent="false" fo:background-color="transparent" style:writing-mode="lr-tb"/>
      <style:text-properties style:font-name="Meera" fo:font-size="14pt" officeooo:rsid="00503cc2" officeooo:paragraph-rsid="00702382" style:font-size-asian="14pt" style:font-size-complex="14pt"/>
    </style:style>
    <style:style style:name="P404" style:family="paragraph" style:parent-style-name="Standard">
      <loext:graphic-properties draw:fill="none"/>
      <style:paragraph-properties fo:margin-left="0.5in" fo:margin-right="0in" fo:text-align="justify" style:justify-single-word="false" fo:text-indent="0in" style:auto-text-indent="false" fo:background-color="transparent" style:writing-mode="lr-tb"/>
      <style:text-properties fo:font-size="14pt" officeooo:rsid="0050dd70" officeooo:paragraph-rsid="01d1a57c" style:font-size-asian="14pt" style:font-size-complex="14pt"/>
    </style:style>
    <style:style style:name="P405" style:family="paragraph" style:parent-style-name="Standard">
      <loext:graphic-properties draw:fill="none"/>
      <style:paragraph-properties fo:margin-left="0.5in" fo:margin-right="0in" fo:text-align="justify" style:justify-single-word="false" fo:text-indent="0in" style:auto-text-indent="false" fo:background-color="transparent" style:writing-mode="lr-tb"/>
      <style:text-properties fo:font-size="14pt" officeooo:rsid="02313bfd" officeooo:paragraph-rsid="02313bfd" style:font-size-asian="14pt" style:font-size-complex="14pt"/>
    </style:style>
    <style:style style:name="P40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writing-mode="lr-tb"/>
      <style:text-properties style:font-name="Meera" fo:font-size="14pt" fo:font-style="normal" style:text-underline-style="solid" style:text-underline-width="auto" style:text-underline-color="font-color" officeooo:rsid="00503cc2" officeooo:paragraph-rsid="00702382" style:font-size-asian="14pt" style:font-style-asian="normal" style:font-size-complex="14pt" style:font-style-complex="normal"/>
    </style:style>
    <style:style style:name="P40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writing-mode="lr-tb"/>
      <style:text-properties style:font-name="Meera" fo:font-size="14pt" officeooo:rsid="00503cc2" officeooo:paragraph-rsid="00702382" style:font-size-asian="14pt" style:font-size-complex="14pt"/>
    </style:style>
    <style:style style:name="P40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writing-mode="lr-tb"/>
      <style:text-properties style:font-name="Meera" fo:font-size="14pt" officeooo:rsid="00503cc2" officeooo:paragraph-rsid="02313bfd" style:font-size-asian="14pt" style:font-size-complex="14pt"/>
    </style:style>
    <style:style style:name="P409" style:family="paragraph" style:parent-style-name="Standard">
      <style:paragraph-properties fo:margin-left="0.8752in" fo:margin-right="0in" fo:text-align="justify" style:justify-single-word="false" fo:text-indent="0in" style:auto-text-indent="false" style:writing-mode="lr-tb"/>
      <style:text-properties fo:font-style="normal" officeooo:rsid="0380613a" officeooo:paragraph-rsid="052fd4e5" style:font-style-asian="normal" style:font-style-complex="normal"/>
    </style:style>
    <style:style style:name="P410" style:family="paragraph" style:parent-style-name="Standard">
      <style:paragraph-properties fo:margin-left="0.8752in" fo:margin-right="0in" fo:text-align="justify" style:justify-single-word="false" fo:text-indent="0in" style:auto-text-indent="false" style:writing-mode="lr-tb"/>
      <style:text-properties fo:font-style="normal" officeooo:rsid="0380613a" officeooo:paragraph-rsid="05317af1" style:font-style-asian="normal" style:font-style-complex="normal"/>
    </style:style>
    <style:style style:name="P411" style:family="paragraph" style:parent-style-name="Standard">
      <style:paragraph-properties fo:margin-left="0.8752in" fo:margin-right="0in" fo:text-align="justify" style:justify-single-word="false" fo:text-indent="0in" style:auto-text-indent="false" style:writing-mode="lr-tb"/>
      <style:text-properties fo:font-style="normal" officeooo:rsid="0380613a" officeooo:paragraph-rsid="05357b2a" style:font-style-asian="normal" style:font-style-complex="normal"/>
    </style:style>
    <style:style style:name="P412" style:family="paragraph" style:parent-style-name="Standard">
      <style:paragraph-properties fo:margin-left="0.8752in" fo:margin-right="0in" fo:text-align="justify" style:justify-single-word="false" fo:text-indent="0in" style:auto-text-indent="false" style:writing-mode="lr-tb"/>
      <style:text-properties fo:font-size="12pt" fo:font-style="normal" style:text-underline-style="none" officeooo:rsid="05336978" officeooo:paragraph-rsid="0536b275" style:font-size-asian="12pt" style:font-style-asian="normal" style:font-size-complex="12pt" style:font-style-complex="normal"/>
    </style:style>
    <style:style style:name="P413" style:family="paragraph" style:parent-style-name="Standard">
      <style:paragraph-properties fo:margin-left="0.8752in" fo:margin-right="0in" fo:text-align="justify" style:justify-single-word="false" fo:text-indent="0in" style:auto-text-indent="false" style:writing-mode="lr-tb"/>
      <style:text-properties fo:font-size="12pt" fo:font-style="normal" style:text-underline-style="none" officeooo:rsid="0536bf7b" officeooo:paragraph-rsid="0536bf7b" style:font-size-asian="12pt" style:font-style-asian="normal" style:font-size-complex="12pt" style:font-style-complex="normal"/>
    </style:style>
    <style:style style:name="P414" style:family="paragraph" style:parent-style-name="Standard">
      <style:paragraph-properties fo:margin-left="0.8752in" fo:margin-right="0in" fo:text-align="justify" style:justify-single-word="false" fo:text-indent="0in" style:auto-text-indent="false" style:writing-mode="lr-tb"/>
      <style:text-properties fo:font-size="12pt" fo:font-style="normal" style:text-underline-style="none" officeooo:rsid="0532490d" officeooo:paragraph-rsid="0532490d" style:font-size-asian="12pt" style:font-style-asian="normal" style:font-size-complex="12pt" style:font-style-complex="normal"/>
    </style:style>
    <style:style style:name="P415" style:family="paragraph" style:parent-style-name="Standard">
      <style:paragraph-properties fo:text-align="justify" style:justify-single-word="false" fo:break-before="page" style:writing-mode="lr-tb"/>
      <style:text-properties officeooo:rsid="042f0c33" officeooo:paragraph-rsid="042f0c33"/>
    </style:style>
    <style:style style:name="P416" style:family="paragraph" style:parent-style-name="Standard">
      <style:paragraph-properties fo:text-align="center" style:justify-single-word="false"/>
      <style:text-properties fo:font-size="10pt" officeooo:rsid="0080aadd" officeooo:paragraph-rsid="05e58c77" style:font-size-asian="10pt" style:font-size-complex="10pt"/>
    </style:style>
    <style:style style:name="P417" style:family="paragraph" style:parent-style-name="Standard">
      <style:paragraph-properties fo:text-align="justify" style:justify-single-word="false" style:writing-mode="lr-tb"/>
      <style:text-properties officeooo:rsid="00243d06" officeooo:paragraph-rsid="05e63685"/>
    </style:style>
    <style:style style:name="P418" style:family="paragraph" style:parent-style-name="Heading_20_1" style:list-style-name=""/>
    <style:style style:name="P419" style:family="paragraph" style:parent-style-name="Heading_20_1">
      <style:paragraph-properties fo:break-before="page"/>
    </style:style>
    <style:style style:name="P420" style:family="paragraph" style:parent-style-name="Heading_20_3">
      <style:text-properties officeooo:rsid="04dc74d3" officeooo:paragraph-rsid="04dc74d3"/>
    </style:style>
    <style:style style:name="P421" style:family="paragraph" style:parent-style-name="Heading_20_3">
      <style:text-properties fo:font-size="12pt" style:text-underline-style="none" officeooo:rsid="04dc74d3" officeooo:paragraph-rsid="04e6a7c4" style:font-size-asian="12pt" style:font-size-complex="12pt"/>
    </style:style>
    <style:style style:name="P422" style:family="paragraph" style:parent-style-name="Heading_20_3">
      <style:text-properties officeooo:rsid="04e05141" officeooo:paragraph-rsid="04e05141"/>
    </style:style>
    <style:style style:name="P423" style:family="paragraph" style:parent-style-name="Heading_20_3">
      <style:text-properties officeooo:rsid="05aa31f0" officeooo:paragraph-rsid="05aa31f0"/>
    </style:style>
    <style:style style:name="P424" style:family="paragraph" style:parent-style-name="Heading_20_3">
      <style:text-properties officeooo:paragraph-rsid="04dfa204"/>
    </style:style>
    <style:style style:name="P425" style:family="paragraph" style:parent-style-name="Heading_20_2">
      <style:text-properties officeooo:paragraph-rsid="02ea227a"/>
    </style:style>
    <style:style style:name="P426" style:family="paragraph" style:parent-style-name="Heading_20_2">
      <style:text-properties officeooo:paragraph-rsid="05c4a206"/>
    </style:style>
    <style:style style:name="P427" style:family="paragraph" style:parent-style-name="Heading_20_2" style:list-style-name=""/>
    <style:style style:name="P428" style:family="paragraph" style:parent-style-name="Heading_20_2" style:list-style-name="">
      <style:text-properties officeooo:rsid="05d8a057" officeooo:paragraph-rsid="05d8a057"/>
    </style:style>
    <style:style style:name="P429" style:family="paragraph" style:parent-style-name="Heading_20_2">
      <style:text-properties officeooo:rsid="028d40dd" officeooo:paragraph-rsid="028d40dd"/>
    </style:style>
    <style:style style:name="P430" style:family="paragraph" style:parent-style-name="Heading_20_2">
      <style:paragraph-properties fo:break-before="page"/>
    </style:style>
    <style:style style:name="T1" style:family="text">
      <style:text-properties officeooo:rsid="0020d5fb"/>
    </style:style>
    <style:style style:name="T2" style:family="text">
      <style:text-properties officeooo:rsid="0030167c"/>
    </style:style>
    <style:style style:name="T3" style:family="text">
      <style:text-properties fo:font-weight="bold" style:font-weight-asian="bold" style:font-weight-complex="bold"/>
    </style:style>
    <style:style style:name="T4" style:family="text">
      <style:text-properties fo:font-weight="bold" officeooo:rsid="004b4a42" style:font-weight-asian="bold" style:font-weight-complex="bold"/>
    </style:style>
    <style:style style:name="T5" style:family="text">
      <style:text-properties fo:font-weight="bold" officeooo:rsid="00ddd5d4" style:font-weight-asian="bold" style:font-weight-complex="bold"/>
    </style:style>
    <style:style style:name="T6" style:family="text">
      <style:text-properties fo:font-weight="bold" officeooo:rsid="018378b8" style:font-weight-asian="bold" style:font-weight-complex="bold"/>
    </style:style>
    <style:style style:name="T7" style:family="text">
      <style:text-properties fo:font-weight="bold" officeooo:rsid="0184c6ff" style:font-weight-asian="bold" style:font-weight-complex="bold"/>
    </style:style>
    <style:style style:name="T8" style:family="text">
      <style:text-properties fo:font-weight="bold" officeooo:rsid="030e7f4d" style:font-weight-asian="bold" style:font-weight-complex="bold"/>
    </style:style>
    <style:style style:name="T9" style:family="text">
      <style:text-properties fo:font-weight="bold" officeooo:rsid="048f8724" style:font-weight-asian="bold" style:font-weight-complex="bold"/>
    </style:style>
    <style:style style:name="T10" style:family="text">
      <style:text-properties fo:font-weight="bold" officeooo:rsid="057eb02b" style:font-weight-asian="bold" style:font-weight-complex="bold"/>
    </style:style>
    <style:style style:name="T11" style:family="text">
      <style:text-properties fo:font-weight="bold" officeooo:rsid="058bbedc" style:font-weight-asian="bold" style:font-weight-complex="bold"/>
    </style:style>
    <style:style style:name="T12" style:family="text">
      <style:text-properties fo:font-weight="bold" officeooo:rsid="05b1b269" style:font-weight-asian="bold" style:font-weight-complex="bold"/>
    </style:style>
    <style:style style:name="T13" style:family="text">
      <style:text-properties fo:font-weight="bold" officeooo:rsid="05b66aa1"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b4a42" style:font-weight-asian="normal" style:font-weight-complex="normal"/>
    </style:style>
    <style:style style:name="T16" style:family="text">
      <style:text-properties fo:font-weight="normal" officeooo:rsid="00b992bf" style:font-weight-asian="normal" style:font-weight-complex="normal"/>
    </style:style>
    <style:style style:name="T17" style:family="text">
      <style:text-properties fo:font-weight="normal" officeooo:rsid="0050dd70" style:font-weight-asian="normal" style:font-weight-complex="normal"/>
    </style:style>
    <style:style style:name="T18" style:family="text">
      <style:text-properties fo:font-weight="normal" officeooo:rsid="0053b1d1" style:font-weight-asian="normal" style:font-weight-complex="normal"/>
    </style:style>
    <style:style style:name="T19" style:family="text">
      <style:text-properties fo:font-weight="normal" officeooo:rsid="00553f2a" style:font-weight-asian="normal" style:font-weight-complex="normal"/>
    </style:style>
    <style:style style:name="T20" style:family="text">
      <style:text-properties fo:font-weight="normal" officeooo:rsid="012a0acd" style:font-weight-asian="normal" style:font-weight-complex="normal"/>
    </style:style>
    <style:style style:name="T21" style:family="text">
      <style:text-properties fo:font-weight="normal" officeooo:rsid="012b9dd5" style:font-weight-asian="normal" style:font-weight-complex="normal"/>
    </style:style>
    <style:style style:name="T22" style:family="text">
      <style:text-properties fo:font-weight="normal" officeooo:rsid="013a785e" style:font-weight-asian="normal" style:font-weight-complex="normal"/>
    </style:style>
    <style:style style:name="T23" style:family="text">
      <style:text-properties fo:font-weight="normal" officeooo:rsid="018fbe4f" style:font-weight-asian="normal" style:font-weight-complex="normal"/>
    </style:style>
    <style:style style:name="T24" style:family="text">
      <style:text-properties fo:font-weight="normal" officeooo:rsid="00e6d87f" style:font-weight-asian="normal" style:font-weight-complex="normal"/>
    </style:style>
    <style:style style:name="T25" style:family="text">
      <style:text-properties fo:font-weight="normal" officeooo:rsid="00b93d4e" style:font-weight-asian="normal" style:font-weight-complex="normal"/>
    </style:style>
    <style:style style:name="T26" style:family="text">
      <style:text-properties fo:font-weight="normal" officeooo:rsid="00b76ae2" style:font-weight-asian="normal" style:font-weight-complex="normal"/>
    </style:style>
    <style:style style:name="T27" style:family="text">
      <style:text-properties fo:font-weight="normal" officeooo:rsid="019f0197" style:font-weight-asian="normal" style:font-weight-complex="normal"/>
    </style:style>
    <style:style style:name="T28" style:family="text">
      <style:text-properties fo:font-weight="normal" officeooo:rsid="01a36ef6" style:font-weight-asian="normal" style:font-weight-complex="normal"/>
    </style:style>
    <style:style style:name="T29" style:family="text">
      <style:text-properties fo:font-weight="normal" officeooo:rsid="01a7b1e2" style:font-weight-asian="normal" style:font-weight-complex="normal"/>
    </style:style>
    <style:style style:name="T30" style:family="text">
      <style:text-properties fo:font-weight="normal" officeooo:rsid="01a839be" style:font-weight-asian="normal" style:font-weight-complex="normal"/>
    </style:style>
    <style:style style:name="T31" style:family="text">
      <style:text-properties fo:font-weight="normal" officeooo:rsid="01a8dabc" style:font-weight-asian="normal" style:font-weight-complex="normal"/>
    </style:style>
    <style:style style:name="T32" style:family="text">
      <style:text-properties fo:font-weight="normal" officeooo:rsid="01c8c90f" style:font-weight-asian="normal" style:font-weight-complex="normal"/>
    </style:style>
    <style:style style:name="T33" style:family="text">
      <style:text-properties fo:font-weight="normal" officeooo:rsid="01cc23d9" style:font-weight-asian="normal" style:font-weight-complex="normal"/>
    </style:style>
    <style:style style:name="T34" style:family="text">
      <style:text-properties fo:font-weight="normal" officeooo:rsid="01d1d755" style:font-weight-asian="normal" style:font-weight-complex="normal"/>
    </style:style>
    <style:style style:name="T35" style:family="text">
      <style:text-properties fo:font-weight="normal" officeooo:rsid="028712c6" style:font-weight-asian="normal" style:font-weight-complex="normal"/>
    </style:style>
    <style:style style:name="T36" style:family="text">
      <style:text-properties fo:font-weight="normal" officeooo:rsid="048bd9d8" style:font-weight-asian="normal" style:font-weight-complex="normal"/>
    </style:style>
    <style:style style:name="T37" style:family="text">
      <style:text-properties fo:font-weight="normal" officeooo:rsid="048d860d" style:font-weight-asian="normal" style:font-weight-complex="normal"/>
    </style:style>
    <style:style style:name="T38" style:family="text">
      <style:text-properties fo:font-weight="normal" officeooo:rsid="05472ba1" style:font-weight-asian="normal" style:font-weight-complex="normal"/>
    </style:style>
    <style:style style:name="T39" style:family="text">
      <style:text-properties fo:font-weight="normal" officeooo:rsid="054a1b46" style:font-weight-asian="normal" style:font-weight-complex="normal"/>
    </style:style>
    <style:style style:name="T40" style:family="text">
      <style:text-properties fo:font-weight="normal" officeooo:rsid="054e33e1" style:font-weight-asian="normal" style:font-weight-complex="normal"/>
    </style:style>
    <style:style style:name="T41" style:family="text">
      <style:text-properties fo:font-weight="normal" officeooo:rsid="05053401" style:font-weight-asian="normal" style:font-weight-complex="normal"/>
    </style:style>
    <style:style style:name="T42" style:family="text">
      <style:text-properties fo:font-weight="normal" officeooo:rsid="057f3642" style:font-weight-asian="normal" style:font-weight-complex="normal"/>
    </style:style>
    <style:style style:name="T43" style:family="text">
      <style:text-properties fo:font-weight="normal" officeooo:rsid="05819655" style:font-weight-asian="normal" style:font-weight-complex="normal"/>
    </style:style>
    <style:style style:name="T44" style:family="text">
      <style:text-properties fo:font-weight="normal" officeooo:rsid="0581a64f" style:font-weight-asian="normal" style:font-weight-complex="normal"/>
    </style:style>
    <style:style style:name="T45" style:family="text">
      <style:text-properties fo:font-weight="normal" officeooo:rsid="054bb549" style:font-weight-asian="normal" style:font-weight-complex="normal"/>
    </style:style>
    <style:style style:name="T46" style:family="text">
      <style:text-properties fo:font-weight="normal" officeooo:rsid="058bbedc" style:font-weight-asian="normal" style:font-weight-complex="normal"/>
    </style:style>
    <style:style style:name="T47" style:family="text">
      <style:text-properties fo:font-weight="normal" officeooo:rsid="058d2d71" style:font-weight-asian="normal" style:font-weight-complex="normal"/>
    </style:style>
    <style:style style:name="T48" style:family="text">
      <style:text-properties fo:font-weight="normal" officeooo:rsid="05921301" style:font-weight-asian="normal" style:font-weight-complex="normal"/>
    </style:style>
    <style:style style:name="T49" style:family="text">
      <style:text-properties fo:font-weight="normal" officeooo:rsid="0593e896" style:font-weight-asian="normal" style:font-weight-complex="normal"/>
    </style:style>
    <style:style style:name="T50" style:family="text">
      <style:text-properties fo:font-weight="normal" officeooo:rsid="059552f1" style:font-weight-asian="normal" style:font-weight-complex="normal"/>
    </style:style>
    <style:style style:name="T51" style:family="text">
      <style:text-properties fo:font-weight="normal" officeooo:rsid="05997a44" style:font-weight-asian="normal" style:font-weight-complex="normal"/>
    </style:style>
    <style:style style:name="T52" style:family="text">
      <style:text-properties fo:font-weight="normal" officeooo:rsid="05a5c37f" style:font-weight-asian="normal" style:font-weight-complex="normal"/>
    </style:style>
    <style:style style:name="T53" style:family="text">
      <style:text-properties fo:font-weight="normal" officeooo:rsid="05a68a68" style:font-weight-asian="normal" style:font-weight-complex="normal"/>
    </style:style>
    <style:style style:name="T54" style:family="text">
      <style:text-properties fo:font-weight="normal" officeooo:rsid="05a776fc" style:font-weight-asian="normal" style:font-weight-complex="normal"/>
    </style:style>
    <style:style style:name="T55" style:family="text">
      <style:text-properties fo:font-weight="normal" officeooo:rsid="05a97771" style:font-weight-asian="normal" style:font-weight-complex="normal"/>
    </style:style>
    <style:style style:name="T56" style:family="text">
      <style:text-properties fo:font-weight="normal" officeooo:rsid="05acb18f" style:font-weight-asian="normal" style:font-weight-complex="normal"/>
    </style:style>
    <style:style style:name="T57" style:family="text">
      <style:text-properties fo:font-weight="normal" officeooo:rsid="05b66aa1" style:font-weight-asian="normal" style:font-weight-complex="normal"/>
    </style:style>
    <style:style style:name="T58" style:family="text">
      <style:text-properties fo:font-weight="normal" officeooo:rsid="05b7e32f" style:font-weight-asian="normal" style:font-weight-complex="normal"/>
    </style:style>
    <style:style style:name="T59" style:family="text">
      <style:text-properties fo:font-weight="normal" officeooo:rsid="05bde5a8" style:font-weight-asian="normal" style:font-weight-complex="normal"/>
    </style:style>
    <style:style style:name="T60" style:family="text">
      <style:text-properties fo:font-weight="normal" officeooo:rsid="05bf0986" style:font-weight-asian="normal" style:font-weight-complex="normal"/>
    </style:style>
    <style:style style:name="T61" style:family="text">
      <style:text-properties fo:font-weight="normal" officeooo:rsid="05d6925f" style:font-weight-asian="normal" style:font-weight-complex="normal"/>
    </style:style>
    <style:style style:name="T62" style:family="text">
      <style:text-properties fo:font-weight="normal" officeooo:rsid="05e121ce" style:font-weight-asian="normal" style:font-weight-complex="normal"/>
    </style:style>
    <style:style style:name="T63" style:family="text">
      <style:text-properties fo:font-weight="normal" officeooo:rsid="00ddd5d4" style:font-weight-asian="normal" style:font-weight-complex="normal"/>
    </style:style>
    <style:style style:name="T64" style:family="text">
      <style:text-properties officeooo:rsid="00320eb9"/>
    </style:style>
    <style:style style:name="T65" style:family="text">
      <style:text-properties officeooo:rsid="0035fd2a"/>
    </style:style>
    <style:style style:name="T66" style:family="text">
      <style:text-properties officeooo:rsid="003ddd82"/>
    </style:style>
    <style:style style:name="T67" style:family="text">
      <style:text-properties fo:font-style="italic" style:font-style-asian="italic" style:font-style-complex="italic"/>
    </style:style>
    <style:style style:name="T68" style:family="text">
      <style:text-properties fo:font-style="italic" officeooo:rsid="0050dd70" style:font-style-asian="italic" style:font-style-complex="italic"/>
    </style:style>
    <style:style style:name="T69" style:family="text">
      <style:text-properties fo:font-style="italic" officeooo:rsid="00eaa70d" style:font-style-asian="italic" style:font-style-complex="italic"/>
    </style:style>
    <style:style style:name="T70" style:family="text">
      <style:text-properties fo:font-style="italic" officeooo:rsid="00f4d7b3" style:font-style-asian="italic" style:font-style-complex="italic"/>
    </style:style>
    <style:style style:name="T71" style:family="text">
      <style:text-properties fo:font-style="italic" officeooo:rsid="0030167c" style:font-style-asian="italic" style:font-style-complex="italic"/>
    </style:style>
    <style:style style:name="T72" style:family="text">
      <style:text-properties fo:font-style="italic" officeooo:rsid="0163c8cc" style:font-style-asian="italic" style:font-style-complex="italic"/>
    </style:style>
    <style:style style:name="T73" style:family="text">
      <style:text-properties fo:font-style="italic" officeooo:rsid="00b38659" style:font-style-asian="italic" style:font-style-complex="italic"/>
    </style:style>
    <style:style style:name="T74" style:family="text">
      <style:text-properties fo:font-style="italic" officeooo:rsid="011dfa89" style:font-style-asian="italic" style:font-style-complex="italic"/>
    </style:style>
    <style:style style:name="T75" style:family="text">
      <style:text-properties fo:font-style="italic" officeooo:rsid="0188a236" style:font-style-asian="italic" style:font-style-complex="italic"/>
    </style:style>
    <style:style style:name="T76" style:family="text">
      <style:text-properties fo:font-style="italic" officeooo:rsid="01aab83b" style:font-style-asian="italic" style:font-style-complex="italic"/>
    </style:style>
    <style:style style:name="T77" style:family="text">
      <style:text-properties fo:font-style="italic" officeooo:rsid="01b32183" style:font-style-asian="italic" style:font-style-complex="italic"/>
    </style:style>
    <style:style style:name="T78" style:family="text">
      <style:text-properties fo:font-style="italic" officeooo:rsid="013a2135" style:font-style-asian="italic" style:font-style-complex="italic"/>
    </style:style>
    <style:style style:name="T79" style:family="text">
      <style:text-properties fo:font-style="italic" officeooo:rsid="01e55c82" style:font-style-asian="italic" style:font-style-complex="italic"/>
    </style:style>
    <style:style style:name="T80" style:family="text">
      <style:text-properties fo:font-style="italic" officeooo:rsid="023b5d8e" style:font-style-asian="italic" style:font-style-complex="italic"/>
    </style:style>
    <style:style style:name="T81" style:family="text">
      <style:text-properties fo:font-style="italic" officeooo:rsid="01f98cfa" style:font-style-asian="italic" style:font-style-complex="italic"/>
    </style:style>
    <style:style style:name="T82" style:family="text">
      <style:text-properties fo:font-style="italic" officeooo:rsid="012b9dd5" style:font-style-asian="italic" style:font-style-complex="italic"/>
    </style:style>
    <style:style style:name="T83" style:family="text">
      <style:text-properties fo:font-style="italic" officeooo:rsid="02f97eac" style:font-style-asian="italic" style:font-style-complex="italic"/>
    </style:style>
    <style:style style:name="T84" style:family="text">
      <style:text-properties fo:font-style="italic" officeooo:rsid="039e3811" style:font-style-asian="italic" style:font-style-complex="italic"/>
    </style:style>
    <style:style style:name="T85" style:family="text">
      <style:text-properties fo:font-style="italic" officeooo:rsid="039052a0" style:font-style-asian="italic" style:font-style-complex="italic"/>
    </style:style>
    <style:style style:name="T86" style:family="text">
      <style:text-properties fo:font-style="italic" officeooo:rsid="03a2950f" style:font-style-asian="italic" style:font-style-complex="italic"/>
    </style:style>
    <style:style style:name="T87" style:family="text">
      <style:text-properties fo:font-style="italic" officeooo:rsid="0435d48a" style:font-style-asian="italic" style:font-style-complex="italic"/>
    </style:style>
    <style:style style:name="T88" style:family="text">
      <style:text-properties fo:font-style="italic" officeooo:rsid="047f45d8" style:font-style-asian="italic" style:font-style-complex="italic"/>
    </style:style>
    <style:style style:name="T89" style:family="text">
      <style:text-properties fo:font-style="italic" officeooo:rsid="043f6179" style:font-style-asian="italic" style:font-style-complex="italic"/>
    </style:style>
    <style:style style:name="T90" style:family="text">
      <style:text-properties fo:font-style="italic" officeooo:rsid="048243e5" style:font-style-asian="italic" style:font-style-complex="italic"/>
    </style:style>
    <style:style style:name="T91" style:family="text">
      <style:text-properties fo:font-style="italic" officeooo:rsid="04d8402a" style:font-style-asian="italic" style:font-style-complex="italic"/>
    </style:style>
    <style:style style:name="T92" style:family="text">
      <style:text-properties fo:font-style="italic" officeooo:rsid="04e6a7c4" style:font-style-asian="italic" style:font-style-complex="italic"/>
    </style:style>
    <style:style style:name="T93" style:family="text">
      <style:text-properties fo:font-style="italic" officeooo:rsid="04ef40f0" style:font-style-asian="italic" style:font-style-complex="italic"/>
    </style:style>
    <style:style style:name="T94" style:family="text">
      <style:text-properties fo:font-style="italic" officeooo:rsid="05357b2a" style:font-style-asian="italic" style:font-style-complex="italic"/>
    </style:style>
    <style:style style:name="T95" style:family="text">
      <style:text-properties fo:font-style="italic" officeooo:rsid="05547b89" style:font-style-asian="italic" style:font-style-complex="italic"/>
    </style:style>
    <style:style style:name="T96" style:family="text">
      <style:text-properties fo:font-style="italic" officeooo:rsid="0566744a" style:font-style-asian="italic" style:font-style-complex="italic"/>
    </style:style>
    <style:style style:name="T97" style:family="text">
      <style:text-properties fo:font-style="italic" officeooo:rsid="056a2a02" style:font-style-asian="italic" style:font-style-complex="italic"/>
    </style:style>
    <style:style style:name="T98" style:family="text">
      <style:text-properties fo:font-style="italic" fo:font-weight="normal" officeooo:rsid="004b4a42" style:font-style-asian="italic" style:font-weight-asian="normal" style:font-style-complex="italic" style:font-weight-complex="normal"/>
    </style:style>
    <style:style style:name="T99" style:family="text">
      <style:text-properties fo:font-style="italic" fo:font-weight="normal" officeooo:rsid="054a1b46" style:font-style-asian="italic" style:font-weight-asian="normal" style:font-style-complex="italic" style:font-weight-complex="normal"/>
    </style:style>
    <style:style style:name="T100" style:family="text">
      <style:text-properties fo:font-style="italic" fo:font-weight="normal" officeooo:rsid="054e555b" style:font-style-asian="italic" style:font-weight-asian="normal" style:font-style-complex="italic" style:font-weight-complex="normal"/>
    </style:style>
    <style:style style:name="T101" style:family="text">
      <style:text-properties fo:font-style="italic" fo:font-weight="normal" officeooo:rsid="05a776fc" style:font-style-asian="italic" style:font-weight-asian="normal" style:font-style-complex="italic" style:font-weight-complex="normal"/>
    </style:style>
    <style:style style:name="T102" style:family="text">
      <style:text-properties fo:font-style="italic" fo:font-weight="normal" officeooo:rsid="05a97771" style:font-style-asian="italic" style:font-weight-asian="normal" style:font-style-complex="italic" style:font-weight-complex="normal"/>
    </style:style>
    <style:style style:name="T103" style:family="text">
      <style:text-properties fo:font-style="italic" fo:font-weight="normal" officeooo:rsid="05acb18f" style:font-style-asian="italic" style:font-weight-asian="normal" style:font-style-complex="italic" style:font-weight-complex="normal"/>
    </style:style>
    <style:style style:name="T104" style:family="text">
      <style:text-properties fo:font-style="italic" fo:font-weight="normal" officeooo:rsid="05bde5a8" style:font-style-asian="italic" style:font-weight-asian="normal" style:font-style-complex="italic" style:font-weight-complex="normal"/>
    </style:style>
    <style:style style:name="T105" style:family="text">
      <style:text-properties fo:font-style="italic" fo:font-weight="normal" officeooo:rsid="05bf0986" style:font-style-asian="italic" style:font-weight-asian="normal" style:font-style-complex="italic" style:font-weight-complex="normal"/>
    </style:style>
    <style:style style:name="T106" style:family="text">
      <style:text-properties fo:font-style="italic" fo:font-weight="normal" officeooo:rsid="05c1e98d" style:font-style-asian="italic" style:font-weight-asian="normal" style:font-style-complex="italic" style:font-weight-complex="normal"/>
    </style:style>
    <style:style style:name="T107" style:family="text">
      <style:text-properties officeooo:rsid="003e4c08"/>
    </style:style>
    <style:style style:name="T108" style:family="text">
      <style:text-properties officeooo:rsid="00449ed9"/>
    </style:style>
    <style:style style:name="T109" style:family="text">
      <style:text-properties officeooo:rsid="004b4a42"/>
    </style:style>
    <style:style style:name="T110" style:family="text">
      <style:text-properties officeooo:rsid="00503cc2"/>
    </style:style>
    <style:style style:name="T111" style:family="text">
      <style:text-properties officeooo:rsid="0050dd70"/>
    </style:style>
    <style:style style:name="T112" style:family="text">
      <style:text-properties officeooo:rsid="00553f2a"/>
    </style:style>
    <style:style style:name="T113" style:family="text">
      <style:text-properties officeooo:rsid="00647428"/>
    </style:style>
    <style:style style:name="T114" style:family="text">
      <style:text-properties officeooo:rsid="0066494c"/>
    </style:style>
    <style:style style:name="T115" style:family="text">
      <style:text-properties officeooo:rsid="006c929b"/>
    </style:style>
    <style:style style:name="T116" style:family="text">
      <style:text-properties officeooo:rsid="00745f2a"/>
    </style:style>
    <style:style style:name="T117" style:family="text">
      <style:text-properties officeooo:rsid="007eb326"/>
    </style:style>
    <style:style style:name="T118" style:family="text">
      <style:text-properties officeooo:rsid="00812620"/>
    </style:style>
    <style:style style:name="T119" style:family="text">
      <style:text-properties officeooo:rsid="00825e52"/>
    </style:style>
    <style:style style:name="T120" style:family="text">
      <style:text-properties officeooo:rsid="008299d4"/>
    </style:style>
    <style:style style:name="T121" style:family="text">
      <style:text-properties officeooo:rsid="008e2ae5"/>
    </style:style>
    <style:style style:name="T122" style:family="text">
      <style:text-properties officeooo:rsid="00af4507"/>
    </style:style>
    <style:style style:name="T123" style:family="text">
      <style:text-properties officeooo:rsid="00b26be1"/>
    </style:style>
    <style:style style:name="T124" style:family="text">
      <style:text-properties officeooo:rsid="00b38659"/>
    </style:style>
    <style:style style:name="T125" style:family="text">
      <style:text-properties officeooo:rsid="00b5233e"/>
    </style:style>
    <style:style style:name="T126" style:family="text">
      <style:text-properties officeooo:rsid="00bc25e7"/>
    </style:style>
    <style:style style:name="T127" style:family="text">
      <style:text-properties style:font-name="Meera"/>
    </style:style>
    <style:style style:name="T128" style:family="text">
      <style:text-properties style:font-name="Meera" officeooo:rsid="00503cc2"/>
    </style:style>
    <style:style style:name="T129" style:family="text">
      <style:text-properties style:font-name="Meera" officeooo:rsid="00f52d1a"/>
    </style:style>
    <style:style style:name="T130" style:family="text">
      <style:text-properties style:font-name="Meera" officeooo:rsid="0163c8cc"/>
    </style:style>
    <style:style style:name="T131" style:family="text">
      <style:text-properties style:font-name="Meera" officeooo:rsid="0181ddba"/>
    </style:style>
    <style:style style:name="T132" style:family="text">
      <style:text-properties style:font-name="Meera" officeooo:rsid="0182248c"/>
    </style:style>
    <style:style style:name="T133" style:family="text">
      <style:text-properties style:font-name="Meera" officeooo:rsid="01c301b3"/>
    </style:style>
    <style:style style:name="T134" style:family="text">
      <style:text-properties style:font-name="Meera" officeooo:rsid="01d1a57c"/>
    </style:style>
    <style:style style:name="T135" style:family="text">
      <style:text-properties style:font-name="Meera" officeooo:rsid="023575b5"/>
    </style:style>
    <style:style style:name="T136" style:family="text">
      <style:text-properties style:font-name="Meera" officeooo:rsid="0235f870"/>
    </style:style>
    <style:style style:name="T137" style:family="text">
      <style:text-properties style:font-name="Meera" officeooo:rsid="023f678c"/>
    </style:style>
    <style:style style:name="T138" style:family="text">
      <style:text-properties style:font-name="Meera" officeooo:rsid="044782e5"/>
    </style:style>
    <style:style style:name="T139" style:family="text">
      <style:text-properties style:font-name="Meera" officeooo:rsid="044857cd"/>
    </style:style>
    <style:style style:name="T140" style:family="text">
      <style:text-properties style:font-name="Meera" officeooo:rsid="0449ff30"/>
    </style:style>
    <style:style style:name="T141" style:family="text">
      <style:text-properties style:font-name="Meera" officeooo:rsid="044bfc5f"/>
    </style:style>
    <style:style style:name="T14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3" style:family="text">
      <style:text-properties fo:font-style="normal" style:text-underline-style="solid" style:text-underline-width="auto" style:text-underline-color="font-color" fo:font-weight="normal" officeooo:rsid="02313bfd" style:font-style-asian="normal" style:font-weight-asian="normal" style:font-style-complex="normal" style:font-weight-complex="normal"/>
    </style:style>
    <style:style style:name="T144" style:family="text">
      <style:text-properties fo:font-style="normal" style:font-style-asian="normal" style:font-style-complex="normal"/>
    </style:style>
    <style:style style:name="T145" style:family="text">
      <style:text-properties fo:font-style="normal" officeooo:rsid="0154f618" style:font-style-asian="normal" style:font-style-complex="normal"/>
    </style:style>
    <style:style style:name="T146" style:family="text">
      <style:text-properties fo:font-style="normal" officeooo:rsid="0030167c" style:font-style-asian="normal" style:font-style-complex="normal"/>
    </style:style>
    <style:style style:name="T147" style:family="text">
      <style:text-properties fo:font-style="normal" officeooo:rsid="0170b73c" style:font-style-asian="normal" style:font-style-complex="normal"/>
    </style:style>
    <style:style style:name="T148" style:family="text">
      <style:text-properties fo:font-style="normal" officeooo:rsid="011dfa89" style:font-style-asian="normal" style:font-style-complex="normal"/>
    </style:style>
    <style:style style:name="T149" style:family="text">
      <style:text-properties fo:font-style="normal" officeooo:rsid="00b38659" style:font-style-asian="normal" style:font-style-complex="normal"/>
    </style:style>
    <style:style style:name="T150" style:family="text">
      <style:text-properties fo:font-style="normal" officeooo:rsid="0191592e" style:font-style-asian="normal" style:font-style-complex="normal"/>
    </style:style>
    <style:style style:name="T151" style:family="text">
      <style:text-properties fo:font-style="normal" officeooo:rsid="01b32183" style:font-style-asian="normal" style:font-style-complex="normal"/>
    </style:style>
    <style:style style:name="T152" style:family="text">
      <style:text-properties fo:font-style="normal" officeooo:rsid="01d5819c" style:font-style-asian="normal" style:font-style-complex="normal"/>
    </style:style>
    <style:style style:name="T153" style:family="text">
      <style:text-properties fo:font-style="normal" officeooo:rsid="020b9e67" style:font-style-asian="normal" style:font-style-complex="normal"/>
    </style:style>
    <style:style style:name="T154" style:family="text">
      <style:text-properties fo:font-style="normal" officeooo:rsid="013a2135" style:font-style-asian="normal" style:font-style-complex="normal"/>
    </style:style>
    <style:style style:name="T155" style:family="text">
      <style:text-properties fo:font-style="normal" officeooo:rsid="00ddd5d4" style:font-style-asian="normal" style:font-style-complex="normal"/>
    </style:style>
    <style:style style:name="T156" style:family="text">
      <style:text-properties fo:font-style="normal" officeooo:rsid="021fea97" style:font-style-asian="normal" style:font-style-complex="normal"/>
    </style:style>
    <style:style style:name="T157" style:family="text">
      <style:text-properties fo:font-style="normal" officeooo:rsid="02220f9e" style:font-style-asian="normal" style:font-style-complex="normal"/>
    </style:style>
    <style:style style:name="T158" style:family="text">
      <style:text-properties fo:font-style="normal" officeooo:rsid="022a5cf4" style:font-style-asian="normal" style:font-style-complex="normal"/>
    </style:style>
    <style:style style:name="T159" style:family="text">
      <style:text-properties fo:font-style="normal" officeooo:rsid="0236601c" style:font-style-asian="normal" style:font-style-complex="normal"/>
    </style:style>
    <style:style style:name="T160" style:family="text">
      <style:text-properties fo:font-style="normal" officeooo:rsid="005200d1" style:font-style-asian="normal" style:font-style-complex="normal"/>
    </style:style>
    <style:style style:name="T161" style:family="text">
      <style:text-properties fo:font-style="normal" officeooo:rsid="0188a236" style:font-style-asian="normal" style:font-style-complex="normal"/>
    </style:style>
    <style:style style:name="T162" style:family="text">
      <style:text-properties fo:font-style="normal" officeooo:rsid="02fb3746" style:font-style-asian="normal" style:font-style-complex="normal"/>
    </style:style>
    <style:style style:name="T163" style:family="text">
      <style:text-properties fo:font-style="normal" officeooo:rsid="02feddea" style:font-style-asian="normal" style:font-style-complex="normal"/>
    </style:style>
    <style:style style:name="T164" style:family="text">
      <style:text-properties fo:font-style="normal" officeooo:rsid="0306ef2b" style:font-style-asian="normal" style:font-style-complex="normal"/>
    </style:style>
    <style:style style:name="T165" style:family="text">
      <style:text-properties fo:font-style="normal" officeooo:rsid="039b5b4a" style:font-style-asian="normal" style:font-style-complex="normal"/>
    </style:style>
    <style:style style:name="T166" style:family="text">
      <style:text-properties fo:font-style="normal" officeooo:rsid="039d304c" style:font-style-asian="normal" style:font-style-complex="normal"/>
    </style:style>
    <style:style style:name="T167" style:family="text">
      <style:text-properties fo:font-style="normal" officeooo:rsid="041f08d2" style:font-style-asian="normal" style:font-style-complex="normal"/>
    </style:style>
    <style:style style:name="T168" style:family="text">
      <style:text-properties fo:font-style="normal" officeooo:rsid="04204c13" style:font-style-asian="normal" style:font-style-complex="normal"/>
    </style:style>
    <style:style style:name="T169" style:family="text">
      <style:text-properties fo:font-style="normal" officeooo:rsid="042172f1" style:font-style-asian="normal" style:font-style-complex="normal"/>
    </style:style>
    <style:style style:name="T170" style:family="text">
      <style:text-properties fo:font-style="normal" officeooo:rsid="0421e35f" style:font-style-asian="normal" style:font-style-complex="normal"/>
    </style:style>
    <style:style style:name="T171" style:family="text">
      <style:text-properties fo:font-style="normal" officeooo:rsid="0458625d" style:font-style-asian="normal" style:font-style-complex="normal"/>
    </style:style>
    <style:style style:name="T172" style:family="text">
      <style:text-properties fo:font-style="normal" officeooo:rsid="04aeee34" style:font-style-asian="normal" style:font-style-complex="normal"/>
    </style:style>
    <style:style style:name="T173" style:family="text">
      <style:text-properties fo:font-style="normal" officeooo:rsid="04afb70f" style:font-style-asian="normal" style:font-style-complex="normal"/>
    </style:style>
    <style:style style:name="T174" style:family="text">
      <style:text-properties fo:font-style="normal" officeooo:rsid="05cb6e6f" style:font-style-asian="normal" style:font-style-complex="normal"/>
    </style:style>
    <style:style style:name="T175" style:family="text">
      <style:text-properties fo:font-style="normal" officeooo:rsid="05e431f5" style:font-style-asian="normal" style:font-style-complex="normal"/>
    </style:style>
    <style:style style:name="T176" style:family="text">
      <style:text-properties fo:font-style="normal" fo:font-weight="normal" officeooo:rsid="004b4a42" style:font-style-asian="normal" style:font-weight-asian="normal" style:font-style-complex="normal" style:font-weight-complex="normal"/>
    </style:style>
    <style:style style:name="T177" style:family="text">
      <style:text-properties fo:font-style="normal" fo:font-weight="normal" officeooo:rsid="054e555b" style:font-style-asian="normal" style:font-weight-asian="normal" style:font-style-complex="normal" style:font-weight-complex="normal"/>
    </style:style>
    <style:style style:name="T178" style:family="text">
      <style:text-properties officeooo:rsid="001e727e"/>
    </style:style>
    <style:style style:name="T179" style:family="text">
      <style:text-properties officeooo:rsid="00ddd5d4"/>
    </style:style>
    <style:style style:name="T180" style:family="text">
      <style:text-properties officeooo:rsid="00de2479"/>
    </style:style>
    <style:style style:name="T181" style:family="text">
      <style:text-properties officeooo:rsid="00e233f5"/>
    </style:style>
    <style:style style:name="T182" style:family="text">
      <style:text-properties officeooo:rsid="00e4fe62"/>
    </style:style>
    <style:style style:name="T183" style:family="text">
      <style:text-properties officeooo:rsid="00e6d87f"/>
    </style:style>
    <style:style style:name="T184" style:family="text">
      <style:text-properties officeooo:rsid="00ea484f"/>
    </style:style>
    <style:style style:name="T185" style:family="text">
      <style:text-properties officeooo:rsid="00eaa70d"/>
    </style:style>
    <style:style style:name="T186" style:family="text">
      <style:text-properties officeooo:rsid="00eaa70d" loext:padding="0.0201in" loext:border-left="none" loext:border-right="none" loext:border-top="none" loext:border-bottom="0.06pt dotted #000000" loext:shadow="none"/>
    </style:style>
    <style:style style:name="T187" style:family="text">
      <style:text-properties officeooo:rsid="00ec7637"/>
    </style:style>
    <style:style style:name="T188" style:family="text">
      <style:text-properties officeooo:rsid="00eca25a"/>
    </style:style>
    <style:style style:name="T189" style:family="text">
      <style:text-properties officeooo:rsid="00f0c940"/>
    </style:style>
    <style:style style:name="T190" style:family="text">
      <style:text-properties officeooo:rsid="00f1cf6d"/>
    </style:style>
    <style:style style:name="T191" style:family="text">
      <style:text-properties officeooo:rsid="00f4d7b3"/>
    </style:style>
    <style:style style:name="T192" style:family="text">
      <style:text-properties officeooo:rsid="00fb72e1"/>
    </style:style>
    <style:style style:name="T193" style:family="text">
      <style:text-properties officeooo:rsid="00fce20a"/>
    </style:style>
    <style:style style:name="T194" style:family="text">
      <style:text-properties officeooo:rsid="01075235"/>
    </style:style>
    <style:style style:name="T195" style:family="text">
      <style:text-properties officeooo:rsid="011a4ee9"/>
    </style:style>
    <style:style style:name="T196" style:family="text">
      <style:text-properties officeooo:rsid="011ad78c"/>
    </style:style>
    <style:style style:name="T197" style:family="text">
      <style:text-properties officeooo:rsid="011c8b9b"/>
    </style:style>
    <style:style style:name="T198" style:family="text">
      <style:text-properties officeooo:rsid="0122b6be"/>
    </style:style>
    <style:style style:name="T199" style:family="text">
      <style:text-properties officeooo:rsid="0122cbb6"/>
    </style:style>
    <style:style style:name="T200" style:family="text">
      <style:text-properties officeooo:rsid="01244f68"/>
    </style:style>
    <style:style style:name="T201" style:family="text">
      <style:text-properties officeooo:rsid="01259ec2"/>
    </style:style>
    <style:style style:name="T202" style:family="text">
      <style:text-properties officeooo:rsid="0126db77"/>
    </style:style>
    <style:style style:name="T203" style:family="text">
      <style:text-properties officeooo:rsid="012a0acd"/>
    </style:style>
    <style:style style:name="T204" style:family="text">
      <style:text-properties officeooo:rsid="013309ef"/>
    </style:style>
    <style:style style:name="T205" style:family="text">
      <style:text-properties officeooo:rsid="013a2135"/>
    </style:style>
    <style:style style:name="T206" style:family="text">
      <style:text-properties officeooo:rsid="01487887"/>
    </style:style>
    <style:style style:name="T207" style:family="text">
      <style:text-properties officeooo:rsid="014979e8"/>
    </style:style>
    <style:style style:name="T208" style:family="text">
      <style:text-properties officeooo:rsid="014fcdba"/>
    </style:style>
    <style:style style:name="T209" style:family="text">
      <style:text-properties officeooo:rsid="015edad4"/>
    </style:style>
    <style:style style:name="T210" style:family="text">
      <style:text-properties officeooo:rsid="015fb856"/>
    </style:style>
    <style:style style:name="T211" style:family="text">
      <style:text-properties officeooo:rsid="0163c8cc"/>
    </style:style>
    <style:style style:name="T212" style:family="text">
      <style:text-properties officeooo:rsid="0184c6ff"/>
    </style:style>
    <style:style style:name="T213" style:family="text">
      <style:text-properties officeooo:rsid="018dfc68"/>
    </style:style>
    <style:style style:name="T214" style:family="text">
      <style:text-properties officeooo:rsid="01a54711"/>
    </style:style>
    <style:style style:name="T215" style:family="text">
      <style:text-properties officeooo:rsid="01aab83b"/>
    </style:style>
    <style:style style:name="T216" style:family="text">
      <style:text-properties officeooo:rsid="01b32183"/>
    </style:style>
    <style:style style:name="T217" style:family="text">
      <style:text-properties fo:font-size="12pt" officeooo:rsid="01beaae1" style:font-size-asian="12pt" style:font-size-complex="12pt"/>
    </style:style>
    <style:style style:name="T218" style:family="text">
      <style:text-properties fo:font-size="12pt" officeooo:rsid="014403f9" style:font-size-asian="12pt" style:font-size-complex="12pt"/>
    </style:style>
    <style:style style:name="T219" style:family="text">
      <style:text-properties fo:font-size="12pt" officeooo:rsid="0199ba3c" style:font-size-asian="12pt" style:font-size-complex="12pt"/>
    </style:style>
    <style:style style:name="T220" style:family="text">
      <style:text-properties fo:font-size="12pt" officeooo:rsid="0146790d" style:font-size-asian="12pt" style:font-size-complex="12pt"/>
    </style:style>
    <style:style style:name="T221" style:family="text">
      <style:text-properties fo:font-size="12pt" officeooo:rsid="019b6106" style:font-size-asian="12pt" style:font-size-complex="12pt"/>
    </style:style>
    <style:style style:name="T222" style:family="text">
      <style:text-properties fo:font-size="12pt" officeooo:rsid="019cd530" style:font-size-asian="12pt" style:font-size-complex="12pt"/>
    </style:style>
    <style:style style:name="T223" style:family="text">
      <style:text-properties fo:font-size="12pt" officeooo:rsid="01b7ed5f" style:font-size-asian="12pt" style:font-size-complex="12pt"/>
    </style:style>
    <style:style style:name="T224" style:family="text">
      <style:text-properties fo:font-size="12pt" officeooo:rsid="01bf8ab2" style:font-size-asian="12pt" style:font-size-complex="12pt"/>
    </style:style>
    <style:style style:name="T225" style:family="text">
      <style:text-properties fo:font-size="12pt" officeooo:rsid="007efa1e" style:font-size-asian="12pt" style:font-size-complex="12pt"/>
    </style:style>
    <style:style style:name="T226" style:family="text">
      <style:text-properties fo:font-size="12pt" officeooo:rsid="00f0c940" style:font-size-asian="12pt" style:font-size-complex="12pt"/>
    </style:style>
    <style:style style:name="T227" style:family="text">
      <style:text-properties fo:font-size="12pt" officeooo:rsid="01c35fe3" style:font-size-asian="12pt" style:font-size-complex="12pt"/>
    </style:style>
    <style:style style:name="T228" style:family="text">
      <style:text-properties fo:font-size="12pt" officeooo:rsid="01c3b76a" style:font-size-asian="12pt" style:font-size-complex="12pt"/>
    </style:style>
    <style:style style:name="T229" style:family="text">
      <style:text-properties fo:font-size="12pt" officeooo:rsid="01f176f2" style:font-size-asian="12pt" style:font-size-complex="12pt"/>
    </style:style>
    <style:style style:name="T230" style:family="text">
      <style:text-properties fo:font-size="12pt" officeooo:rsid="01fb4f61" style:font-size-asian="12pt" style:font-size-complex="12pt"/>
    </style:style>
    <style:style style:name="T231" style:family="text">
      <style:text-properties fo:font-size="12pt" officeooo:rsid="020e46ce" style:font-size-asian="12pt" style:font-size-complex="12pt"/>
    </style:style>
    <style:style style:name="T232" style:family="text">
      <style:text-properties fo:font-size="12pt" officeooo:rsid="023b7e1f" style:font-size-asian="12pt" style:font-size-complex="12pt"/>
    </style:style>
    <style:style style:name="T233" style:family="text">
      <style:text-properties fo:font-size="12pt" officeooo:rsid="02693432" style:font-size-asian="12pt" style:font-size-complex="12pt"/>
    </style:style>
    <style:style style:name="T234" style:family="text">
      <style:text-properties fo:font-size="12pt" officeooo:rsid="03048921" style:font-size-asian="12pt" style:font-size-complex="12pt"/>
    </style:style>
    <style:style style:name="T235" style:family="text">
      <style:text-properties fo:font-size="12pt" fo:font-style="italic" officeooo:rsid="01beaae1" style:font-size-asian="12pt" style:font-style-asian="italic" style:font-size-complex="12pt" style:font-style-complex="italic"/>
    </style:style>
    <style:style style:name="T236" style:family="text">
      <style:text-properties fo:font-size="12pt" fo:font-style="italic" style:text-underline-style="solid" style:text-underline-width="auto" style:text-underline-color="font-color" officeooo:rsid="019cd530" style:font-size-asian="12pt" style:font-style-asian="italic" style:font-size-complex="12pt" style:font-style-complex="italic"/>
    </style:style>
    <style:style style:name="T237" style:family="text">
      <style:text-properties fo:font-size="12pt" fo:font-style="italic" style:text-underline-style="none" officeooo:rsid="04ddc9ea" style:font-size-asian="12pt" style:font-style-asian="italic" style:font-size-complex="12pt" style:font-style-complex="italic"/>
    </style:style>
    <style:style style:name="T238" style:family="text">
      <style:text-properties fo:font-size="12pt" fo:font-style="italic" style:text-underline-style="none" officeooo:rsid="052810a4" style:font-size-asian="12pt" style:font-style-asian="italic" style:font-size-complex="12pt" style:font-style-complex="italic"/>
    </style:style>
    <style:style style:name="T239" style:family="text">
      <style:text-properties fo:font-size="12pt" style:text-underline-style="none" style:font-size-asian="12pt" style:font-size-complex="12pt"/>
    </style:style>
    <style:style style:name="T240" style:family="text">
      <style:text-properties fo:font-size="12pt" style:text-underline-style="none" officeooo:rsid="0390f509" style:font-size-asian="12pt" style:font-size-complex="12pt"/>
    </style:style>
    <style:style style:name="T241" style:family="text">
      <style:text-properties fo:font-size="12pt" style:text-underline-style="none" officeooo:rsid="03900b2d" style:font-size-asian="12pt" style:font-size-complex="12pt"/>
    </style:style>
    <style:style style:name="T242" style:family="text">
      <style:text-properties fo:font-size="12pt" style:text-underline-style="none" officeooo:rsid="0383b644" style:font-size-asian="12pt" style:font-size-complex="12pt"/>
    </style:style>
    <style:style style:name="T243" style:family="text">
      <style:text-properties fo:font-size="12pt" style:text-underline-style="none" officeooo:rsid="04dcaeb7" style:font-size-asian="12pt" style:font-size-complex="12pt"/>
    </style:style>
    <style:style style:name="T244" style:family="text">
      <style:text-properties fo:font-size="12pt" style:text-underline-style="none" officeooo:rsid="04ddc9ea" style:font-size-asian="12pt" style:font-size-complex="12pt"/>
    </style:style>
    <style:style style:name="T245" style:family="text">
      <style:text-properties fo:font-size="12pt" style:text-underline-style="none" officeooo:rsid="03a2950f" style:font-size-asian="12pt" style:font-size-complex="12pt"/>
    </style:style>
    <style:style style:name="T246" style:family="text">
      <style:text-properties fo:font-size="12pt" style:text-underline-style="none" officeooo:rsid="052810a4" style:font-size-asian="12pt" style:font-size-complex="12pt"/>
    </style:style>
    <style:style style:name="T247" style:family="text">
      <style:text-properties fo:font-size="12pt" style:text-underline-style="none" officeooo:rsid="052dc9c2" style:font-size-asian="12pt" style:font-size-complex="12pt"/>
    </style:style>
    <style:style style:name="T248" style:family="text">
      <style:text-properties fo:font-size="12pt" style:text-underline-style="none" officeooo:rsid="052e1e79" style:font-size-asian="12pt" style:font-size-complex="12pt"/>
    </style:style>
    <style:style style:name="T249" style:family="text">
      <style:text-properties fo:font-size="12pt" style:text-underline-style="none" officeooo:rsid="052fd4e5" style:font-size-asian="12pt" style:font-size-complex="12pt"/>
    </style:style>
    <style:style style:name="T250" style:family="text">
      <style:text-properties fo:font-size="12pt" style:text-underline-style="none" officeooo:rsid="05317af1" style:font-size-asian="12pt" style:font-size-complex="12pt"/>
    </style:style>
    <style:style style:name="T251" style:family="text">
      <style:text-properties fo:font-size="12pt" style:text-underline-style="none" officeooo:rsid="053996e1" style:font-size-asian="12pt" style:font-size-complex="12pt"/>
    </style:style>
    <style:style style:name="T252" style:family="text">
      <style:text-properties fo:font-size="12pt" style:text-underline-style="none" officeooo:rsid="05496a03" style:font-size-asian="12pt" style:font-size-complex="12pt"/>
    </style:style>
    <style:style style:name="T253" style:family="text">
      <style:text-properties fo:font-size="12pt" style:text-underline-style="none" officeooo:rsid="057acf5e" style:font-size-asian="12pt" style:font-size-complex="12pt"/>
    </style:style>
    <style:style style:name="T254" style:family="text">
      <style:text-properties fo:font-size="12pt" style:text-underline-style="none" officeooo:rsid="05a30a06" style:font-size-asian="12pt" style:font-size-complex="12pt"/>
    </style:style>
    <style:style style:name="T255" style:family="text">
      <style:text-properties officeooo:rsid="01c59c2e"/>
    </style:style>
    <style:style style:name="T256" style:family="text">
      <style:text-properties officeooo:rsid="01c9b9ca"/>
    </style:style>
    <style:style style:name="T257" style:family="text">
      <style:text-properties officeooo:rsid="01cada13"/>
    </style:style>
    <style:style style:name="T258" style:family="text">
      <style:text-properties officeooo:rsid="01d11c76"/>
    </style:style>
    <style:style style:name="T259" style:family="text">
      <style:text-properties fo:font-size="10pt" fo:font-weight="normal" style:font-size-asian="10pt" style:font-weight-asian="normal" style:font-size-complex="10pt" style:font-weight-complex="normal"/>
    </style:style>
    <style:style style:name="T260" style:family="text">
      <style:text-properties fo:font-size="10pt" fo:font-weight="normal" officeooo:rsid="01cc23d9" style:font-size-asian="10pt" style:font-weight-asian="normal" style:font-size-complex="10pt" style:font-weight-complex="normal"/>
    </style:style>
    <style:style style:name="T261" style:family="text">
      <style:text-properties fo:font-size="10pt" officeooo:rsid="029e91e9" style:font-size-asian="10pt" style:font-size-complex="10pt"/>
    </style:style>
    <style:style style:name="T262" style:family="text">
      <style:text-properties officeooo:rsid="01d1d755"/>
    </style:style>
    <style:style style:name="T263" style:family="text">
      <style:text-properties officeooo:rsid="01e03edd"/>
    </style:style>
    <style:style style:name="T264" style:family="text">
      <style:text-properties officeooo:rsid="01e55c82"/>
    </style:style>
    <style:style style:name="T265" style:family="text">
      <style:text-properties officeooo:rsid="01f176f2"/>
    </style:style>
    <style:style style:name="T266" style:family="text">
      <style:text-properties officeooo:rsid="01f84c70"/>
    </style:style>
    <style:style style:name="T267" style:family="text">
      <style:text-properties officeooo:rsid="01f8c269"/>
    </style:style>
    <style:style style:name="T268" style:family="text">
      <style:text-properties officeooo:rsid="01f98cfa"/>
    </style:style>
    <style:style style:name="T269" style:family="text">
      <style:text-properties officeooo:rsid="01fc0fcd"/>
    </style:style>
    <style:style style:name="T270" style:family="text">
      <style:text-properties officeooo:rsid="01fdee3a"/>
    </style:style>
    <style:style style:name="T271" style:family="text">
      <style:text-properties officeooo:rsid="01fdee3a" loext:padding="0.0201in" loext:border-left="none" loext:border-right="none" loext:border-top="none" loext:border-bottom="0.06pt dotted #000000" loext:shadow="none"/>
    </style:style>
    <style:style style:name="T272" style:family="text">
      <style:text-properties officeooo:rsid="021d5822"/>
    </style:style>
    <style:style style:name="T273" style:family="text">
      <style:text-properties officeooo:rsid="022acde5"/>
    </style:style>
    <style:style style:name="T274" style:family="text">
      <style:text-properties officeooo:rsid="022de113"/>
    </style:style>
    <style:style style:name="T275" style:family="text">
      <style:text-properties officeooo:rsid="02313bfd"/>
    </style:style>
    <style:style style:name="T276" style:family="text">
      <style:text-properties officeooo:rsid="0231d7c6"/>
    </style:style>
    <style:style style:name="T277" style:family="text">
      <style:text-properties officeooo:rsid="02332cb1"/>
    </style:style>
    <style:style style:name="T278" style:family="text">
      <style:text-properties officeooo:rsid="0233ab8b"/>
    </style:style>
    <style:style style:name="T279" style:family="text">
      <style:text-properties officeooo:rsid="023b5d8e"/>
    </style:style>
    <style:style style:name="T280" style:family="text">
      <style:text-properties officeooo:rsid="023b7e1f"/>
    </style:style>
    <style:style style:name="T281" style:family="text">
      <style:text-properties officeooo:rsid="02456b81"/>
    </style:style>
    <style:style style:name="T282" style:family="text">
      <style:text-properties officeooo:rsid="024977a8"/>
    </style:style>
    <style:style style:name="T283" style:family="text">
      <style:text-properties officeooo:rsid="024a7543"/>
    </style:style>
    <style:style style:name="T284" style:family="text">
      <style:text-properties officeooo:rsid="024a7543" loext:padding="0.0201in" loext:border-left="none" loext:border-right="none" loext:border-top="none" loext:border-bottom="0.06pt dotted #000000" loext:shadow="none"/>
    </style:style>
    <style:style style:name="T285" style:family="text">
      <style:text-properties officeooo:rsid="024b0f92"/>
    </style:style>
    <style:style style:name="T286" style:family="text">
      <style:text-properties officeooo:rsid="02585d57"/>
    </style:style>
    <style:style style:name="T287" style:family="text">
      <style:text-properties officeooo:rsid="0259cc3c"/>
    </style:style>
    <style:style style:name="T288" style:family="text">
      <style:text-properties officeooo:rsid="025ce8bd"/>
    </style:style>
    <style:style style:name="T289" style:family="text">
      <style:text-properties officeooo:rsid="02607215"/>
    </style:style>
    <style:style style:name="T290" style:family="text">
      <style:text-properties officeooo:rsid="02615867"/>
    </style:style>
    <style:style style:name="T291" style:family="text">
      <style:text-properties officeooo:rsid="02617a22"/>
    </style:style>
    <style:style style:name="T292" style:family="text">
      <style:text-properties officeooo:rsid="0261a2b6"/>
    </style:style>
    <style:style style:name="T293" style:family="text">
      <style:text-properties officeooo:rsid="02648ac9"/>
    </style:style>
    <style:style style:name="T294" style:family="text">
      <style:text-properties officeooo:rsid="0273dc4e"/>
    </style:style>
    <style:style style:name="T295" style:family="text">
      <style:text-properties officeooo:rsid="0273dc4e" loext:padding="0.0201in" loext:border-left="none" loext:border-right="none" loext:border-top="none" loext:border-bottom="0.06pt dotted #000000" loext:shadow="none"/>
    </style:style>
    <style:style style:name="T296" style:family="text">
      <style:text-properties officeooo:rsid="0273dc4e" loext:padding="0in" loext:border="none" loext:shadow="none"/>
    </style:style>
    <style:style style:name="T297" style:family="text">
      <style:text-properties officeooo:rsid="027f8954"/>
    </style:style>
    <style:style style:name="T298" style:family="text">
      <style:text-properties officeooo:rsid="012b9dd5"/>
    </style:style>
    <style:style style:name="T299" style:family="text">
      <style:text-properties officeooo:rsid="028af30a"/>
    </style:style>
    <style:style style:name="T300" style:family="text">
      <style:text-properties officeooo:rsid="028c5d5a"/>
    </style:style>
    <style:style style:name="T301" style:family="text">
      <style:text-properties officeooo:rsid="028c5d5a" loext:padding="0.0201in" loext:border-left="none" loext:border-right="none" loext:border-top="none" loext:border-bottom="0.06pt dotted #000000" loext:shadow="none"/>
    </style:style>
    <style:style style:name="T302" style:family="text">
      <style:text-properties officeooo:rsid="0296d128"/>
    </style:style>
    <style:style style:name="T303" style:family="text">
      <style:text-properties officeooo:rsid="029adb1a"/>
    </style:style>
    <style:style style:name="T304" style:family="text">
      <style:text-properties officeooo:rsid="029e91e9"/>
    </style:style>
    <style:style style:name="T305" style:family="text">
      <style:text-properties officeooo:rsid="02a7e557"/>
    </style:style>
    <style:style style:name="T306" style:family="text">
      <style:text-properties officeooo:rsid="02aa3fae"/>
    </style:style>
    <style:style style:name="T307" style:family="text">
      <style:text-properties fo:font-size="14pt" style:font-size-asian="14pt" style:font-size-complex="14pt"/>
    </style:style>
    <style:style style:name="T308" style:family="text">
      <style:text-properties officeooo:rsid="02be547b"/>
    </style:style>
    <style:style style:name="T309" style:family="text">
      <style:text-properties officeooo:rsid="02bf0a5d"/>
    </style:style>
    <style:style style:name="T310" style:family="text">
      <style:text-properties officeooo:rsid="02bfb1bb"/>
    </style:style>
    <style:style style:name="T311" style:family="text">
      <style:text-properties officeooo:rsid="0026715e"/>
    </style:style>
    <style:style style:name="T312" style:family="text">
      <style:text-properties officeooo:rsid="0026715e" loext:padding="0.0201in" loext:border-left="none" loext:border-right="none" loext:border-top="none" loext:border-bottom="0.06pt dotted #000000" loext:shadow="none"/>
    </style:style>
    <style:style style:name="T313" style:family="text">
      <style:text-properties officeooo:rsid="0026715e" loext:padding="0in" loext:border="none" loext:shadow="none"/>
    </style:style>
    <style:style style:name="T314" style:family="text">
      <style:text-properties officeooo:rsid="0188a236"/>
    </style:style>
    <style:style style:name="T315" style:family="text">
      <style:text-properties officeooo:rsid="01ad3557"/>
    </style:style>
    <style:style style:name="T316" style:family="text">
      <style:text-properties officeooo:rsid="02e02c6f"/>
    </style:style>
    <style:style style:name="T317" style:family="text">
      <style:text-properties officeooo:rsid="02e02c6f" loext:shadow="none"/>
    </style:style>
    <style:style style:name="T318" style:family="text">
      <style:text-properties officeooo:rsid="02e3611f"/>
    </style:style>
    <style:style style:name="T319" style:family="text">
      <style:text-properties officeooo:rsid="02e4497c"/>
    </style:style>
    <style:style style:name="T320" style:family="text">
      <style:text-properties officeooo:rsid="02ea227a"/>
    </style:style>
    <style:style style:name="T321" style:family="text">
      <style:text-properties style:text-underline-style="solid" style:text-underline-width="auto" style:text-underline-color="font-color" officeooo:rsid="03881b88"/>
    </style:style>
    <style:style style:name="T322" style:family="text">
      <style:text-properties officeooo:rsid="02f15950"/>
    </style:style>
    <style:style style:name="T323" style:family="text">
      <style:text-properties officeooo:rsid="02f97eac"/>
    </style:style>
    <style:style style:name="T324" style:family="text">
      <style:text-properties officeooo:rsid="02f9ae84"/>
    </style:style>
    <style:style style:name="T325" style:family="text">
      <style:text-properties officeooo:rsid="0306ef2b"/>
    </style:style>
    <style:style style:name="T326" style:family="text">
      <style:text-properties officeooo:rsid="031131e0"/>
    </style:style>
    <style:style style:name="T327" style:family="text">
      <style:text-properties officeooo:rsid="031566d7"/>
    </style:style>
    <style:style style:name="T328" style:family="text">
      <style:text-properties officeooo:rsid="032f836a"/>
    </style:style>
    <style:style style:name="T329" style:family="text">
      <style:text-properties officeooo:rsid="03379cf1"/>
    </style:style>
    <style:style style:name="T330" style:family="text">
      <style:text-properties officeooo:rsid="03379cf1" loext:padding="0.0201in" loext:border-left="none" loext:border-right="none" loext:border-top="none" loext:border-bottom="0.06pt dotted #000000" loext:shadow="none"/>
    </style:style>
    <style:style style:name="T331" style:family="text">
      <style:text-properties officeooo:rsid="03379cf1" loext:padding="0in" loext:border="none" loext:shadow="none"/>
    </style:style>
    <style:style style:name="T332" style:family="text">
      <style:text-properties officeooo:rsid="0358b9e6"/>
    </style:style>
    <style:style style:name="T333" style:family="text">
      <style:text-properties officeooo:rsid="0359037b"/>
    </style:style>
    <style:style style:name="T334" style:family="text">
      <style:text-properties officeooo:rsid="03048921"/>
    </style:style>
    <style:style style:name="T335" style:family="text">
      <style:text-properties officeooo:rsid="03048921" loext:padding="0.0201in" loext:border-left="none" loext:border-right="none" loext:border-top="none" loext:border-bottom="0.06pt dotted #000000" loext:shadow="none"/>
    </style:style>
    <style:style style:name="T336" style:family="text">
      <style:text-properties officeooo:rsid="035956b1" loext:padding="0.0201in" loext:border-left="none" loext:border-right="none" loext:border-top="none" loext:border-bottom="0.06pt dotted #000000" loext:shadow="none"/>
    </style:style>
    <style:style style:name="T337" style:family="text">
      <style:text-properties officeooo:rsid="035b8bc3"/>
    </style:style>
    <style:style style:name="T338" style:family="text">
      <style:text-properties officeooo:rsid="035d0e3e"/>
    </style:style>
    <style:style style:name="T339" style:family="text">
      <style:text-properties officeooo:rsid="0361b293" loext:padding="0.0201in" loext:border-left="none" loext:border-right="none" loext:border-top="none" loext:border-bottom="0.06pt dotted #000000" loext:shadow="none"/>
    </style:style>
    <style:style style:name="T340" style:family="text">
      <style:text-properties officeooo:rsid="03628180"/>
    </style:style>
    <style:style style:name="T341" style:family="text">
      <style:text-properties officeooo:rsid="036415c1"/>
    </style:style>
    <style:style style:name="T342" style:family="text">
      <style:text-properties officeooo:rsid="0365bb15"/>
    </style:style>
    <style:style style:name="T343" style:family="text">
      <style:text-properties officeooo:rsid="0365bb15" loext:padding="0.0201in" loext:border-left="none" loext:border-right="none" loext:border-top="none" loext:border-bottom="0.06pt dotted #000000" loext:shadow="none"/>
    </style:style>
    <style:style style:name="T344" style:family="text">
      <style:text-properties officeooo:rsid="0365bb15" loext:padding="0in" loext:border="none" loext:shadow="none"/>
    </style:style>
    <style:style style:name="T345" style:family="text">
      <style:text-properties officeooo:rsid="03678230"/>
    </style:style>
    <style:style style:name="T346" style:family="text">
      <style:text-properties officeooo:rsid="036fcae1"/>
    </style:style>
    <style:style style:name="T347" style:family="text">
      <style:text-properties officeooo:rsid="03702afd"/>
    </style:style>
    <style:style style:name="T348" style:family="text">
      <style:text-properties officeooo:rsid="03772206"/>
    </style:style>
    <style:style style:name="T349" style:family="text">
      <style:text-properties officeooo:rsid="03783efc"/>
    </style:style>
    <style:style style:name="T350" style:family="text">
      <style:text-properties officeooo:rsid="037a1245"/>
    </style:style>
    <style:style style:name="T351" style:family="text">
      <style:text-properties officeooo:rsid="037a41e5" loext:padding="0.0201in" loext:border-left="none" loext:border-right="none" loext:border-top="none" loext:border-bottom="0.06pt dotted #000000" loext:shadow="none"/>
    </style:style>
    <style:style style:name="T352" style:family="text">
      <style:text-properties officeooo:rsid="037c7a8c"/>
    </style:style>
    <style:style style:name="T353" style:family="text">
      <style:text-properties officeooo:rsid="03859f5a"/>
    </style:style>
    <style:style style:name="T354" style:family="text">
      <style:text-properties officeooo:rsid="038677a7"/>
    </style:style>
    <style:style style:name="T355" style:family="text">
      <style:text-properties officeooo:rsid="0386a6fb"/>
    </style:style>
    <style:style style:name="T356" style:family="text">
      <style:text-properties officeooo:rsid="03881b88"/>
    </style:style>
    <style:style style:name="T357" style:family="text">
      <style:text-properties officeooo:rsid="038a3627"/>
    </style:style>
    <style:style style:name="T358" style:family="text">
      <style:text-properties officeooo:rsid="038a3627" loext:padding="0.0201in" loext:border-left="none" loext:border-right="none" loext:border-top="none" loext:border-bottom="0.06pt dotted #000000" loext:shadow="none"/>
    </style:style>
    <style:style style:name="T359" style:family="text">
      <style:text-properties officeooo:rsid="038f4bb9" loext:padding="0.0201in" loext:border-left="none" loext:border-right="none" loext:border-top="none" loext:border-bottom="0.06pt dotted #000000" loext:shadow="none"/>
    </style:style>
    <style:style style:name="T360" style:family="text">
      <style:text-properties officeooo:rsid="03900b2d"/>
    </style:style>
    <style:style style:name="T361" style:family="text">
      <style:text-properties officeooo:rsid="039052a0"/>
    </style:style>
    <style:style style:name="T362" style:family="text">
      <style:text-properties officeooo:rsid="0390f509"/>
    </style:style>
    <style:style style:name="T363" style:family="text">
      <style:text-properties officeooo:rsid="03946ce7"/>
    </style:style>
    <style:style style:name="T364" style:family="text">
      <style:text-properties officeooo:rsid="03a3b0a0"/>
    </style:style>
    <style:style style:name="T365" style:family="text">
      <style:text-properties officeooo:rsid="03a53b79"/>
    </style:style>
    <style:style style:name="T366" style:family="text">
      <style:text-properties officeooo:rsid="03ad96c1"/>
    </style:style>
    <style:style style:name="T367" style:family="text">
      <style:text-properties officeooo:rsid="03b4099d"/>
    </style:style>
    <style:style style:name="T368" style:family="text">
      <style:text-properties officeooo:rsid="03b8cde8"/>
    </style:style>
    <style:style style:name="T369" style:family="text">
      <style:text-properties officeooo:rsid="03c107f0"/>
    </style:style>
    <style:style style:name="T370" style:family="text">
      <style:text-properties officeooo:rsid="03db6635"/>
    </style:style>
    <style:style style:name="T371" style:family="text">
      <style:text-properties officeooo:rsid="03dbcaa3"/>
    </style:style>
    <style:style style:name="T372" style:family="text">
      <style:text-properties officeooo:rsid="03e14cfd"/>
    </style:style>
    <style:style style:name="T373" style:family="text">
      <style:text-properties officeooo:rsid="03fecc58"/>
    </style:style>
    <style:style style:name="T374" style:family="text">
      <style:text-properties officeooo:rsid="040119a6"/>
    </style:style>
    <style:style style:name="T375" style:family="text">
      <style:text-properties officeooo:rsid="0402ceab"/>
    </style:style>
    <style:style style:name="T376" style:family="text">
      <style:text-properties officeooo:rsid="04048a1d"/>
    </style:style>
    <style:style style:name="T377" style:family="text">
      <style:text-properties officeooo:rsid="04052099"/>
    </style:style>
    <style:style style:name="T378" style:family="text">
      <style:text-properties officeooo:rsid="04078b3e"/>
    </style:style>
    <style:style style:name="T379" style:family="text">
      <style:text-properties fo:font-size="8pt" fo:font-style="italic" style:font-size-asian="8pt" style:font-style-asian="italic" style:font-size-complex="8pt" style:font-style-complex="italic"/>
    </style:style>
    <style:style style:name="T380" style:family="text">
      <style:text-properties officeooo:rsid="0426c68c" loext:padding="0.0201in" loext:border-left="none" loext:border-right="none" loext:border-top="none" loext:border-bottom="0.06pt dotted #000000" loext:shadow="none"/>
    </style:style>
    <style:style style:name="T381" style:family="text">
      <style:text-properties officeooo:rsid="042b0a3a"/>
    </style:style>
    <style:style style:name="T382" style:family="text">
      <style:text-properties officeooo:rsid="042c73ce"/>
    </style:style>
    <style:style style:name="T383" style:family="text">
      <style:text-properties officeooo:rsid="042e4b9b"/>
    </style:style>
    <style:style style:name="T384" style:family="text">
      <style:text-properties officeooo:rsid="04071f5a"/>
    </style:style>
    <style:style style:name="T385" style:family="text">
      <style:text-properties officeooo:rsid="04326fb8"/>
    </style:style>
    <style:style style:name="T386" style:family="text">
      <style:text-properties officeooo:rsid="0432cf46"/>
    </style:style>
    <style:style style:name="T387" style:family="text">
      <style:text-properties officeooo:rsid="0434b108"/>
    </style:style>
    <style:style style:name="T388" style:family="text">
      <style:text-properties officeooo:rsid="0435d48a"/>
    </style:style>
    <style:style style:name="T389" style:family="text">
      <style:text-properties officeooo:rsid="0436322e"/>
    </style:style>
    <style:style style:name="T390" style:family="text">
      <style:text-properties officeooo:rsid="04372f17"/>
    </style:style>
    <style:style style:name="T391" style:family="text">
      <style:text-properties officeooo:rsid="043bb38f"/>
    </style:style>
    <style:style style:name="T392" style:family="text">
      <style:text-properties officeooo:rsid="043c84a3"/>
    </style:style>
    <style:style style:name="T393" style:family="text">
      <style:text-properties officeooo:rsid="043f6179"/>
    </style:style>
    <style:style style:name="T394" style:family="text">
      <style:text-properties officeooo:rsid="0444ccec"/>
    </style:style>
    <style:style style:name="T395" style:family="text">
      <style:text-properties officeooo:rsid="0454521a"/>
    </style:style>
    <style:style style:name="T396" style:family="text">
      <style:text-properties officeooo:rsid="0458625d"/>
    </style:style>
    <style:style style:name="T397" style:family="text">
      <style:text-properties officeooo:rsid="045cd25a"/>
    </style:style>
    <style:style style:name="T398" style:family="text">
      <style:text-properties officeooo:rsid="045f3e86"/>
    </style:style>
    <style:style style:name="T399" style:family="text">
      <style:text-properties officeooo:rsid="0478c89e"/>
    </style:style>
    <style:style style:name="T400" style:family="text">
      <style:text-properties officeooo:rsid="047a55d9"/>
    </style:style>
    <style:style style:name="T401" style:family="text">
      <style:text-properties officeooo:rsid="047ad3dc"/>
    </style:style>
    <style:style style:name="T402" style:family="text">
      <style:text-properties officeooo:rsid="047f45d8"/>
    </style:style>
    <style:style style:name="T403" style:family="text">
      <style:text-properties officeooo:rsid="048243e5"/>
    </style:style>
    <style:style style:name="T404" style:family="text">
      <style:text-properties officeooo:rsid="048fef8c"/>
    </style:style>
    <style:style style:name="T405" style:family="text">
      <style:text-properties officeooo:rsid="0492b931"/>
    </style:style>
    <style:style style:name="T406" style:family="text">
      <style:text-properties officeooo:rsid="04949d96"/>
    </style:style>
    <style:style style:name="T407" style:family="text">
      <style:text-properties officeooo:rsid="049c6cda"/>
    </style:style>
    <style:style style:name="T408" style:family="text">
      <style:text-properties officeooo:rsid="049e74ec"/>
    </style:style>
    <style:style style:name="T409" style:family="text">
      <style:text-properties officeooo:rsid="049ecf2b"/>
    </style:style>
    <style:style style:name="T410" style:family="text">
      <style:text-properties officeooo:rsid="04a2255f"/>
    </style:style>
    <style:style style:name="T411" style:family="text">
      <style:text-properties officeooo:rsid="04a4de14"/>
    </style:style>
    <style:style style:name="T412" style:family="text">
      <style:text-properties officeooo:rsid="04a8b785"/>
    </style:style>
    <style:style style:name="T413" style:family="text">
      <style:text-properties officeooo:rsid="04aeee34"/>
    </style:style>
    <style:style style:name="T414" style:family="text">
      <style:text-properties officeooo:rsid="04b52699"/>
    </style:style>
    <style:style style:name="T415" style:family="text">
      <style:text-properties officeooo:rsid="04bc54ce"/>
    </style:style>
    <style:style style:name="T416" style:family="text">
      <style:text-properties officeooo:rsid="04d6a90b"/>
    </style:style>
    <style:style style:name="T417" style:family="text">
      <style:text-properties officeooo:rsid="04da278b"/>
    </style:style>
    <style:style style:name="T418" style:family="text">
      <style:text-properties officeooo:rsid="04db4261"/>
    </style:style>
    <style:style style:name="T419" style:family="text">
      <style:text-properties officeooo:rsid="04dcaeb7"/>
    </style:style>
    <style:style style:name="T420" style:family="text">
      <style:text-properties officeooo:rsid="04e05141"/>
    </style:style>
    <style:style style:name="T421" style:family="text">
      <style:text-properties style:text-underline-style="none"/>
    </style:style>
    <style:style style:name="T422" style:family="text">
      <style:text-properties style:text-underline-style="none" officeooo:rsid="048f8724"/>
    </style:style>
    <style:style style:name="T423" style:family="text">
      <style:text-properties style:text-underline-style="none" officeooo:rsid="04eeb38b"/>
    </style:style>
    <style:style style:name="T424" style:family="text">
      <style:text-properties style:text-underline-style="none" officeooo:rsid="04ef40f0"/>
    </style:style>
    <style:style style:name="T425" style:family="text">
      <style:text-properties style:text-underline-style="none" fo:font-weight="normal" officeooo:rsid="03ad96c1" style:font-weight-asian="normal" style:font-weight-complex="normal"/>
    </style:style>
    <style:style style:name="T426" style:family="text">
      <style:text-properties style:text-underline-style="none" fo:font-weight="normal" officeooo:rsid="05119fda" style:font-weight-asian="normal" style:font-weight-complex="normal"/>
    </style:style>
    <style:style style:name="T427" style:family="text">
      <style:text-properties style:text-underline-style="none" officeooo:rsid="05ae4864"/>
    </style:style>
    <style:style style:name="T428" style:family="text">
      <style:text-properties officeooo:rsid="04e6a7c4"/>
    </style:style>
    <style:style style:name="T429" style:family="text">
      <style:text-properties officeooo:rsid="04ea2c97"/>
    </style:style>
    <style:style style:name="T430" style:family="text">
      <style:text-properties officeooo:rsid="04eb5a3a"/>
    </style:style>
    <style:style style:name="T431" style:family="text">
      <style:text-properties officeooo:rsid="04eeb38b"/>
    </style:style>
    <style:style style:name="T432" style:family="text">
      <style:text-properties officeooo:rsid="04eeff53"/>
    </style:style>
    <style:style style:name="T433" style:family="text">
      <style:text-properties officeooo:rsid="04ef40f0"/>
    </style:style>
    <style:style style:name="T434" style:family="text">
      <style:text-properties officeooo:rsid="05042c99"/>
    </style:style>
    <style:style style:name="T435" style:family="text">
      <style:text-properties officeooo:rsid="050fd435"/>
    </style:style>
    <style:style style:name="T436" style:family="text">
      <style:text-properties officeooo:rsid="05119fda"/>
    </style:style>
    <style:style style:name="T437" style:family="text">
      <style:text-properties officeooo:rsid="05191142"/>
    </style:style>
    <style:style style:name="T438" style:family="text">
      <style:text-properties officeooo:rsid="051c7727"/>
    </style:style>
    <style:style style:name="T439" style:family="text">
      <style:text-properties officeooo:rsid="05207ccf"/>
    </style:style>
    <style:style style:name="T440" style:family="text">
      <style:text-properties officeooo:rsid="05239089"/>
    </style:style>
    <style:style style:name="T441" style:family="text">
      <style:text-properties officeooo:rsid="05271479"/>
    </style:style>
    <style:style style:name="T442" style:family="text">
      <style:text-properties officeooo:rsid="052bc8d2"/>
    </style:style>
    <style:style style:name="T443" style:family="text">
      <style:text-properties officeooo:rsid="052dc9c2"/>
    </style:style>
    <style:style style:name="T444" style:family="text">
      <style:text-properties officeooo:rsid="0533c245"/>
    </style:style>
    <style:style style:name="T445" style:family="text">
      <style:text-properties officeooo:rsid="05357b2a"/>
    </style:style>
    <style:style style:name="T446" style:family="text">
      <style:text-properties officeooo:rsid="053f44be"/>
    </style:style>
    <style:style style:name="T447" style:family="text">
      <style:text-properties officeooo:rsid="0540532a"/>
    </style:style>
    <style:style style:name="T448" style:family="text">
      <style:text-properties officeooo:rsid="054a0f5b"/>
    </style:style>
    <style:style style:name="T449" style:family="text">
      <style:text-properties officeooo:rsid="054a1b46"/>
    </style:style>
    <style:style style:name="T450" style:family="text">
      <style:text-properties officeooo:rsid="054b52d7"/>
    </style:style>
    <style:style style:name="T451" style:family="text">
      <style:text-properties officeooo:rsid="054bb549"/>
    </style:style>
    <style:style style:name="T452" style:family="text">
      <style:text-properties officeooo:rsid="054c7187"/>
    </style:style>
    <style:style style:name="T453" style:family="text">
      <style:text-properties officeooo:rsid="054e33e1"/>
    </style:style>
    <style:style style:name="T454" style:family="text">
      <style:text-properties officeooo:rsid="054f003d"/>
    </style:style>
    <style:style style:name="T455" style:family="text">
      <style:text-properties officeooo:rsid="0550e851"/>
    </style:style>
    <style:style style:name="T456" style:family="text">
      <style:text-properties officeooo:rsid="0552d339"/>
    </style:style>
    <style:style style:name="T457" style:family="text">
      <style:text-properties officeooo:rsid="05547b89"/>
    </style:style>
    <style:style style:name="T458" style:family="text">
      <style:text-properties officeooo:rsid="0556cea3"/>
    </style:style>
    <style:style style:name="T459" style:family="text">
      <style:text-properties officeooo:rsid="0561b8bf"/>
    </style:style>
    <style:style style:name="T460" style:family="text">
      <style:text-properties officeooo:rsid="05649c64"/>
    </style:style>
    <style:style style:name="T461" style:family="text">
      <style:text-properties officeooo:rsid="0566744a"/>
    </style:style>
    <style:style style:name="T462" style:family="text">
      <style:text-properties officeooo:rsid="056a2a02"/>
    </style:style>
    <style:style style:name="T463" style:family="text">
      <style:text-properties officeooo:rsid="056a775e"/>
    </style:style>
    <style:style style:name="T464" style:family="text">
      <style:text-properties officeooo:rsid="056a775e" loext:padding="0in" loext:border="none" loext:shadow="none"/>
    </style:style>
    <style:style style:name="T465" style:family="text">
      <style:text-properties officeooo:rsid="056dff0e"/>
    </style:style>
    <style:style style:name="T466" style:family="text">
      <style:text-properties officeooo:rsid="05711bc1"/>
    </style:style>
    <style:style style:name="T467" style:family="text">
      <style:text-properties officeooo:rsid="0575b7b5"/>
    </style:style>
    <style:style style:name="T468" style:family="text">
      <style:text-properties officeooo:rsid="057a32b5"/>
    </style:style>
    <style:style style:name="T469" style:family="text">
      <style:text-properties officeooo:rsid="057b334a"/>
    </style:style>
    <style:style style:name="T470" style:family="text">
      <style:text-properties officeooo:rsid="057c34ea"/>
    </style:style>
    <style:style style:name="T471" style:family="text">
      <style:text-properties officeooo:rsid="057d56fc"/>
    </style:style>
    <style:style style:name="T472" style:family="text">
      <style:text-properties officeooo:rsid="057eb02b"/>
    </style:style>
    <style:style style:name="T473" style:family="text">
      <style:text-properties officeooo:rsid="057f3642"/>
    </style:style>
    <style:style style:name="T474" style:family="text">
      <style:text-properties officeooo:rsid="058f6e55"/>
    </style:style>
    <style:style style:name="T475" style:family="text">
      <style:text-properties officeooo:rsid="05997a44"/>
    </style:style>
    <style:style style:name="T476" style:family="text">
      <style:text-properties officeooo:rsid="059ba96c"/>
    </style:style>
    <style:style style:name="T477" style:family="text">
      <style:text-properties officeooo:rsid="059bc4cf"/>
    </style:style>
    <style:style style:name="T478" style:family="text">
      <style:text-properties officeooo:rsid="05a13857"/>
    </style:style>
    <style:style style:name="T479" style:family="text">
      <style:text-properties officeooo:rsid="05b2d7da"/>
    </style:style>
    <style:style style:name="T480" style:family="text">
      <style:text-properties officeooo:rsid="05bb7f72"/>
    </style:style>
    <style:style style:name="T481" style:family="text">
      <style:text-properties officeooo:rsid="05bdf9b6"/>
    </style:style>
    <style:style style:name="T482" style:family="text">
      <style:text-properties officeooo:rsid="05c835a8"/>
    </style:style>
    <style:style style:name="T483" style:family="text">
      <style:text-properties officeooo:rsid="05cb6e6f"/>
    </style:style>
    <style:style style:name="T484" style:family="text">
      <style:text-properties officeooo:rsid="05cd9106"/>
    </style:style>
    <style:style style:name="T485" style:family="text">
      <style:text-properties officeooo:rsid="039e3811"/>
    </style:style>
    <style:style style:name="T486" style:family="text">
      <style:text-properties officeooo:rsid="021fea97"/>
    </style:style>
    <style:style style:name="T487" style:family="text">
      <style:text-properties officeooo:rsid="05d6925f"/>
    </style:style>
    <style:style style:name="T488" style:family="text">
      <style:text-properties officeooo:rsid="05d8a057"/>
    </style:style>
    <style:style style:name="T489" style:family="text">
      <style:text-properties officeooo:rsid="05dd404e"/>
    </style:style>
    <style:style style:name="T490" style:family="text">
      <style:text-properties officeooo:rsid="05e2b636"/>
    </style:style>
    <style:style style:name="T491" style:family="text">
      <style:text-properties officeooo:rsid="05eaac70"/>
    </style:style>
    <style:style style:name="T492" style:family="text">
      <style:text-properties officeooo:rsid="05ec3e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483">ONX - ON</text:span>chain <text:span text:style-name="T394">eX</text:span>change </text:p>
      <text:p text:style-name="P117">Pre fork exchanges between post fork coins</text:p>
      <text:p text:style-name="P360"><text:line-break/>- DRAFT – INCOMPLETE -</text:p>
      <text:h text:style-name="Heading_20_1" text:outline-level="1"><text:tab/><text:span text:style-name="T307">Overview</text:span></text:h>
      <text:p text:style-name="P119"><text:tab/></text:p>
      <text:p text:style-name="P120"><text:span text:style-name="T108"><text:tab/>This document includes requirements and design details for developers to understand how a pre-fork, onchain exchange (ONX) may be implemented. </text:span>The features <text:span text:style-name="T255">described here </text:span>are completely optional addons to forking. <text:span text:style-name="T108">They e</text:span>nabl<text:span text:style-name="T64">e</text:span> <text:span text:style-name="T255">an onchain exchange between post-fork coins </text:span><text:span text:style-name="T67">before</text:span> a fork. <text:span text:style-name="T107">This </text:span>means the market has <text:span text:style-name="T107">immediate liquidity and a </text:span>reliable price discovery mechanism <text:span text:style-name="T64">for the fork</text:span>. <text:span text:style-name="T107">Liquidity and p</text:span>rice discovery tools <text:span text:style-name="T70">massively</text:span><text:span text:style-name="T191"> </text:span>increase <text:span text:style-name="T191">demand and </text:span>price stability and provide important signals <text:span text:style-name="T64">for all</text:span> participants <text:span text:style-name="T64">as they indicate verifiable </text:span>demand for the fork. <text:span text:style-name="T114">The onchain exchange can be achieved with standard transactions and with only a very small risk of anybody losing coins. </text:span><text:s/><text:span text:style-name="T178">Before the hard fork split event there exists one chain, the current bitcoin blockchain herein labeled BSC0 (BlockStream Chain). Post fork there will be two chains BSC1 and BUC0 (Bitcoin Unlimited Chain).</text:span></text:p>
      <text:p text:style-name="P230"><text:tab/><text:tab/><text:tab/><text:tab/><text:tab/><text:tab/><text:tab/><text:tab/><text:tab/><text:tab/><text:tab/><text:tab/> <text:s text:c="3"/>→ B<text:span text:style-name="T65">U</text:span>C<text:span text:style-name="T65">0</text:span> <text:tab/>------------------→<text:span text:style-name="T1"> <text:s/><text:tab/></text:span></text:p>
      <text:p text:style-name="P230"><text:tab/><text:tab/><text:span text:style-name="T1">BSC0 --------------------→ FORK BLOCK -1 <text:s/>→ BSC1 <text:tab/>------------------→</text:span></text:p>
      <text:p text:style-name="P302"/>
      <text:h text:style-name="Heading_20_1" text:outline-level="1"><text:span text:style-name="T6">E</text:span><text:span text:style-name="T3">xchange </text:span><text:span text:style-name="T6">order </text:span><text:span text:style-name="T7">process</text:span></text:h>
      <text:h text:style-name="Heading_20_2" text:outline-level="2"><text:span text:style-name="T314">Phase </text:span>1 – <text:span text:style-name="T315">Making orders</text:span></text:h>
      <text:p text:style-name="P100"/>
      <text:p text:style-name="P1"><text:tab/>Before the fork the first BUC0 client<text:span text:style-name="T110">s</text:span> will be <text:span text:style-name="T111">released and the </text:span><text:span text:style-name="T68">fork block</text:span><text:span text:style-name="T111"> will be known with enough time before the fork event to support onchain exchange features. Users who want to support the exchange need to download the BUC0 nodes with ONX features. Users who want to exchange need to download ONX clients. The ONX nodes and clients will</text:span> include user features for the exchange <text:span text:style-name="T110">such as a</text:span> bid/offer list, buy/sell buttons <text:span text:style-name="T110">and </text:span>order status details. <text:span text:style-name="T110">Users who want to make bids and offers will broadcast standard transactions to start the process for an exchange. These ONX transactions are used by the ONX nodes to build an order list with statuses. This drives the ONX client interface to assist the users with the exchange process. When the right transactions are broadcast the exchange process continues to settlement or cancellation as instructed by users.</text:span></text:p>
      <text:p text:style-name="P79"/>
      <text:p text:style-name="P1"><text:tab/>As described in the <text:span text:style-name="T111">following </text:span>section, <text:span text:style-name="T111">orders </text:span>for BUC0 coins involve 2 steps for the maker and <text:span text:style-name="T407">2</text:span> step<text:span text:style-name="T407">s</text:span> for the taker <text:span text:style-name="T111">(make, take, make, take)</text:span>. <text:span text:style-name="T407">With automatic signing enabled these can be reduced to 1 step each (make, take) if users keep their clients online. In order to successfully finalize these orders users are advised to complete all these steps before the </text:span><text:span text:style-name="T74">final order</text:span><text:span text:style-name="T75">s</text:span><text:span text:style-name="T74"> </text:span><text:span text:style-name="T148">block </text:span><text:span text:style-name="T153">which is </text:span><text:span text:style-name="T147">30 blocks before the fork block</text:span><text:span text:style-name="T148">. </text:span></text:p>
      <text:p text:style-name="P81"/>
      <text:p text:style-name="P71"><text:tab/>In the background BUC0 <text:span text:style-name="T409">ONX </text:span>nodes will be building <text:span text:style-name="T264">and maintaining a </text:span><text:span text:style-name="T79">valid </text:span><text:span text:style-name="T67">order list </text:span><text:span text:style-name="T264">out of the blockchain data</text:span>. These background tasks continue all the way until <text:span text:style-name="T264">the fork block</text:span>. <text:s/>This gives time for <text:span text:style-name="T408">ONX</text:span> nodes to prepare for the settlement phase. </text:p>
      <text:p text:style-name="P99"/>
      <text:h text:style-name="Heading_20_2" text:outline-level="2"><text:span text:style-name="T144">Phase </text:span><text:span text:style-name="T160">2 – </text:span><text:span text:style-name="T161">Settlement</text:span> </text:h>
      <text:p text:style-name="P70"><text:tab/>After the <text:span text:style-name="T76">final order</text:span><text:span text:style-name="T215"> block there are no further user steps necessary. After the fork block settlement is processed autonomously by the BUC0 nodes. Valid settlement transactions need exclusive mining priority to prevent double spend attacks but no other special tasks are required. After processing all orders, the onchain exchange is shutdown at the </text:span><text:span text:style-name="T78">stop block </text:span><text:span text:style-name="T153">which is 30 blocks after the fork block</text:span><text:span text:style-name="T154">.</text:span><text:span text:style-name="T205"> The temporary rules enforcing high priority for valid settlement transactions are terminated. There are also some clean up tasks that are possible which prune all UTXOs that contain the bid and offer data.</text:span></text:p>
      <text:h text:style-name="Heading_20_1" text:outline-level="1"><text:soft-page-break/><text:tab/><text:span text:style-name="T307">Exchange Rules</text:span></text:h>
      <text:p text:style-name="P80"/>
      <text:p text:style-name="P71"><text:tab/>The protocol requires users to know of <text:span text:style-name="T278">three</text:span> special exchange rules :</text:p>
      <text:p text:style-name="P37"/>
      <text:p text:style-name="P406"><text:span text:style-name="T17">Exchange Rule </text:span><text:span text:style-name="T18">1</text:span></text:p>
      <text:p text:style-name="P403"><text:span text:style-name="T211">To be valid all exchange transactions must be confirmed </text:span><text:span text:style-name="T72">before</text:span><text:span text:style-name="T211"> the </text:span><text:span text:style-name="T72">fork </text:span><text:span text:style-name="T75">block</text:span>. <text:span text:style-name="T216">Users are therefore advised to send all their order transactions before the </text:span><text:span text:style-name="T77">final orders</text:span><text:span text:style-name="T216"> block.</text:span> </text:p>
      <text:p text:style-name="P37"/>
      <text:p text:style-name="P69"><text:tab/>The reason for this rule is that <text:span text:style-name="T124">each exchange is made up of multiple required transactions. The </text:span><text:span text:style-name="T73">final orders </text:span><text:span text:style-name="T149">block </text:span><text:span text:style-name="T150">is the cutoff for </text:span><text:span text:style-name="T151">users to send </text:span><text:span text:style-name="T150">order </text:span><text:span text:style-name="T151">transactions </text:span><text:span text:style-name="T152">safely</text:span><text:span text:style-name="T124">. The </text:span><text:span text:style-name="T73">fork block – 1</text:span><text:span text:style-name="T124"> is the last block for order transactions to </text:span><text:span text:style-name="T73">possibly</text:span><text:span text:style-name="T124"> be recognized as valid. Transactions after that will only confirm on the BSC1 chain which the BUC0 nodes cannot know since only one chain is followed. BUC0 nodes can only recognize what is confirmed into their own chain so only confirmed funding will lead to valid settlement transactions. The final orders block needs to be early enough in case of relaying issues. <text:s/></text:span></text:p>
      <text:p text:style-name="P38"/>
      <text:p text:style-name="P407"><text:span text:style-name="T142">Exchange Rule 2</text:span> </text:p>
      <text:p text:style-name="P404"><text:span text:style-name="T130">To be valid a</text:span><text:span text:style-name="T128">ll </text:span><text:span text:style-name="T138">exchange </text:span><text:span text:style-name="T128">transactions must have </text:span><text:span text:style-name="T132">sufficient </text:span><text:span text:style-name="T128">quantities </text:span><text:span text:style-name="T140">using</text:span><text:span text:style-name="T134"> the </text:span><text:span text:style-name="T128">agreed price </text:span><text:span text:style-name="T129">formula</text:span><text:span text:style-name="T131">s</text:span><text:span text:style-name="T134">. </text:span><text:span text:style-name="T130">O</text:span><text:span text:style-name="T128">therwise the </text:span><text:span text:style-name="T139">order</text:span><text:span text:style-name="T133"> </text:span><text:span text:style-name="T139">may </text:span><text:span text:style-name="T134">be invalid </text:span><text:span text:style-name="T141">and </text:span><text:span text:style-name="T128">the </text:span><text:span text:style-name="T130">sender </text:span><text:span text:style-name="T128">may not be able to recover their coins. </text:span><text:s/></text:p>
      <text:p text:style-name="P38"/>
      <text:p text:style-name="P76"><text:tab/>The reason for this rule is that too few quantities <text:span text:style-name="T113">transferred </text:span>in an exchange cannot be accepted as <text:span text:style-name="T125">fair </text:span>settlement. The responsibility is upon <text:span text:style-name="T112">the </text:span>user who <text:span text:style-name="T213">creates the</text:span><text:span text:style-name="T19"> </text:span><text:span text:style-name="T62">exchange </text:span><text:span text:style-name="T112">transaction to send the right amount</text:span>. <text:span text:style-name="T116">If too little are sent the settlement order will remain invalid. Therefore the user may not be able to recover their coins.</text:span> </text:p>
      <text:p text:style-name="P76"/>
      <text:p text:style-name="P408"><text:span text:style-name="T142">Exchange Rule </text:span><text:span text:style-name="T143">3</text:span> </text:p>
      <text:p text:style-name="P405"><text:span text:style-name="T135">To be valid exchange transaction</text:span><text:span text:style-name="T136">s</text:span><text:span text:style-name="T135"> may require </text:span><text:span text:style-name="T137">extra </text:span><text:span text:style-name="T127">mining fees to prevent order spamming.</text:span></text:p>
      <text:p text:style-name="P76"/>
      <text:p text:style-name="P76"><text:tab/><text:span text:style-name="T275">The reason for this rule is to prevent attackers creating thousands of orders to prevent the smooth functioning of the exchange. Transactions which do not include the required extra mining fees are ignored by ONX clients.</text:span></text:p>
      <text:p text:style-name="P76"/>
      <text:p text:style-name="P72"><text:tab/><text:span text:style-name="T276">All t</text:span>he risks are limited through using a well tested client to automate timely broadcasting and careful calculation of the order quantity <text:span text:style-name="T277">and fees</text:span>.</text:p>
      <text:p text:style-name="P39"/>
      <text:h text:style-name="P418" text:outline-level="1"/>
      <text:h text:style-name="P419" text:outline-level="1"><text:tab/><text:span text:style-name="T307">Implementation</text:span></text:h>
      <text:p text:style-name="P226"/>
      <text:p text:style-name="P231"><text:tab/><text:span text:style-name="T66">All the transactions required for the onchain exchange can be implemented into any existing wallet even SPV wallets. <text:s/>It is only the BUC0 nodes with ONX features that ensure the onchain exchange functions.</text:span> </text:p>
      <text:h text:style-name="Heading_20_2" text:outline-level="2">Replayed transactions</text:h>
      <text:p text:style-name="P159"><text:span text:style-name="T15"><text:tab/></text:span><text:span text:style-name="T32">If replay</text:span><text:span text:style-name="T35">ed</text:span><text:span text:style-name="T32"> </text:span><text:span text:style-name="T35">transactions </text:span><text:span text:style-name="T32">are possible then the onchain exchange cannot function. </text:span><text:span text:style-name="T15">It is important that BUC0 </text:span><text:span text:style-name="T14">transactions must not be consumed by BSC0 nodes. </text:span><text:span text:style-name="T24">To achieve this</text:span><text:span text:style-name="T14"> their signature hashes could be altered </text:span><text:span text:style-name="T36">to include a </text:span><text:span text:style-name="T37">chain identifier</text:span><text:span text:style-name="T36"> </text:span><text:span text:style-name="T14">as described in the link</text:span><text:span text:style-name="T33">s</text:span><text:span text:style-name="T14"> </text:span><text:span text:style-name="T33">below. </text:span><text:span text:style-name="T14">This means transactions </text:span><text:span text:style-name="T25">can be created </text:span><text:span text:style-name="T14">targeting </text:span><text:span text:style-name="T25">only </text:span><text:span text:style-name="T14">a specific chain </text:span><text:span text:style-name="T26">since</text:span><text:span text:style-name="T14"> the other chains will treat them as invalid. </text:span><text:span text:style-name="T33"><text:s/></text:span></text:p>
      <text:p text:style-name="P159"><text:a xlink:type="simple" xlink:href="https://steemit.com/bitcoin/@jl777/bitcoin-spinoff-fork-how-to-make-a-clean-fork-without-any-replay-attack-and-no-blockchain-visible-changes" text:style-name="Internet_20_link" text:visited-style-name="Visited_20_Internet_20_Link"><text:span text:style-name="T259">https://steemit.com/bitcoin/@jl777/bitcoin-spinoff-fork-how-to-make-a-clean-fork-without-any-replay-attack-and-no-blockchain-visible-changes</text:span></text:a><text:span text:style-name="T259"> </text:span><text:span text:style-name="T260"><text:s/></text:span><text:a xlink:type="simple" xlink:href="https://www.reddit.com/r/btcfork/comments/55mvwd/udeadalnix_proposal_for_improving_future/" text:style-name="Internet_20_link" text:visited-style-name="Visited_20_Internet_20_Link"><text:span text:style-name="T260">https://www.reddit.com/r/btcfork/comments/55mvwd/udeadalnix_proposal_for_improving_future/</text:span></text:a><text:span text:style-name="T260"> </text:span></text:p>
      <text:h text:style-name="Heading_20_2" text:outline-level="2"><text:span text:style-name="T418">ONX codes via </text:span>OP_RETURN </text:h>
      <text:p text:style-name="P231"><text:span text:style-name="T183"><text:tab/>Some exchange orders require the use of </text:span>OP_RETURN <text:span text:style-name="T197">outputs to negotiate.</text:span> <text:span text:style-name="T182">Transactions using </text:span>OP_RETURN <text:span text:style-name="T194">outputs </text:span>allow users to specify some <text:span text:style-name="T123">arbitrary data. The outputs are unspendable and therefore can be pruned.</text:span> <text:span text:style-name="T109">To create and read OP_RETURN transactions one implementation is available here: </text:span><text:a xlink:type="simple" xlink:href="https://github.com/coinspark/php-OP_RETURN" text:style-name="Internet_20_link" text:visited-style-name="Visited_20_Internet_20_Link"><text:span text:style-name="T109">https://github.com/coinspark/php-OP_RETURN</text:span></text:a><text:span text:style-name="T109"> where the OP_RETURN transaction is created via : </text:span></text:p>
      <text:p text:style-name="P227"/>
      <text:p text:style-name="P64"><text:tab/><text:tab/>OP_RETURN_send($send_address, $send_amount, $metadata, $testnet=false)</text:p>
      <text:p text:style-name="P40"/>
      <text:p text:style-name="P65"><text:tab/>Each order has bid/offer maker transactions that are constructed using OP_RETURN where,</text:p>
      <text:p text:style-name="P41"/>
      <text:p text:style-name="P361"><text:span text:style-name="T4">$send_address </text:span><text:span text:style-name="T15">is the </text:span><text:span text:style-name="T22">address where exchanged funds will be received,</text:span><text:span text:style-name="T15"> </text:span></text:p>
      <text:p text:style-name="P361"><text:span text:style-name="T4">$send_amount </text:span><text:span text:style-name="T15">is the </text:span><text:span text:style-name="T20">amount</text:span><text:span text:style-name="T15"> </text:span><text:span text:style-name="T23">sent </text:span><text:span text:style-name="T30">representing</text:span><text:span text:style-name="T16"> the </text:span><text:span text:style-name="T22">order quantity </text:span><text:span text:style-name="T31">via</text:span><text:span text:style-name="T29"> the agreed price formula</text:span><text:span text:style-name="T30">s</text:span><text:span text:style-name="T22">, </text:span></text:p>
      <text:p text:style-name="P362"><text:span text:style-name="T4">$metadata </text:span><text:span text:style-name="T15">is a </text:span><text:span text:style-name="T22">negotiation </text:span><text:span text:style-name="T15">string following this fixed length format </text:span><text:span text:style-name="T21">BUCXXX######</text:span><text:span text:style-name="T28">##</text:span><text:span text:style-name="T21">## </text:span><text:span text:style-name="T20">where ,</text:span></text:p>
      <text:p text:style-name="P361"><text:tab/><text:span text:style-name="T203">BUCBUY is a prefix constant of 6 characters which represents a bid to buy BUC0 coins;</text:span></text:p>
      <text:p text:style-name="P365"><text:tab/>BUCSEL is a prefix constant of 6 characters which represents an offer to sell BUC0 coins; </text:p>
      <text:p text:style-name="P365">and <text:span text:style-name="T298">these are followed by a suffix </text:span><text:span text:style-name="T82">price </text:span><text:span text:style-name="T176">amount </text:span><text:span text:style-name="T15">which represents the </text:span><text:span text:style-name="T23">order </text:span><text:span text:style-name="T15">price as </text:span><text:span text:style-name="T98">BSC1/BUC0</text:span><text:span text:style-name="T15">.</text:span></text:p>
      <text:p text:style-name="P363"><text:tab/><text:span text:style-name="T203">BUCORD is a prefix constant of 6 characters which represents an order response and is followed by a suffix </text:span><text:span text:style-name="T91">txid</text:span><text:span text:style-name="T203"> which relates to another order transaction.</text:span></text:p>
      <text:p text:style-name="P364"><text:tab/>The prefix allows BUC0 nodes to build a list for each category of negotiation.<text:span text:style-name="T319"> </text:span></text:p>
      <text:h text:style-name="Heading_20_2" text:outline-level="2"><text:span text:style-name="T417">Freezing funds with </text:span>CheckLockTimeVerify</text:h>
      <text:p text:style-name="P82"><text:tab/><text:span text:style-name="T281">Some exchange orders require the CheckLockTimeVerify option for settlement, see BIB65:</text:span></text:p>
      <text:p text:style-name="P75"><text:span text:style-name="T268"><text:tab/><text:tab/></text:span><text:a xlink:type="simple" xlink:href="https://github.com/bitcoin/bips/blob/master/bip-0065.mediawiki#Freezing_Funds" text:style-name="Internet_20_link" text:visited-style-name="Visited_20_Internet_20_Link"><text:span text:style-name="T268">https://github.com/bitcoin/bips/blob/master/bip-0065.mediawiki#Freezing_Funds</text:span></text:a></text:p>
      <text:p text:style-name="P75"/>
      <text:p text:style-name="P75"/>
      <text:h text:style-name="P430" text:outline-level="2">Order transaction <text:span text:style-name="T363">steps</text:span></text:h>
      <text:p text:style-name="P106"><text:span text:style-name="T115"><text:tab/>U</text:span>sers can create the <text:span text:style-name="T188">exchange </text:span>transactions <text:span text:style-name="T117">and complete </text:span>the <text:span text:style-name="T212">process</text:span> <text:span text:style-name="T120">for an exchange </text:span>using a<text:span text:style-name="T115">n automated</text:span> wizard <text:span text:style-name="T115">available within </text:span>BUC0 client <text:span text:style-name="T115">nodes and wallets</text:span>. <text:span text:style-name="T2">Users that want to buy or sell the BUC0 coins complete the following process </text:span><text:span text:style-name="T146">before</text:span><text:span text:style-name="T2"> the final </text:span><text:span text:style-name="T145">orders</text:span><text:span text:style-name="T2"> block in </text:span><text:span text:style-name="T71">Exchange Rule 1. </text:span><text:span text:style-name="T167">Each Step represents an action performed on the traders ONX client some of which </text:span><text:span text:style-name="T173">may be</text:span><text:span text:style-name="T167"> automated:</text:span><text:span text:style-name="T71"> </text:span></text:p>
      <text:p text:style-name="P77"/>
      <text:p text:style-name="P83"><text:tab/>BUC0 BID <text:span text:style-name="T279">ORDER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A"/>
        <table:table-column table:style-name="Table1.G"/>
        <table:table-row>
          <table:table-cell table:style-name="Table1.A1" office:value-type="string">
            <text:p text:style-name="P84">STEP #</text:p>
          </table:table-cell>
          <table:table-cell table:style-name="Table1.A1" office:value-type="string">
            <text:p text:style-name="P87"><text:line-break/>ROLE</text:p>
          </table:table-cell>
          <table:table-cell table:style-name="Table1.A1" office:value-type="string">
            <text:p text:style-name="P84"><text:span text:style-name="T290">TX </text:span>CHAIN </text:p>
          </table:table-cell>
          <table:table-cell table:style-name="Table1.A1" office:value-type="string">
            <text:p text:style-name="P89"><text:line-break/>TRANSACTION<text:span text:style-name="T285">S BROADCAST</text:span></text:p>
          </table:table-cell>
          <table:table-cell table:style-name="Table1.A1" office:value-type="string">
            <text:p text:style-name="P84">TIME VALID<text:line-break/><text:span text:style-name="T355">(order status</text:span><text:span text:style-name="T321">)</text:span></text:p>
          </table:table-cell>
          <table:table-cell table:style-name="Table1.A1" office:value-type="string">
            <text:p text:style-name="P93"><text:line-break/>FEE</text:p>
          </table:table-cell>
          <table:table-cell table:style-name="Table1.G1" office:value-type="string">
            <text:p text:style-name="P91">FORMULAS<text:line-break/>EXAMPLE</text:p>
          </table:table-cell>
        </table:table-row>
        <table:table-row>
          <table:table-cell table:style-name="Table1.A2" office:value-type="string">
            <text:p text:style-name="P95">1<text:line-break/></text:p>
          </table:table-cell>
          <table:table-cell table:style-name="Table1.A2" office:value-type="string">
            <text:p text:style-name="P232">MAKER <text:span text:style-name="T193">BIDS</text:span></text:p>
            <text:p text:style-name="P233">BUYING BUC0<text:line-break/></text:p>
          </table:table-cell>
          <table:table-cell table:style-name="Table1.A2" office:value-type="string">
            <text:p text:style-name="P242">BSC0</text:p>
          </table:table-cell>
          <table:table-cell table:style-name="Table1.A2" office:value-type="string">
            <text:p text:style-name="P247"><text:span text:style-name="T332">txMakeBid [</text:span>Inputs: any</text:p>
            <text:p text:style-name="P234"><text:span text:style-name="T258">Output 0: </text:span>addrBuyer <text:span text:style-name="T346">txMakeBid.qty,</text:span> <text:line-break/><text:span text:style-name="T282">1: </text:span>OP_RETURN=“BUC<text:span text:style-name="T126">BUY</text:span>”+<text:span text:style-name="T346">txMakeBid.</text:span>price<text:span text:style-name="T332">]</text:span></text:p>
          </table:table-cell>
          <table:table-cell table:style-name="Table1.A2" office:value-type="string">
            <text:p text:style-name="P249"><text:span text:style-name="T208">FINAL ORDERS<text:line-break/></text:span>&lt; FORK BLOCK-<text:span text:style-name="T196">3</text:span>0<text:line-break/><text:span text:style-name="T354">(open)</text:span></text:p>
          </table:table-cell>
          <table:table-cell table:style-name="Table1.A2" office:value-type="string">
            <text:p text:style-name="P254"><text:line-break/><text:span text:style-name="T300">0.5%</text:span></text:p>
          </table:table-cell>
          <table:table-cell table:style-name="Table1.G2" office:value-type="string">
            <text:p text:style-name="P251"><text:span text:style-name="T346">txMakeBid.</text:span>qty <text:span text:style-name="T263">1</text:span>0<text:line-break/><text:span text:style-name="T346">txMakeBid.</text:span>price <text:span text:style-name="T270">0</text:span>.5</text:p>
          </table:table-cell>
        </table:table-row>
        <table:table-row>
          <table:table-cell table:style-name="Table1.A2" office:value-type="string">
            <text:p text:style-name="P95">2<text:line-break/><text:line-break/><text:line-break/><text:line-break/><text:span text:style-name="T309"><text:line-break/><text:line-break/><text:line-break/></text:span></text:p>
          </table:table-cell>
          <table:table-cell table:style-name="Table1.A2" office:value-type="string">
            <text:p text:style-name="P240">TAKER <text:span text:style-name="T333"><text:line-break/>SELLING BUC0<text:line-break/></text:span><text:span text:style-name="T186"><text:tab/><text:tab/></text:span><text:span text:style-name="T333"><text:line-break/>FUNDS BID</text:span><text:line-break/><text:span text:style-name="T353">(AUTO)</text:span><text:line-break/><text:span text:style-name="T186"><text:tab/><text:tab/> <text:s text:c="8"/></text:span><text:span text:style-name="T413">SEND </text:span>BUC0<text:line-break/><text:span text:style-name="T185">SETTLEMENT</text:span></text:p>
            <text:p text:style-name="P296">(AUTO)</text:p>
          </table:table-cell>
          <table:table-cell table:style-name="Table1.A2" office:value-type="string">
            <text:p text:style-name="P244"><text:span text:style-name="T333">BSC0<text:line-break/><text:line-break/><text:line-break/></text:span><text:span text:style-name="T186"><text:tab/></text:span><text:span text:style-name="T333"><text:line-break/>BSC0</text:span><text:line-break/><text:line-break/><text:span text:style-name="T186"><text:tab/></text:span><text:line-break/>BUC0</text:p>
          </table:table-cell>
          <table:table-cell table:style-name="Table1.A2" office:value-type="string">
            <text:p text:style-name="P298">txMakeOffer: [Inputs: any,</text:p>
            <text:p text:style-name="P278"><text:span text:style-name="T262">Output 0: any txMakeOffer.qty,</text:span> </text:p>
            <text:p text:style-name="P280"><text:span text:style-name="T287">1: </text:span>OP_RETURN=“BUC<text:span text:style-name="T333">SEL</text:span>”+<text:span text:style-name="T345">txMakeBid.price</text:span></text:p>
            <text:p text:style-name="P288"><text:span text:style-name="T335">2: OP_RETURN=”BUCORD”+txMakeBid.id</text:span><text:span text:style-name="T339">]</text:span><text:span text:style-name="T334"><text:line-break/>txFund [Inputs: any,<text:line-break/>Output 0: CLTV,addrSeller txFund.qty<text:line-break/></text:span><text:span text:style-name="T284">1: OP_RETURN=</text:span><text:span text:style-name="T312">“</text:span><text:span text:style-name="T284">BUCORD”+</text:span><text:span text:style-name="T330">txMakeOffer.</text:span><text:span text:style-name="T336">id</text:span><text:span text:style-name="T351">]</text:span><text:span text:style-name="T283"><text:line-break/>txSettle [I</text:span>nput: <text:span text:style-name="T274">CLTV, addrSeller</text:span> </text:p>
            <text:p text:style-name="P234"><text:span text:style-name="T258">Output 0: addrBuyer</text:span> <text:span text:style-name="T346">txSettle.qty </text:span></text:p>
            <text:p text:style-name="P248">= <text:span text:style-name="T346">txFund.</text:span>qty + (<text:span text:style-name="T346">txFund.</text:span>qty)(<text:span text:style-name="T346">txMakeBid.</text:span>price)<text:line-break/><text:span text:style-name="T316">1: OP_RETUR</text:span><text:span text:style-name="T317">N=</text:span><text:span text:style-name="T313">“</text:span><text:span text:style-name="T317">BUCO</text:span><text:span text:style-name="T316">RD”+txMakeOffer.id]</text:span></text:p>
          </table:table-cell>
          <table:table-cell table:style-name="Table1.A2" office:value-type="string">
            <text:p text:style-name="P289">FINAL ORDERS</text:p>
            <text:p text:style-name="P290">&lt; FORK BLOCK-30</text:p>
            <text:p text:style-name="P291"><text:span text:style-name="T354">(hold)</text:span><text:line-break/><text:span text:style-name="T186"><text:tab/><text:tab/><text:tab/><text:tab/></text:span><text:line-break/><text:span text:style-name="T340">&lt; txMakeOffer + 30<text:line-break/>^ see hold note<text:line-break/></text:span><text:span text:style-name="T186"><text:tab/></text:span><text:span text:style-name="T358">(funded</text:span><text:span text:style-name="T380">1</text:span><text:span text:style-name="T358">)</text:span><text:span text:style-name="T186"><text:tab/><text:tab/></text:span><text:span text:style-name="T340"><text:line-break/>(funded2) <text:s text:c="2"/></text:span></text:p>
            <text:p text:style-name="P255">&gt;= FORK BLOCK<text:span text:style-name="T272"> <text:line-break/>* see validity note<text:line-break/>(settled)</text:span></text:p>
          </table:table-cell>
          <table:table-cell table:style-name="Table1.A2" office:value-type="string">
            <text:p text:style-name="P254"/>
            <text:p text:style-name="P285"><text:span text:style-name="T338">0.5%</text:span><text:line-break/><text:line-break/><text:span text:style-name="T186"><text:tab/></text:span><text:tab/><text:line-break/>0</text:p>
            <text:p text:style-name="P284"><text:span text:style-name="T186"><text:tab/></text:span><text:tab/></text:p>
            <text:p text:style-name="P283"/>
            <text:p text:style-name="P283">0</text:p>
          </table:table-cell>
          <table:table-cell table:style-name="Table1.G2" office:value-type="string">
            <text:p text:style-name="P253"><text:line-break/><text:span text:style-name="T346">txMakeOffer.qty 10</text:span><text:line-break/><text:span text:style-name="T337">&lt;= txMakeBid.qty</text:span><text:line-break/><text:span text:style-name="T186"><text:tab/><text:tab/></text:span><text:line-break/><text:span text:style-name="T346">txFund.qty 10<text:line-break/>= txMakeOffer.qty</text:span></text:p>
            <text:p text:style-name="P252"><text:span text:style-name="T186"><text:tab/><text:tab/></text:span><text:line-break/><text:line-break/><text:span text:style-name="T346">txSettle.</text:span>qty 15<text:line-break/>= 10 + <text:span text:style-name="T209">10 (0.5)</text:span></text:p>
            <text:p text:style-name="P251"/>
          </table:table-cell>
        </table:table-row>
        <table:table-row>
          <table:table-cell table:style-name="Table1.A2" office:value-type="string">
            <text:p text:style-name="P95">3<text:line-break/><text:line-break/></text:p>
          </table:table-cell>
          <table:table-cell table:style-name="Table1.A2" office:value-type="string">
            <text:p text:style-name="P246">MAKER<text:line-break/><text:span text:style-name="T413">SEND</text:span> BSC1</text:p>
            <text:p text:style-name="P297">(AUTO)</text:p>
          </table:table-cell>
          <table:table-cell table:style-name="Table1.A2" office:value-type="string">
            <text:p text:style-name="P257">BSC<text:span text:style-name="T195">0</text:span></text:p>
          </table:table-cell>
          <table:table-cell table:style-name="Table1.A2" office:value-type="string">
            <text:p text:style-name="P235"><text:span text:style-name="T333">txSendBsc [Inputs: </text:span><text:span text:style-name="T34">any,</text:span><text:span text:style-name="T14"> <text:s/></text:span></text:p>
            <text:p text:style-name="P260">Output <text:span text:style-name="T410">0</text:span>: <text:span text:style-name="T410">CLTV,addrSeller</text:span> <text:span text:style-name="T347">txSendBsc.</text:span>qty </text:p>
            <text:p text:style-name="P262"><text:span text:style-name="T180">=(txFund.qty)(txMakeBid.</text:span>price<text:span text:style-name="T195">) <text:line-break/></text:span><text:span text:style-name="T296">1: OP_RETURN=</text:span><text:span text:style-name="T313">“</text:span><text:span text:style-name="T296">BUCORD”+</text:span><text:span text:style-name="T331">tx</text:span><text:span text:style-name="T464">MakeOffer</text:span><text:span text:style-name="T331">.</text:span><text:span text:style-name="T344">id]</text:span></text:p>
          </table:table-cell>
          <table:table-cell table:style-name="Table1.A2" office:value-type="string">
            <text:p text:style-name="P264"/>
            <text:p text:style-name="P263">&lt; FORK BLOCK<text:line-break/><text:span text:style-name="T354">(overpaid)</text:span></text:p>
          </table:table-cell>
          <table:table-cell table:style-name="Table1.A2" office:value-type="string">
            <text:p text:style-name="P268"><text:line-break/><text:line-break/><text:span text:style-name="T299">0</text:span></text:p>
          </table:table-cell>
          <table:table-cell table:style-name="Table1.G2" office:value-type="string">
            <text:p text:style-name="P266"><text:span text:style-name="T347">txSendBsc.</text:span>qty 5</text:p>
            <text:p text:style-name="P267">= 10<text:span text:style-name="T214">(0</text:span>.5<text:span text:style-name="T214">)</text:span></text:p>
          </table:table-cell>
        </table:table-row>
      </table:table>
      <text:p text:style-name="P98"><text:span text:style-name="T67"><text:line-break/><text:tab/>BUC0 </text:span><text:span text:style-name="T69">OFFER </text:span><text:span text:style-name="T80">ORDERS</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A"/>
        <table:table-column table:style-name="Table12.G"/>
        <table:table-row>
          <table:table-cell table:style-name="Table12.A1" office:value-type="string">
            <text:p text:style-name="P86">STE<text:span text:style-name="T303">P</text:span></text:p>
            <text:p text:style-name="P86">#</text:p>
          </table:table-cell>
          <table:table-cell table:style-name="Table12.A1" office:value-type="string">
            <text:p text:style-name="P88"><text:line-break/>ROLE</text:p>
          </table:table-cell>
          <table:table-cell table:style-name="Table12.A1" office:value-type="string">
            <text:p text:style-name="P85"><text:span text:style-name="T291">TX<text:line-break/></text:span>CHAIN </text:p>
          </table:table-cell>
          <table:table-cell table:style-name="Table12.A1" office:value-type="string">
            <text:p text:style-name="P90"><text:line-break/>TRANSACTION<text:span text:style-name="T285">S BROADCAST</text:span></text:p>
          </table:table-cell>
          <table:table-cell table:style-name="Table12.A1" office:value-type="string">
            <text:p text:style-name="P85">TIME VALID<text:line-break/><text:span text:style-name="T356">(order status)</text:span></text:p>
          </table:table-cell>
          <table:table-cell table:style-name="Table12.A1" office:value-type="string">
            <text:p text:style-name="P94">ONX FEES</text:p>
          </table:table-cell>
          <table:table-cell table:style-name="Table12.G1" office:value-type="string">
            <text:p text:style-name="P92">FORMULAS</text:p>
            <text:p text:style-name="P92">EXAMPLE</text:p>
          </table:table-cell>
        </table:table-row>
        <table:table-row>
          <table:table-cell table:style-name="Table12.A2" office:value-type="string">
            <text:p text:style-name="P97">0</text:p>
          </table:table-cell>
          <table:table-cell table:style-name="Table12.A2" office:value-type="string">
            <text:p text:style-name="P245">MAKER <text:span text:style-name="T193">OFFERS</text:span></text:p>
            <text:p text:style-name="P241">SELLING B<text:span text:style-name="T185">U</text:span>C<text:span text:style-name="T185">0<text:line-break/></text:span></text:p>
          </table:table-cell>
          <table:table-cell table:style-name="Table12.A2" office:value-type="string">
            <text:p text:style-name="P243">BSC0</text:p>
          </table:table-cell>
          <table:table-cell table:style-name="Table12.A2" office:value-type="string">
            <text:p text:style-name="P269"><text:span text:style-name="T341">txMakeOffer [</text:span>Inputs: any,</text:p>
            <text:p text:style-name="P237"><text:span text:style-name="T262">Output 0: any</text:span> <text:span text:style-name="T348">txMakeOffer.qty</text:span>, <text:line-break/><text:span text:style-name="T286">1:</text:span>OP_RETURN=“BUC<text:span text:style-name="T196">SEL</text:span>”+<text:span text:style-name="T348">txMakeOffer.</text:span>price<text:span text:style-name="T341">]</text:span> </text:p>
          </table:table-cell>
          <table:table-cell table:style-name="Table12.A2" office:value-type="string">
            <text:p text:style-name="P264">FINAL ORDERS</text:p>
            <text:p text:style-name="P250">&lt; FORK BLOCK-30<text:line-break/><text:span text:style-name="T356">(open)</text:span></text:p>
          </table:table-cell>
          <table:table-cell table:style-name="Table12.A2" office:value-type="string">
            <text:p text:style-name="P273"><text:line-break/><text:span text:style-name="T300">0.5%</text:span></text:p>
          </table:table-cell>
          <table:table-cell table:style-name="Table12.G2" office:value-type="string">
            <text:p text:style-name="P272"><text:span text:style-name="T348">txMakeOffer.</text:span>qty <text:span text:style-name="T270">20<text:line-break/>txMakeOffer.</text:span>price 1.5</text:p>
          </table:table-cell>
        </table:table-row>
        <table:table-row>
          <table:table-cell table:style-name="Table12.A2" office:value-type="string">
            <text:p text:style-name="P97">1</text:p>
          </table:table-cell>
          <table:table-cell table:style-name="Table12.A2" office:value-type="string">
            <text:p text:style-name="P274">TAKER <text:line-break/><text:span text:style-name="T413">BUYING BUC0</text:span></text:p>
          </table:table-cell>
          <table:table-cell table:style-name="Table12.A2" office:value-type="string">
            <text:p text:style-name="P276">BSC0</text:p>
          </table:table-cell>
          <table:table-cell table:style-name="Table12.A2" office:value-type="string">
            <text:p text:style-name="P271"><text:span text:style-name="T349">txMakeBid [</text:span>Inputs: any,</text:p>
            <text:p text:style-name="P277"><text:span text:style-name="T262">Output 0: addrBuyer txMakeBid.qty,</text:span> </text:p>
            <text:p text:style-name="P279"><text:span text:style-name="T287">1:</text:span>OP_RETURN=“BUC<text:span text:style-name="T308">BUY</text:span>”+<text:span text:style-name="T348">txMakeOffer.price</text:span></text:p>
            <text:p text:style-name="P293">2:OP_RETURN=<text:span text:style-name="T311">“</text:span>BUCORD”+<text:span text:style-name="T329">txMakeOffer.id]</text:span></text:p>
          </table:table-cell>
          <table:table-cell table:style-name="Table12.A2" office:value-type="string">
            <text:p text:style-name="P264">FINAL ORDERS </text:p>
            <text:p text:style-name="P250">&lt; FORK BLOCK-30<text:line-break/><text:span text:style-name="T357">(hold)</text:span></text:p>
          </table:table-cell>
          <table:table-cell table:style-name="Table12.A2" office:value-type="string">
            <text:p text:style-name="P273"><text:line-break/><text:span text:style-name="T308">0.5%</text:span></text:p>
          </table:table-cell>
          <table:table-cell table:style-name="Table12.G2" office:value-type="string">
            <text:p text:style-name="P272"><text:span text:style-name="T349">txMakeBid.</text:span>qty 1<text:span text:style-name="T270">0</text:span></text:p>
            <text:p text:style-name="P292">&lt;= <text:span text:style-name="T349">txMakeOffer.</text:span>qty</text:p>
          </table:table-cell>
        </table:table-row>
        <table:table-row>
          <table:table-cell table:style-name="Table12.A2" office:value-type="string">
            <text:p text:style-name="P96"><text:span text:style-name="T318">2</text:span><text:line-break/><text:line-break/><text:line-break/></text:p>
          </table:table-cell>
          <table:table-cell table:style-name="Table12.A2" office:value-type="string">
            <text:p text:style-name="P239">MAKER<text:line-break/><text:span text:style-name="T293">FUNDS OFFER</text:span><text:line-break/><text:span text:style-name="T359">(AUTO)</text:span><text:span text:style-name="T186"><text:tab/><text:tab/></text:span><text:line-break/><text:span text:style-name="T413">SEND</text:span> B<text:span text:style-name="T185">U</text:span>C<text:span text:style-name="T185">0<text:line-break/>SETTLEMENT<text:line-break/>(AUTO)</text:span></text:p>
          </table:table-cell>
          <table:table-cell table:style-name="Table12.A2" office:value-type="string">
            <text:p text:style-name="P258"><text:span text:style-name="T292">BSC0</text:span><text:line-break/><text:line-break/><text:span text:style-name="T186"><text:tab/></text:span><text:line-break/>B<text:span text:style-name="T185">U</text:span>C<text:span text:style-name="T185">0</text:span></text:p>
          </table:table-cell>
          <table:table-cell table:style-name="Table12.A2" office:value-type="string">
            <text:p text:style-name="P281"><text:span text:style-name="T342">txFund [</text:span>Inputs: any,</text:p>
            <text:p text:style-name="P294"><text:span text:style-name="T288">Output</text:span> <text:span text:style-name="T294">0:</text:span>CLTV,<text:span text:style-name="T326">addrSeller</text:span> <text:span text:style-name="T349">txFund.</text:span>qty<text:line-break/><text:span text:style-name="T295">1: OP_RETURN=</text:span><text:span text:style-name="T312">“</text:span><text:span text:style-name="T295">BUCORD”+</text:span><text:span text:style-name="T330">txMakeBid.</text:span><text:span text:style-name="T343">id]</text:span></text:p>
            <text:p text:style-name="P300">txSettle [Input: CLTV,addrSeller,</text:p>
            <text:p text:style-name="P238"><text:span text:style-name="T262">Output: 0: addrBuyer</text:span> <text:span text:style-name="T350">txSettle.qty </text:span></text:p>
            <text:p text:style-name="P275">=<text:span text:style-name="T350">txMakeBid.qty</text:span>+(<text:span text:style-name="T350">txMakeBid.qty</text:span>)<text:span text:style-name="T484">(txMakeOffer.</text:span>price)<text:line-break/><text:span text:style-name="T316">1: OP_RETURN=</text:span><text:span text:style-name="T313">“</text:span><text:span text:style-name="T344">BUCORD</text:span><text:span text:style-name="T316">”+txMakeBid.id]</text:span></text:p>
          </table:table-cell>
          <table:table-cell table:style-name="Table12.A2" office:value-type="string">
            <text:p text:style-name="P265"><text:span text:style-name="T185"><text:s/>&lt; txMakeBid + 30<text:line-break/>^ see hold note<text:line-break/></text:span><text:span text:style-name="T186"><text:tab/></text:span><text:span text:style-name="T358">(funded</text:span><text:span text:style-name="T380">1</text:span><text:span text:style-name="T358">)</text:span><text:span text:style-name="T186"><text:tab/></text:span><text:span text:style-name="T185"><text:line-break/> (funded2) <text:s text:c="2"/></text:span></text:p>
            <text:p text:style-name="P259">&gt;<text:span text:style-name="T396">=</text:span> FORK BLOCK * see validity note<text:line-break/><text:span text:style-name="T357">(settled)</text:span></text:p>
          </table:table-cell>
          <table:table-cell table:style-name="Table12.A2" office:value-type="string">
            <text:p text:style-name="P287"><text:line-break/><text:span text:style-name="T300">0<text:line-break/></text:span><text:span text:style-name="T301"><text:tab/></text:span><text:span text:style-name="T300"><text:line-break/><text:line-break/>0</text:span></text:p>
          </table:table-cell>
          <table:table-cell table:style-name="Table12.G2" office:value-type="string">
            <text:p text:style-name="P299">txFund.qty 10<text:line-break/>= txMakeBid.qty</text:p>
            <text:p text:style-name="P286"><text:span text:style-name="T271"><text:tab/></text:span><text:span text:style-name="T186"><text:tab/></text:span></text:p>
            <text:p text:style-name="P272"><text:span text:style-name="T365">txSettle.qty</text:span> <text:span text:style-name="T270">25</text:span></text:p>
            <text:p text:style-name="P282">= <text:span text:style-name="T210">10+10(1.5) </text:span></text:p>
            <text:p text:style-name="P272"/>
          </table:table-cell>
        </table:table-row>
        <table:table-row>
          <table:table-cell table:style-name="Table12.A2" office:value-type="string">
            <text:p text:style-name="P96"><text:span text:style-name="T318">3</text:span><text:line-break/></text:p>
          </table:table-cell>
          <table:table-cell table:style-name="Table12.A2" office:value-type="string">
            <text:p text:style-name="P236">TAKER <text:line-break/><text:span text:style-name="T413">SEND </text:span>B<text:span text:style-name="T185">S</text:span>C<text:span text:style-name="T185">1<text:line-break/>(AUTO)</text:span></text:p>
          </table:table-cell>
          <table:table-cell table:style-name="Table12.A2" office:value-type="string">
            <text:p text:style-name="P242">B<text:span text:style-name="T185">SC0</text:span></text:p>
          </table:table-cell>
          <table:table-cell table:style-name="Table12.A2" office:value-type="string">
            <text:p text:style-name="P270"><text:span text:style-name="T342">txSendBsc [</text:span>Inputs: any </text:p>
            <text:p text:style-name="P237"><text:span text:style-name="T262">Output 0: CLTV,addrSeller</text:span> <text:span text:style-name="T352">txSendBsc.qty </text:span></text:p>
            <text:p text:style-name="P261">= (<text:span text:style-name="T463">txFund.qty</text:span>)(<text:span text:style-name="T352">txMakeOffer.</text:span>price) </text:p>
            <text:p text:style-name="P295"><text:span text:style-name="T296">1: OP_RETURN=</text:span><text:span text:style-name="T313">“</text:span><text:span text:style-name="T296">BUCORD”+</text:span><text:span text:style-name="T331">tx</text:span><text:span text:style-name="T464">MakeBid</text:span><text:span text:style-name="T331">.</text:span><text:span text:style-name="T344">id]</text:span></text:p>
          </table:table-cell>
          <table:table-cell table:style-name="Table12.A2" office:value-type="string">
            <text:p text:style-name="P264"/>
            <text:p text:style-name="P256"><text:span text:style-name="T208">&lt;</text:span> FORK BLOCK<text:line-break/><text:span text:style-name="T357">(overpaid)</text:span></text:p>
          </table:table-cell>
          <table:table-cell table:style-name="Table12.A2" office:value-type="string">
            <text:p text:style-name="P273"><text:line-break/><text:line-break/><text:span text:style-name="T300">0</text:span></text:p>
          </table:table-cell>
          <table:table-cell table:style-name="Table12.G2" office:value-type="string">
            <text:p text:style-name="P272"><text:span text:style-name="T352">txSendBsc.qty</text:span> <text:span text:style-name="T270">15</text:span></text:p>
            <text:p text:style-name="P272">= <text:span text:style-name="T289">10</text:span>(1.5)</text:p>
            <text:p text:style-name="P272"/>
            <text:p text:style-name="P301"/>
          </table:table-cell>
        </table:table-row>
      </table:table>
      <text:p text:style-name="P129"><text:span text:style-name="T379"><text:line-break/></text:span><text:span text:style-name="T165">In Step 3 the BSC0 seller is </text:span><text:span text:style-name="T168">performing </text:span><text:span text:style-name="T165">the funding </text:span><text:span text:style-name="T168">of </text:span><text:span text:style-name="T165">their own settlement inputs. So the BUC0 nodes do not need to perform any settlement checks. Either the </text:span><text:span text:style-name="T172">buyer</text:span><text:span text:style-name="T165"> funds their own transaction or they don’t </text:span><text:span text:style-name="T166">and so the </text:span><text:span text:style-name="T165">order </text:span><text:span text:style-name="T166">always </text:span><text:span text:style-name="T165">ends gracefully. </text:span><text:span text:style-name="T166">The worst that can happen is </text:span><text:span text:style-name="T175">they decide to cancel so </text:span><text:span text:style-name="T166">the participants can lose the fees and perhaps have their coins time locked </text:span><text:span text:style-name="T174">until </text:span><text:span text:style-name="T166">a few hours </text:span><text:span text:style-name="T174">after the fork</text:span><text:span text:style-name="T165">. <text:s/></text:span></text:p>
      <text:p text:style-name="P125"/>
      <text:p text:style-name="P4"/>
      <text:p text:style-name="P124"><text:soft-page-break/></text:p>
      <text:p text:style-name="P123"/>
      <text:p text:style-name="P121">^ <text:span text:style-name="T84">Step 2 hold note: </text:span>These transactions are not broadcast until <text:span text:style-name="T362">the fill </text:span>test <text:span text:style-name="T362">is </text:span>passed. They remain in hold status for 30 blocks <text:span text:style-name="T360">giving time for ONX clients to perform the fill </text:span>test, <text:span text:style-name="T364">see onxTestFillQty()</text:span>. <text:span text:style-name="T239">If the </text:span><text:span text:style-name="T240">fill</text:span><text:span text:style-name="T239"> test pass</text:span><text:span text:style-name="T240">es</text:span><text:span text:style-name="T239"> then the funding steps can proceed. </text:span><text:span text:style-name="T241">O</text:span><text:span text:style-name="T239">therwise </text:span><text:span text:style-name="T244">if the fill test fails OR the order remains in </text:span><text:span text:style-name="T237">hold </text:span><text:span text:style-name="T244">for more than </text:span><text:span text:style-name="T241">30 blocks </text:span><text:span text:style-name="T244">then a special function onxTakeBecomesMake() is called. This function changes the original order status to open and disconnects </text:span><text:span text:style-name="T239">the </text:span><text:span text:style-name="T243">take from the </text:span><text:span text:style-name="T244">original </text:span><text:span text:style-name="T243">make and instead </text:span><text:span text:style-name="T244">it </text:span><text:span text:style-name="T243">becomes an </text:span><text:span text:style-name="T244">independent</text:span><text:span text:style-name="T243"> make transaction </text:span><text:span text:style-name="T242">able </text:span><text:span text:style-name="T239">be filled by </text:span><text:span text:style-name="T242">any </text:span><text:span text:style-name="T239">subsequent takers.</text:span></text:p>
      <text:p text:style-name="P5">* <text:span text:style-name="T485">Step 2 validity note: These BUC0 sell transactions are kept by BUC0 nodes in their mempool until the settlement phase. Only the first valid ones to arrive should be kept and duplicates must be dropped. </text:span><text:span text:style-name="T157">T</text:span><text:span text:style-name="T156">hese transactions must be tested for validity </text:span><text:span text:style-name="T486">in every way except sufficient funding </text:span><text:span text:style-name="T156">before they are relayed. If the </text:span><text:span text:style-name="T157">input </text:span><text:span text:style-name="T156">address remains unfunded no special action is required to invalidate the transaction. </text:span><text:span text:style-name="T157">If a </text:span><text:span text:style-name="T164">S</text:span><text:span text:style-name="T157">tep </text:span><text:span text:style-name="T164">3 </text:span><text:span text:style-name="T157">transaction </text:span><text:span text:style-name="T158">of sufficient quantity </text:span><text:span text:style-name="T171">does </text:span><text:span text:style-name="T157">confirm before the fork </text:span><text:span text:style-name="T171">and is not moved until the fork block </text:span><text:span text:style-name="T157">then the </text:span><text:span text:style-name="T169">settlement </text:span><text:span text:style-name="T157">input address will be sufficiently funded and </text:span><text:span text:style-name="T170">the settlement </text:span><text:span text:style-name="T157">become</text:span><text:span text:style-name="T170">s</text:span><text:span text:style-name="T157"> </text:span><text:span text:style-name="T170">a </text:span><text:span text:style-name="T157">valid </text:span><text:span text:style-name="T170">transaction once the settlement block is reached</text:span><text:span text:style-name="T157">.</text:span></text:p>
      <text:h text:style-name="P425" text:outline-level="2">Order transaction priority</text:h>
      <text:p text:style-name="P110"><text:span text:style-name="T179"><text:tab/>Using a CLTV address prevents de-funding of the settlement input which is time locked till the fork block. Mining policy gives exclusive priority to settlement transactions to ensure </text:span><text:span text:style-name="T155">double spend</text:span><text:span text:style-name="T159">s</text:span><text:span text:style-name="T179"> are </text:span><text:span text:style-name="T63">impossible</text:span><text:span text:style-name="T179">. This should be easily met as exchange rules advise orders to confirm 30 blocks before the fork block so nodes know with plenty of time, about 5 hours, which transactions should be prioritized. With these features the confirmation of the Step 3 transaction is hard linked to the confirmation of the Step 2 settlement transaction. </text:span></text:p>
      <text:p text:style-name="P104"/>
      <text:p text:style-name="P110"><text:span text:style-name="T224"><text:tab/></text:span><text:span text:style-name="T225">Notice that the </text:span><text:span text:style-name="T226">order </text:span><text:span text:style-name="T225">transactions become valid in a different order from which they are broadcast. </text:span><text:span text:style-name="T224">Also notice that when buy</text:span><text:span text:style-name="T230">ing</text:span><text:span text:style-name="T224"> or selling, Step 3</text:span><text:span text:style-name="T234"> </text:span><text:span text:style-name="T224">is the first payment transaction to confirm in the BSC0 chain and this </text:span><text:span text:style-name="T230">requires </text:span><text:span text:style-name="T227">first </text:span><text:span text:style-name="T224">an over payment </text:span><text:span text:style-name="T227">then a repayment</text:span><text:span text:style-name="T224">. </text:span><text:span text:style-name="T217">This is because </text:span><text:span text:style-name="T224">coins</text:span><text:span text:style-name="T217"> </text:span><text:span text:style-name="T224">confirmed on </text:span><text:span text:style-name="T228">the </text:span><text:span text:style-name="T224">BSC0 </text:span><text:span text:style-name="T232">chain </text:span><text:span text:style-name="T227">are </text:span><text:span text:style-name="T220">cloned </text:span><text:span text:style-name="T217">into the gene</text:span><text:span text:style-name="T221">s</text:span><text:span text:style-name="T217">is block of </text:span><text:span text:style-name="T232">the </text:span><text:span text:style-name="T217">BUC0 </text:span><text:span text:style-name="T232">chain</text:span><text:span text:style-name="T217">. </text:span><text:span text:style-name="T224">So because it </text:span><text:span text:style-name="T233">confirms </text:span><text:span text:style-name="T224">before the fork block, the Step 3</text:span><text:span text:style-name="T234"> </text:span><text:span text:style-name="T230">BSC0 </text:span><text:span text:style-name="T224">transaction effectively sends the equivalent in both coins. That is why the settlement formula must </text:span><text:span text:style-name="T231">send</text:span><text:span text:style-name="T224"> back the </text:span><text:span text:style-name="T231">amount </text:span><text:span text:style-name="T224">over </text:span><text:span text:style-name="T231">paid </text:span><text:span text:style-name="T224">from the Step 3</text:span><text:span text:style-name="T234"> </text:span><text:span text:style-name="T224">transaction. </text:span></text:p>
      <text:p text:style-name="P154"><text:tab/><text:span text:style-name="T119">Below </text:span>we see <text:span text:style-name="T119">an example of </text:span>the balances <text:span text:style-name="T184">in the order of time validity</text:span>. In this example the <text:span text:style-name="T122">m</text:span>aker commences Step 1 with <text:span text:style-name="T119">a bid to buy a qty of 10 </text:span>BUC<text:span text:style-name="T119">0 coins at a price of 0</text:span>.5 BSC<text:span text:style-name="T121">1</text:span>/BUC<text:span text:style-name="T121">0</text:span> :</text:p>
      <text:p text:style-name="P101"/>
      <text:p text:style-name="P2"><text:tab/>Example <text:span text:style-name="T308">buy exchange </text:span>balance<text:span text:style-name="T192">s</text:span> <text:span text:style-name="T181">in order of time validity</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C"/>
        <table:table-column table:style-name="Table6.G"/>
        <table:table-column table:style-name="Table6.H"/>
        <table:table-column table:style-name="Table6.I"/>
        <table:table-row>
          <table:table-cell table:style-name="Table6.A1" office:value-type="string">
            <text:p text:style-name="P6">BLOCK </text:p>
          </table:table-cell>
          <table:table-cell table:style-name="Table6.A1" table:number-columns-spanned="2" office:value-type="string">
            <text:p text:style-name="P8"><text:span text:style-name="T198">&lt; </text:span>FORK <text:span text:style-name="T198">-30</text:span></text:p>
          </table:table-cell>
          <table:covered-table-cell/>
          <table:table-cell table:style-name="Table6.A1" table:number-columns-spanned="2" office:value-type="string">
            <text:p text:style-name="P162"><text:span text:style-name="T198">&lt; </text:span>FORK</text:p>
          </table:table-cell>
          <table:covered-table-cell/>
          <table:table-cell table:style-name="Table6.A1" table:number-columns-spanned="2" office:value-type="string">
            <text:p text:style-name="P164"><text:span text:style-name="T121">SETTLEMENT &gt;= </text:span>FORK</text:p>
          </table:table-cell>
          <table:covered-table-cell/>
          <table:table-cell table:style-name="Table6.H1" table:number-rows-spanned="2" table:number-columns-spanned="2" office:value-type="string">
            <text:p text:style-name="P162"/>
            <text:p text:style-name="P13"><text:line-break/><text:span text:style-name="T201">EXCHANGE</text:span><text:line-break/>DELTA</text:p>
          </table:table-cell>
          <table:covered-table-cell/>
        </table:table-row>
        <table:table-row>
          <table:table-cell table:style-name="Table6.A2" office:value-type="string">
            <text:p text:style-name="P6">STEP #</text:p>
          </table:table-cell>
          <table:table-cell table:style-name="Table6.A2" table:number-columns-spanned="2" office:value-type="string">
            <text:p text:style-name="P9">1 – <text:span text:style-name="T118">MAKER BID &amp; <text:line-break/>2 – TAKER OFFER<text:line-break/>10 BUC0 @ 0.5BSC1/BUC0</text:span></text:p>
          </table:table-cell>
          <table:covered-table-cell/>
          <table:table-cell table:style-name="Table6.A2" table:number-columns-spanned="2" office:value-type="string">
            <text:p text:style-name="P163">3 – <text:span text:style-name="T118">MAKER SENDS<text:line-break/>5 BSC0 = 10(0.5)</text:span></text:p>
          </table:table-cell>
          <table:covered-table-cell/>
          <table:table-cell table:style-name="Table6.A2" table:number-columns-spanned="2" office:value-type="string">
            <text:p text:style-name="P416">2 – <text:span text:style-name="T118">TAKER SENDS<text:line-break/>SETTLEMENT<text:line-break/>15 BUC0 = 10 + 10(0.5)</text:span></text:p>
          </table:table-cell>
          <table:covered-table-cell/>
          <table:covered-table-cell/>
          <table:covered-table-cell/>
        </table:table-row>
        <table:table-row>
          <table:table-cell table:style-name="Table6.A2" office:value-type="string">
            <text:p text:style-name="P6">CHAIN</text:p>
          </table:table-cell>
          <table:table-cell table:style-name="Table6.A2" office:value-type="string">
            <text:p text:style-name="P8">BSC<text:span text:style-name="T199">0</text:span></text:p>
          </table:table-cell>
          <table:table-cell table:style-name="Table6.A2" office:value-type="string">
            <text:p text:style-name="P8">BUC0</text:p>
          </table:table-cell>
          <table:table-cell table:style-name="Table6.A2" office:value-type="string">
            <text:p text:style-name="P8">BSC<text:span text:style-name="T199">0</text:span></text:p>
          </table:table-cell>
          <table:table-cell table:style-name="Table6.A2" office:value-type="string">
            <text:p text:style-name="P8">BUC0</text:p>
          </table:table-cell>
          <table:table-cell table:style-name="Table6.A2" office:value-type="string">
            <text:p text:style-name="P8">BSC<text:span text:style-name="T297">1</text:span></text:p>
          </table:table-cell>
          <table:table-cell table:style-name="Table6.A2" office:value-type="string">
            <text:p text:style-name="P8">BUC0</text:p>
          </table:table-cell>
          <table:table-cell table:style-name="Table6.A2" office:value-type="string">
            <text:p text:style-name="P13">BSC1</text:p>
          </table:table-cell>
          <table:table-cell table:style-name="Table6.I3" office:value-type="string">
            <text:p text:style-name="P13">BUC0</text:p>
          </table:table-cell>
        </table:table-row>
        <table:table-row>
          <table:table-cell table:style-name="Table6.A2" office:value-type="string">
            <text:p text:style-name="P6">Maker</text:p>
          </table:table-cell>
          <table:table-cell table:style-name="Table6.A2" office:value-type="string">
            <text:p text:style-name="P18">5</text:p>
          </table:table-cell>
          <table:table-cell table:style-name="Table6.A2" office:value-type="string">
            <text:p text:style-name="P18">5</text:p>
          </table:table-cell>
          <table:table-cell table:style-name="Table6.A2" office:value-type="string">
            <text:p text:style-name="P18">0</text:p>
          </table:table-cell>
          <table:table-cell table:style-name="Table6.A2" office:value-type="string">
            <text:p text:style-name="P18">0</text:p>
          </table:table-cell>
          <table:table-cell table:style-name="Table6.A2" office:value-type="string">
            <text:p text:style-name="P18">0</text:p>
          </table:table-cell>
          <table:table-cell table:style-name="Table6.A2" office:value-type="string">
            <text:p text:style-name="P16">1<text:span text:style-name="T265">5</text:span></text:p>
          </table:table-cell>
          <table:table-cell table:style-name="Table6.A2" office:value-type="string">
            <text:p text:style-name="P11">-<text:span text:style-name="T200">5</text:span></text:p>
          </table:table-cell>
          <table:table-cell table:style-name="Table6.I3" office:value-type="string">
            <text:p text:style-name="P13">+10</text:p>
          </table:table-cell>
        </table:table-row>
        <table:table-row>
          <table:table-cell table:style-name="Table6.A2" office:value-type="string">
            <text:p text:style-name="P6">Taker</text:p>
          </table:table-cell>
          <table:table-cell table:style-name="Table6.A2" office:value-type="string">
            <text:p text:style-name="P18">10</text:p>
          </table:table-cell>
          <table:table-cell table:style-name="Table6.A2" office:value-type="string">
            <text:p text:style-name="P18">10</text:p>
          </table:table-cell>
          <table:table-cell table:style-name="Table6.A2" office:value-type="string">
            <text:p text:style-name="P18">15</text:p>
          </table:table-cell>
          <table:table-cell table:style-name="Table6.A2" office:value-type="string">
            <text:p text:style-name="P18">15</text:p>
          </table:table-cell>
          <table:table-cell table:style-name="Table6.A2" office:value-type="string">
            <text:p text:style-name="P18">15</text:p>
          </table:table-cell>
          <table:table-cell table:style-name="Table6.A2" office:value-type="string">
            <text:p text:style-name="P18">0</text:p>
          </table:table-cell>
          <table:table-cell table:style-name="Table6.A2" office:value-type="string">
            <text:p text:style-name="P13">+5</text:p>
          </table:table-cell>
          <table:table-cell table:style-name="Table6.I3" office:value-type="string">
            <text:p text:style-name="P12">-<text:span text:style-name="T200">10</text:span></text:p>
          </table:table-cell>
        </table:table-row>
      </table:table>
      <text:p text:style-name="P78"/>
      <text:p text:style-name="P66"><text:span text:style-name="T217"><text:tab/>Notice that the </text:span><text:span text:style-name="T218">order price means the exchange is </text:span><text:span text:style-name="T217">10 BUC0 for 5 BSC1 coins. However since the first part of the order confirms before the fork the </text:span><text:span text:style-name="T219">m</text:span><text:span text:style-name="T217">aker </text:span><text:span text:style-name="T219">has </text:span><text:span text:style-name="T217">over paid. This is because coins received before the fork </text:span><text:span text:style-name="T220">have balances cloned </text:span><text:span text:style-name="T217">into the gene</text:span><text:span text:style-name="T221">s</text:span><text:span text:style-name="T217">is block of </text:span><text:span text:style-name="T232">the </text:span><text:span text:style-name="T217">BUC0. So in the example the taker </text:span><text:span text:style-name="T229">first </text:span><text:span text:style-name="T217">receive</text:span><text:span text:style-name="T222">s 5 BSC0 coins </text:span><text:span text:style-name="T236">and</text:span><text:span text:style-name="T235"> </text:span><text:span text:style-name="T217">an extra 5 BUC0 coins. To settle this the settlement formula must be extended to </text:span><text:span text:style-name="T222">repay </text:span><text:span text:style-name="T217">the amount over paid. </text:span><text:span text:style-name="T223">So i</text:span><text:span text:style-name="T217">n the example above to settle with 10BUC is too little and instead the settlement amount is for 15 BUC0. Therefore the final exchange delta shows the inten</text:span><text:span text:style-name="T218">ded order price is honored</text:span><text:span text:style-name="T217">: 10 BUC0 coins for 5 BSC1 coins.</text:span></text:p>
      <text:p text:style-name="P105"/>
      <text:p text:style-name="P67"><text:soft-page-break/><text:tab/> </text:p>
      <text:p text:style-name="P155">In the next example the maker commences Step 1 with an offer to sell a qty of 20 BUC0 coins at a price of 1.5 BSC1/BUC0 :</text:p>
      <text:p text:style-name="P102"/>
      <text:p text:style-name="P3"><text:tab/>Example <text:span text:style-name="T192">sell exchange </text:span>balance<text:span text:style-name="T192">s</text:span> <text:span text:style-name="T181">in order of time validity</text:span></text:p>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G"/>
        <table:table-column table:style-name="Table13.H"/>
        <table:table-column table:style-name="Table13.I"/>
        <table:table-row>
          <table:table-cell table:style-name="Table13.A1" office:value-type="string">
            <text:p text:style-name="P7">BLOCK #</text:p>
          </table:table-cell>
          <table:table-cell table:style-name="Table13.A1" table:number-columns-spanned="2" office:value-type="string">
            <text:p text:style-name="P15">&lt; FORK -30</text:p>
          </table:table-cell>
          <table:covered-table-cell/>
          <table:table-cell table:style-name="Table13.A1" table:number-columns-spanned="2" office:value-type="string">
            <text:p text:style-name="P165"><text:span text:style-name="T202">&lt; </text:span>FORK</text:p>
          </table:table-cell>
          <table:covered-table-cell/>
          <table:table-cell table:style-name="Table13.A1" table:number-columns-spanned="2" office:value-type="string">
            <text:p text:style-name="P165"><text:span text:style-name="T121">SETTLEMENT&gt;=</text:span>FORK</text:p>
          </table:table-cell>
          <table:covered-table-cell/>
          <table:table-cell table:style-name="Table13.H1" table:number-rows-spanned="2" table:number-columns-spanned="2" office:value-type="string">
            <text:p text:style-name="P167"><text:line-break/>EXCHANGE<text:line-break/>DELTA</text:p>
          </table:table-cell>
          <table:covered-table-cell/>
        </table:table-row>
        <table:table-row>
          <table:table-cell table:style-name="Table13.A2" office:value-type="string">
            <text:p text:style-name="P7">STEP #</text:p>
          </table:table-cell>
          <table:table-cell table:style-name="Table13.A2" table:number-columns-spanned="2" office:value-type="string">
            <text:p text:style-name="P10">1 <text:span text:style-name="T204">&amp; 2</text:span>– <text:span text:style-name="T118">OFFER &amp; BID<text:line-break/>20BUC0 @ 1.5BSC1/BUC0</text:span></text:p>
          </table:table-cell>
          <table:covered-table-cell/>
          <table:table-cell table:style-name="Table13.A2" table:number-columns-spanned="2" office:value-type="string">
            <text:p text:style-name="P166"><text:span text:style-name="T297">4</text:span> – <text:span text:style-name="T187">TAKER SENDS</text:span></text:p>
            <text:p text:style-name="P168"><text:s/><text:span text:style-name="T269">1</text:span>5 BSC1 = 10(1.5)</text:p>
          </table:table-cell>
          <table:covered-table-cell/>
          <table:table-cell table:style-name="Table13.A2" table:number-columns-spanned="2" office:value-type="string">
            <text:p text:style-name="P165"><text:span text:style-name="T189">3</text:span> – <text:span text:style-name="T187">MAKER SENDS <text:line-break/>25 BUC0 = 10 + 10(1.5)</text:span></text:p>
          </table:table-cell>
          <table:covered-table-cell/>
          <table:covered-table-cell/>
          <table:covered-table-cell/>
        </table:table-row>
        <table:table-row>
          <table:table-cell table:style-name="Table13.A2" office:value-type="string">
            <text:p text:style-name="P7">CHAIN</text:p>
          </table:table-cell>
          <table:table-cell table:style-name="Table13.A2" office:value-type="string">
            <text:p text:style-name="P10">BSC<text:span text:style-name="T269">0</text:span></text:p>
          </table:table-cell>
          <table:table-cell table:style-name="Table13.A2" office:value-type="string">
            <text:p text:style-name="P10">BUC<text:span text:style-name="T269">0</text:span></text:p>
          </table:table-cell>
          <table:table-cell table:style-name="Table13.A2" office:value-type="string">
            <text:p text:style-name="P10">BSC<text:span text:style-name="T269">0</text:span></text:p>
          </table:table-cell>
          <table:table-cell table:style-name="Table13.A2" office:value-type="string">
            <text:p text:style-name="P10">BUC0</text:p>
          </table:table-cell>
          <table:table-cell table:style-name="Table13.A2" office:value-type="string">
            <text:p text:style-name="P10">BSC1</text:p>
          </table:table-cell>
          <table:table-cell table:style-name="Table13.A2" office:value-type="string">
            <text:p text:style-name="P10">BUC0</text:p>
          </table:table-cell>
          <table:table-cell table:style-name="Table13.A2" office:value-type="string">
            <text:p text:style-name="P15">BSC1</text:p>
          </table:table-cell>
          <table:table-cell table:style-name="Table13.I3" office:value-type="string">
            <text:p text:style-name="P15">BUC0</text:p>
          </table:table-cell>
        </table:table-row>
        <table:table-row>
          <table:table-cell table:style-name="Table13.A2" office:value-type="string">
            <text:p text:style-name="P7">Maker</text:p>
          </table:table-cell>
          <table:table-cell table:style-name="Table13.A2" office:value-type="string">
            <text:p text:style-name="P22">20</text:p>
          </table:table-cell>
          <table:table-cell table:style-name="Table13.A2" office:value-type="string">
            <text:p text:style-name="P22">20</text:p>
          </table:table-cell>
          <table:table-cell table:style-name="Table13.A2" office:value-type="string">
            <text:p text:style-name="P22">35</text:p>
          </table:table-cell>
          <table:table-cell table:style-name="Table13.A2" office:value-type="string">
            <text:p text:style-name="P20">3<text:span text:style-name="T270">5</text:span></text:p>
          </table:table-cell>
          <table:table-cell table:style-name="Table13.A2" office:value-type="string">
            <text:p text:style-name="P21">35</text:p>
          </table:table-cell>
          <table:table-cell table:style-name="Table13.A2" office:value-type="string">
            <text:p text:style-name="P22">10</text:p>
          </table:table-cell>
          <table:table-cell table:style-name="Table13.A2" office:value-type="string">
            <text:p text:style-name="P15">+<text:span text:style-name="T269">1</text:span>5</text:p>
          </table:table-cell>
          <table:table-cell table:style-name="Table13.I3" office:value-type="string">
            <text:p text:style-name="P14">-<text:span text:style-name="T202">10</text:span></text:p>
          </table:table-cell>
        </table:table-row>
        <table:table-row>
          <table:table-cell table:style-name="Table13.A2" office:value-type="string">
            <text:p text:style-name="P7">Taker</text:p>
          </table:table-cell>
          <table:table-cell table:style-name="Table13.A2" office:value-type="string">
            <text:p text:style-name="P20">15</text:p>
          </table:table-cell>
          <table:table-cell table:style-name="Table13.A2" office:value-type="string">
            <text:p text:style-name="P20">15</text:p>
          </table:table-cell>
          <table:table-cell table:style-name="Table13.A2" office:value-type="string">
            <text:p text:style-name="P17">0</text:p>
          </table:table-cell>
          <table:table-cell table:style-name="Table13.A2" office:value-type="string">
            <text:p text:style-name="P19">0</text:p>
          </table:table-cell>
          <table:table-cell table:style-name="Table13.A2" office:value-type="string">
            <text:p text:style-name="P17">0</text:p>
          </table:table-cell>
          <table:table-cell table:style-name="Table13.A2" office:value-type="string">
            <text:p text:style-name="P20">25</text:p>
          </table:table-cell>
          <table:table-cell table:style-name="Table13.A2" office:value-type="string">
            <text:p text:style-name="P14">-<text:span text:style-name="T269">15</text:span></text:p>
          </table:table-cell>
          <table:table-cell table:style-name="Table13.I3" office:value-type="string">
            <text:p text:style-name="P15">+<text:span text:style-name="T269">10</text:span></text:p>
          </table:table-cell>
        </table:table-row>
      </table:table>
      <text:p text:style-name="P103"/>
      <text:p text:style-name="P417"><text:tab/><text:span text:style-name="T202">The above example also demonstrates that takers may take less quantity than is announced by the makers. The maker offers 20 BUC0 but the taker requests only 15 BSC1=10 BUC0 @ 1.5BSC0/BUC0. Again there is a necessary over payment before the fork as the BUC0 genesis block clones the BSC0 balances. So after the fork the settlement transaction corrects for the over payment.</text:span></text:p>
      <text:h text:style-name="P426" text:outline-level="2"><text:span text:style-name="T305">Extra</text:span> ONX fees</text:h>
      <text:p text:style-name="P156"><text:tab/>Many orders may be funded but not reach settlement. In this case the user coins will be time locked on both the BUC0 and BSC1 chains until the fork <text:span text:style-name="T411">block</text:span>. To prevent this scenario and other issues caused by spam there are extra mining fees <text:span text:style-name="T67">required</text:span> for certain order transactions. <text:span text:style-name="T306">Order transactions that do not pay the minimum fees are ignored by the ONX nodes.</text:span></text:p>
      <text:h text:style-name="P426" text:outline-level="2">Automatic signing and broadcasting</text:h>
      <text:p text:style-name="P160"><text:tab/><text:span text:style-name="T310">Some of the order transactions (marked </text:span><text:span text:style-name="T261">AUTO</text:span><text:span text:style-name="T304">) can be automated because no user inputs are required as long as the client is online. All the details of these transactions can be calculated so they can be automatically created, signed and broadcast. This means the user interaction is reduced to make, take. Configuration options should allow users to disable automatic signing. </text:span></text:p>
      <text:h text:style-name="P427" text:outline-level="2"/>
      <text:h text:style-name="P430" text:outline-level="2"><text:span text:style-name="T328">Exchange o</text:span>rder <text:span text:style-name="T327">data</text:span></text:h>
      <text:p text:style-name="P128">Exchange order transaction (onxTx) :</text:p>
      <table:table table:name="Table4" table:style-name="Table4">
        <table:table-column table:style-name="Table4.A"/>
        <table:table-column table:style-name="Table4.B"/>
        <table:table-column table:style-name="Table4.C"/>
        <table:table-row>
          <table:table-cell table:style-name="Table4.A1" office:value-type="string">
            <text:p text:style-name="P42">Column</text:p>
          </table:table-cell>
          <table:table-cell table:style-name="Table4.A1" office:value-type="string">
            <text:p text:style-name="P42">Type</text:p>
          </table:table-cell>
          <table:table-cell table:style-name="Table4.C1" office:value-type="string">
            <text:p text:style-name="P44">Valid data <text:span text:style-name="T370">and source</text:span></text:p>
          </table:table-cell>
        </table:table-row>
        <table:table-row>
          <table:table-cell table:style-name="Table4.A2" office:value-type="string">
            <text:p text:style-name="P23">txid</text:p>
          </table:table-cell>
          <table:table-cell table:style-name="Table4.A2" office:value-type="string">
            <text:p text:style-name="P169">txid</text:p>
          </table:table-cell>
          <table:table-cell table:style-name="Table4.C2" office:value-type="string">
            <text:p text:style-name="P180">Bitcoin transaction id</text:p>
          </table:table-cell>
        </table:table-row>
        <table:table-row>
          <table:table-cell table:style-name="Table4.A2" office:value-type="string">
            <text:p text:style-name="P27"><text:span text:style-name="T406">c</text:span>hain<text:span text:style-name="T406">id</text:span></text:p>
          </table:table-cell>
          <table:table-cell table:style-name="Table4.A2" office:value-type="string">
            <text:p text:style-name="P203">number</text:p>
          </table:table-cell>
          <table:table-cell table:style-name="Table4.C2" office:value-type="string">
            <text:p text:style-name="P176"><text:span text:style-name="T375">[</text:span>BSC0<text:span text:style-name="T375">]</text:span> or <text:span text:style-name="T375">[</text:span>BUC0<text:span text:style-name="T376">]</text:span> <text:span text:style-name="T377">via onxTxGetChain()</text:span> </text:p>
          </table:table-cell>
        </table:table-row>
        <table:table-row>
          <table:table-cell table:style-name="Table4.A2" office:value-type="string">
            <text:p text:style-name="P28">blockNumber</text:p>
          </table:table-cell>
          <table:table-cell table:style-name="Table4.A2" office:value-type="string">
            <text:p text:style-name="P182">number</text:p>
          </table:table-cell>
          <table:table-cell table:style-name="Table4.C2" office:value-type="string">
            <text:p text:style-name="P182">The bitcoin block number of the transaction</text:p>
          </table:table-cell>
        </table:table-row>
        <table:table-row>
          <table:table-cell table:style-name="Table4.A2" office:value-type="string">
            <text:p text:style-name="P35">amount</text:p>
          </table:table-cell>
          <table:table-cell table:style-name="Table4.A2" office:value-type="string">
            <text:p text:style-name="P169">number</text:p>
          </table:table-cell>
          <table:table-cell table:style-name="Table4.C2" office:value-type="string">
            <text:p text:style-name="P178"><text:span text:style-name="T374">[</text:span>Utxo#0.<text:span text:style-name="T415">amount]</text:span></text:p>
          </table:table-cell>
        </table:table-row>
        <table:table-row>
          <table:table-cell table:style-name="Table4.A2" office:value-type="string">
            <text:p text:style-name="P23">price</text:p>
          </table:table-cell>
          <table:table-cell table:style-name="Table4.A2" office:value-type="string">
            <text:p text:style-name="P169">number</text:p>
          </table:table-cell>
          <table:table-cell table:style-name="Table4.C2" office:value-type="string">
            <text:p text:style-name="P191">When type = <text:span text:style-name="T395">txMakeOffer</text:span> <text:span text:style-name="T491">[</text:span>Utxo#1.<text:span text:style-name="T373">BUCSEL] </text:span></text:p>
            <text:p text:style-name="P191"><text:span text:style-name="T395">When type = txMakeBid [</text:span>Utxo#1.<text:span text:style-name="T373">BUCBUY]</text:span></text:p>
            <text:p text:style-name="P192">When type = tx<text:span text:style-name="T430">TakeBid</text:span> or tx<text:span text:style-name="T430">TakeOffer</text:span> or txFund or txSettle [txRelated.price]</text:p>
          </table:table-cell>
        </table:table-row>
        <table:table-row>
          <table:table-cell table:style-name="Table4.A2" office:value-type="string">
            <text:p text:style-name="P23"><text:span text:style-name="T371">t</text:span>ype</text:p>
          </table:table-cell>
          <table:table-cell table:style-name="Table4.A2" office:value-type="string">
            <text:p text:style-name="P169">number</text:p>
          </table:table-cell>
          <table:table-cell table:style-name="Table4.C2" office:value-type="string">
            <text:p text:style-name="P210">When <text:span text:style-name="T436">chainid=</text:span>BSC0 &amp; Utxo#1.BUCSEL &amp; </text:p>
            <text:p text:style-name="P210"><text:tab/>(NOT Utxo#2.BUCORD OR onxTxTestTakeExpired())<text:tab/>[<text:span text:style-name="T471">1</text:span>:txMakeOffer]</text:p>
            <text:p text:style-name="P211"/>
            <text:p text:style-name="P214">When <text:span text:style-name="T436">chainid=</text:span>BSC0 &amp; Utxo#1.BUCBUY &amp; </text:p>
            <text:p text:style-name="P215"><text:tab/>(NOT Utxo#2.BUCORD OR onxTxTestTakeExpired()) <text:tab/>[<text:span text:style-name="T471">2</text:span>:txMakeBid]</text:p>
            <text:p text:style-name="P212"/>
            <text:p text:style-name="P216">When <text:span text:style-name="T436">chainid=BSC0 &amp; </text:span>Utxo#1.BUCSEL <text:span text:style-name="T398">&amp;</text:span> Utxo#2.BUCORD </text:p>
            <text:p text:style-name="P219"><text:tab/>&amp; NOT onxTxTestTakeExpired() <text:tab/>[<text:span text:style-name="T471">3</text:span>:txTakeBid]</text:p>
            <text:p text:style-name="P217"/>
            <text:p text:style-name="P216">When <text:span text:style-name="T436">chainid=BSC0 &amp; </text:span>Utxo#1.BUCBUY <text:span text:style-name="T398">&amp;</text:span> Utxo#2.BUCOR<text:span text:style-name="T416">D</text:span> </text:p>
            <text:p text:style-name="P219"><text:tab/>&amp; NOT onxTxTestTakeExpired()<text:tab/>[<text:span text:style-name="T471">4</text:span>:txTakeOffer]</text:p>
            <text:p text:style-name="P218"/>
            <text:p text:style-name="P213"><text:span text:style-name="T366">When chainid=BSC0 &amp; Utxo#0:CLTV@FORK &amp; Utxo#1.BUCORD <text:s/><text:tab/>[5</text:span>:<text:span text:style-name="T372">tx</text:span>Fund/<text:span text:style-name="T465">txSendBsc]</text:span></text:p>
            <text:p text:style-name="P213"><text:span text:style-name="T366">When chainid=BUC0 &amp; txIn#0.CLTV@FORK &amp; Utxo#1.BUCORD <text:s/><text:tab/>[6</text:span>:<text:span text:style-name="T372">tx</text:span>Settle<text:span text:style-name="T366">]</text:span></text:p>
            <text:p text:style-name="P206"/>
          </table:table-cell>
        </table:table-row>
        <table:table-row>
          <table:table-cell table:style-name="Table4.A2" office:value-type="string">
            <text:p text:style-name="P32"><text:tab/>txRelated</text:p>
          </table:table-cell>
          <table:table-cell table:style-name="Table4.A2" office:value-type="string">
            <text:p text:style-name="P184">txid</text:p>
          </table:table-cell>
          <table:table-cell table:style-name="Table4.C2" office:value-type="string">
            <text:p text:style-name="P183">When type = tx<text:span text:style-name="T430">TakeBid</text:span> <text:span text:style-name="T434">OR</text:span> tx<text:span text:style-name="T430">TakeOffer</text:span> [Utxo#2.BUCORD] </text:p>
            <text:p text:style-name="P222">When type = txFund <text:span text:style-name="T434">OR</text:span> txSettle [Utxo#1.BUCORD] </text:p>
            <text:p text:style-name="P223">Else blank</text:p>
          </table:table-cell>
        </table:table-row>
        <table:table-row>
          <table:table-cell table:style-name="Table4.A2" office:value-type="string">
            <text:p text:style-name="P25">addrBuyer</text:p>
          </table:table-cell>
          <table:table-cell table:style-name="Table4.A2" office:value-type="string">
            <text:p text:style-name="P171">text</text:p>
          </table:table-cell>
          <table:table-cell table:style-name="Table4.C2" office:value-type="string">
            <text:p text:style-name="P172"><text:span text:style-name="T369">W</text:span>hen type = <text:span text:style-name="T378">txMakeBid</text:span> <text:span text:style-name="T434">OR txTakeOffer or txSettle [Utxo#0:address] else blank</text:span></text:p>
          </table:table-cell>
        </table:table-row>
        <table:table-row>
          <table:table-cell table:style-name="Table4.A2" office:value-type="string">
            <text:p text:style-name="P26">addrSeller</text:p>
          </table:table-cell>
          <table:table-cell table:style-name="Table4.A2" office:value-type="string">
            <text:p text:style-name="P171">text</text:p>
          </table:table-cell>
          <table:table-cell table:style-name="Table4.C2" office:value-type="string">
            <text:p text:style-name="P220"><text:span text:style-name="T391">When </text:span>type = <text:span text:style-name="T378">txFund</text:span> <text:span text:style-name="T392">[Utxo#0:address] </text:span></text:p>
            <text:p text:style-name="P225">When type = txSettle [txIn#0:address] else blank</text:p>
          </table:table-cell>
        </table:table-row>
        <table:table-row>
          <table:table-cell table:style-name="Table4.A2" office:value-type="string">
            <text:p text:style-name="P30">valid</text:p>
          </table:table-cell>
          <table:table-cell table:style-name="Table4.A2" office:value-type="string">
            <text:p text:style-name="P187">boolean</text:p>
          </table:table-cell>
          <table:table-cell table:style-name="Table4.C2" office:value-type="string">
            <text:p text:style-name="P190">When (type = tx<text:span text:style-name="T430">MakeOffer</text:span> or tx<text:span text:style-name="T430">MakeBid or txTakeOffer or txTakeBid</text:span>) </text:p>
            <text:p text:style-name="P190"><text:span text:style-name="T466"><text:tab/>&amp; onxTxTestPrice()</text:span> <text:tab/>[valid]</text:p>
            <text:p text:style-name="P221">When <text:span text:style-name="T467">txRelated &lt;&gt; blank &amp; </text:span>onxTxTestRelated(txRelated)<text:tab/>[valid]</text:p>
            <text:p text:style-name="P198">Else <text:tab/><text:tab/>[invalid]</text:p>
          </table:table-cell>
        </table:table-row>
      </table:table>
      <text:p text:style-name="P127"/>
      <text:p text:style-name="P126">Through <text:span text:style-name="T381">txRelated</text:span> all transactions are related to other<text:span text:style-name="T382">s </text:span>creating a linked chain <text:span text:style-name="T383">of</text:span> each type that together create <text:span text:style-name="T385">a single</text:span> <text:span text:style-name="T383">ONX </text:span>order.</text:p>
      <text:p text:style-name="P126"/>
      <text:p text:style-name="P157"/>
      <text:p text:style-name="P415">Exchange order (onxOrder):</text:p>
      <table:table table:name="Table2" table:style-name="Table2">
        <table:table-column table:style-name="Table2.A"/>
        <table:table-column table:style-name="Table2.B"/>
        <table:table-column table:style-name="Table2.C"/>
        <table:table-row>
          <table:table-cell table:style-name="Table2.A1" office:value-type="string">
            <text:p text:style-name="P43">Column</text:p>
          </table:table-cell>
          <table:table-cell table:style-name="Table2.A1" office:value-type="string">
            <text:p text:style-name="P43">Type</text:p>
          </table:table-cell>
          <table:table-cell table:style-name="Table2.C1" office:value-type="string">
            <text:p text:style-name="P45">Valid data <text:span text:style-name="T370">and source</text:span></text:p>
          </table:table-cell>
        </table:table-row>
        <table:table-row>
          <table:table-cell table:style-name="Table2.A2" office:value-type="string">
            <text:p text:style-name="P31">onxOrderId</text:p>
          </table:table-cell>
          <table:table-cell table:style-name="Table2.A2" office:value-type="string">
            <text:p text:style-name="P199">number</text:p>
          </table:table-cell>
          <table:table-cell table:style-name="Table2.C2" office:value-type="string">
            <text:p text:style-name="P200">A unique key <text:span text:style-name="T397">on the local client</text:span></text:p>
          </table:table-cell>
        </table:table-row>
        <table:table-row>
          <table:table-cell table:style-name="Table2.A2" office:value-type="string">
            <text:p text:style-name="P24">tx<text:span text:style-name="T400">Make</text:span></text:p>
          </table:table-cell>
          <table:table-cell table:style-name="Table2.A2" office:value-type="string">
            <text:p text:style-name="P170">txid</text:p>
          </table:table-cell>
          <table:table-cell table:style-name="Table2.C2" office:value-type="string">
            <text:p text:style-name="P181">Bitcoin transaction id <text:span text:style-name="T386">(onxTx)</text:span></text:p>
          </table:table-cell>
        </table:table-row>
        <table:table-row>
          <table:table-cell table:style-name="Table2.A2" office:value-type="string">
            <text:p text:style-name="P29">tx<text:span text:style-name="T400">Take</text:span></text:p>
          </table:table-cell>
          <table:table-cell table:style-name="Table2.A2" office:value-type="string">
            <text:p text:style-name="P185">txid</text:p>
          </table:table-cell>
          <table:table-cell table:style-name="Table2.C2" office:value-type="string">
            <text:p text:style-name="P177"><text:span text:style-name="T384">Bitcoin transaction id</text:span> <text:span text:style-name="T386">(onxTx)</text:span></text:p>
          </table:table-cell>
        </table:table-row>
        <table:table-row>
          <table:table-cell table:style-name="Table2.A2" office:value-type="string">
            <text:p text:style-name="P29">txFund<text:span text:style-name="T399">List</text:span></text:p>
          </table:table-cell>
          <table:table-cell table:style-name="Table2.A2" office:value-type="string">
            <text:p text:style-name="P185">txid</text:p>
          </table:table-cell>
          <table:table-cell table:style-name="Table2.C2" office:value-type="string">
            <text:p text:style-name="P181"><text:span text:style-name="T399">List of b</text:span>itcoin transaction id<text:span text:style-name="T399">s</text:span> (onxTx)</text:p>
          </table:table-cell>
        </table:table-row>
        <table:table-row>
          <table:table-cell table:style-name="Table2.A2" office:value-type="string">
            <text:p text:style-name="P29">txSettle</text:p>
          </table:table-cell>
          <table:table-cell table:style-name="Table2.A2" office:value-type="string">
            <text:p text:style-name="P185">txid</text:p>
          </table:table-cell>
          <table:table-cell table:style-name="Table2.C2" office:value-type="string">
            <text:p text:style-name="P181">Bitcoin transaction id (onxTx)</text:p>
          </table:table-cell>
        </table:table-row>
        <table:table-row>
          <table:table-cell table:style-name="Table2.A2" office:value-type="string">
            <text:p text:style-name="P34">qty</text:p>
          </table:table-cell>
          <table:table-cell table:style-name="Table2.A2" office:value-type="string">
            <text:p text:style-name="P208">number</text:p>
          </table:table-cell>
          <table:table-cell table:style-name="Table2.C2" office:value-type="string">
            <text:p text:style-name="P209"><text:span text:style-name="T438">onxTestFillQty(</text:span>MIN(txMake.<text:span text:style-name="T439">amount</text:span>,txTake.<text:span text:style-name="T439">amount</text:span>)<text:span text:style-name="T438">)</text:span></text:p>
          </table:table-cell>
        </table:table-row>
        <table:table-row>
          <table:table-cell table:style-name="Table2.A2" office:value-type="string">
            <text:p text:style-name="P34">price</text:p>
          </table:table-cell>
          <table:table-cell table:style-name="Table2.A2" office:value-type="string">
            <text:p text:style-name="P208">number</text:p>
          </table:table-cell>
          <table:table-cell table:style-name="Table2.C2" office:value-type="string">
            <text:p text:style-name="P208">TxMake.price</text:p>
          </table:table-cell>
        </table:table-row>
        <table:table-row>
          <table:table-cell table:style-name="Table2.A2" office:value-type="string">
            <text:p text:style-name="P33">addrSeller</text:p>
          </table:table-cell>
          <table:table-cell table:style-name="Table2.A2" office:value-type="string">
            <text:p text:style-name="P207">text</text:p>
          </table:table-cell>
          <table:table-cell table:style-name="Table2.C2" office:value-type="string">
            <text:p text:style-name="P207">txFund[0].addrSeller</text:p>
          </table:table-cell>
        </table:table-row>
        <table:table-row>
          <table:table-cell table:style-name="Table2.A2" office:value-type="string">
            <text:p text:style-name="P33">addrBuyer</text:p>
          </table:table-cell>
          <table:table-cell table:style-name="Table2.A2" office:value-type="string">
            <text:p text:style-name="P207">text</text:p>
          </table:table-cell>
          <table:table-cell table:style-name="Table2.C2" office:value-type="string">
            <text:p text:style-name="P207">When txMake = tx<text:span text:style-name="T460">Make</text:span>Bid [txMake.addrBuyer] else [txTake.addrBuyer]</text:p>
          </table:table-cell>
        </table:table-row>
        <table:table-row>
          <table:table-cell table:style-name="Table2.A2" office:value-type="string">
            <text:p text:style-name="P36">isLocal</text:p>
          </table:table-cell>
          <table:table-cell table:style-name="Table2.A2" office:value-type="string">
            <text:p text:style-name="P224">bool</text:p>
          </table:table-cell>
          <table:table-cell table:style-name="Table2.C2" office:value-type="string">
            <text:p text:style-name="P224"><text:span text:style-name="T492">True when t</text:span>he <text:span text:style-name="T480">local user is involved in the </text:span>order</text:p>
          </table:table-cell>
        </table:table-row>
        <table:table-row>
          <table:table-cell table:style-name="Table2.A2" office:value-type="string">
            <text:p text:style-name="P29">orderStatus</text:p>
          </table:table-cell>
          <table:table-cell table:style-name="Table2.A2" office:value-type="string">
            <text:p text:style-name="P201">number</text:p>
          </table:table-cell>
          <table:table-cell table:style-name="Table2.C2" office:value-type="string">
            <text:p text:style-name="P189">When tx<text:span text:style-name="T401">Make</text:span> &amp; rest are blank <text:tab/>[1:open]</text:p>
            <text:p text:style-name="P189"><text:span text:style-name="T393"><text:line-break/>When </text:span><text:span text:style-name="T89">open</text:span><text:span text:style-name="T393"> &amp; txTake <text:tab/>[2:hold]</text:span></text:p>
            <text:p text:style-name="P189"/>
            <text:p text:style-name="P193">When <text:span text:style-name="T88">hold</text:span><text:span text:style-name="T402"> &amp; getBalance(addrSeller) &gt;= qty &amp; &lt;= qty + (qty)(price)<text:tab/>[3:funded1]</text:span></text:p>
            <text:p text:style-name="P193"/>
            <text:p text:style-name="P195">When <text:span text:style-name="T89">funded1</text:span><text:span text:style-name="T393"> &amp; txSettle.qty &gt;= qty+(qty)(price)<text:tab/>[4:funded2]</text:span></text:p>
            <text:p text:style-name="P194"/>
            <text:p text:style-name="P196">When <text:span text:style-name="T89">funded2</text:span><text:span text:style-name="T393"> &amp; getBalance(addrSeller) &gt;= qty + (qty)(price) </text:span></text:p>
            <text:p text:style-name="P202"><text:tab/>&amp; not <text:span text:style-name="T481">IsConfirmed(txSettle)</text:span> <text:tab/>[5:overpaid]</text:p>
            <text:p text:style-name="P196"/>
            <text:p text:style-name="P197">When <text:span text:style-name="T90">overpaid</text:span><text:span text:style-name="T403"> &amp; IsConfirmed(txSettle) <text:tab/>[6:settled]</text:span></text:p>
          </table:table-cell>
        </table:table-row>
      </table:table>
      <text:p text:style-name="P112"/>
      <text:p text:style-name="P111"/>
      <text:p text:style-name="P114">Example <text:span text:style-name="T488">onTx </text:span>data <text:span text:style-name="T367">with source notes (where fork block height is 999)</text:span>:</text:p>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column table:style-name="Table5.I"/>
        <table:table-column table:style-name="Table5.B"/>
        <table:table-row>
          <table:table-cell table:style-name="Table5.A1" office:value-type="string">
            <text:p text:style-name="P46"><text:span text:style-name="T368">t</text:span>xid</text:p>
          </table:table-cell>
          <table:table-cell table:style-name="Table5.A1" office:value-type="string">
            <text:p text:style-name="P49">chainid</text:p>
          </table:table-cell>
          <table:table-cell table:style-name="Table5.A1" office:value-type="string">
            <text:p text:style-name="P49">blockHeight</text:p>
          </table:table-cell>
          <table:table-cell table:style-name="Table5.A1" office:value-type="string">
            <text:p text:style-name="P46"><text:span text:style-name="T368">t</text:span>ype</text:p>
          </table:table-cell>
          <table:table-cell table:style-name="Table5.A1" office:value-type="string">
            <text:p text:style-name="P48">amount</text:p>
          </table:table-cell>
          <table:table-cell table:style-name="Table5.A1" office:value-type="string">
            <text:p text:style-name="P46"><text:span text:style-name="T368">p</text:span>rice</text:p>
          </table:table-cell>
          <table:table-cell table:style-name="Table5.A1" office:value-type="string">
            <text:p text:style-name="P46">tx<text:span text:style-name="T435">Related</text:span></text:p>
          </table:table-cell>
          <table:table-cell table:style-name="Table5.A1" office:value-type="string">
            <text:p text:style-name="P47">addrBuyer</text:p>
          </table:table-cell>
          <table:table-cell table:style-name="Table5.A1" office:value-type="string">
            <text:p text:style-name="P228">addrSeller</text:p>
          </table:table-cell>
          <table:table-cell table:style-name="Table5.J1" office:value-type="string">
            <text:p text:style-name="P229"><text:span text:style-name="T437">order<text:line-break/></text:span>status</text:p>
          </table:table-cell>
        </table:table-row>
        <table:table-row>
          <table:table-cell table:style-name="Table5.A2" office:value-type="string">
            <text:p text:style-name="P55">99</text:p>
          </table:table-cell>
          <table:table-cell table:style-name="Table5.A2" office:value-type="string">
            <text:p text:style-name="P61">BSC0</text:p>
          </table:table-cell>
          <table:table-cell table:style-name="Table5.A2" office:value-type="string">
            <text:p text:style-name="P61">876</text:p>
          </table:table-cell>
          <table:table-cell table:style-name="Table5.A2" office:value-type="string">
            <text:p text:style-name="P60">txMakeBid</text:p>
          </table:table-cell>
          <table:table-cell table:style-name="Table5.A2" office:value-type="string">
            <text:p text:style-name="P59">10 (Utxo#0)</text:p>
          </table:table-cell>
          <table:table-cell table:style-name="Table5.A2" office:value-type="string">
            <text:p text:style-name="P52">0.5 <text:span text:style-name="T435">(Utxo#1)</text:span></text:p>
          </table:table-cell>
          <table:table-cell table:style-name="Table5.A2" office:value-type="string">
            <text:p text:style-name="P51">-</text:p>
          </table:table-cell>
          <table:table-cell table:style-name="Table5.A2" office:value-type="string">
            <text:p text:style-name="P53">abc <text:span text:style-name="T435">(</text:span>Utxo#0<text:span text:style-name="T435">)</text:span></text:p>
          </table:table-cell>
          <table:table-cell table:style-name="Table5.A2" office:value-type="string">
            <text:p text:style-name="P51"/>
          </table:table-cell>
          <table:table-cell table:style-name="Table5.J2" office:value-type="string">
            <text:p text:style-name="P54">open</text:p>
          </table:table-cell>
        </table:table-row>
        <table:table-row>
          <table:table-cell table:style-name="Table5.A2" office:value-type="string">
            <text:p text:style-name="P57">776</text:p>
          </table:table-cell>
          <table:table-cell table:style-name="Table5.A2" office:value-type="string">
            <text:p text:style-name="P61">BSC0</text:p>
          </table:table-cell>
          <table:table-cell table:style-name="Table5.A2" office:value-type="string">
            <text:p text:style-name="P61">897</text:p>
          </table:table-cell>
          <table:table-cell table:style-name="Table5.A2" office:value-type="string">
            <text:p text:style-name="P60">txTakeBid</text:p>
          </table:table-cell>
          <table:table-cell table:style-name="Table5.A2" office:value-type="string">
            <text:p text:style-name="P58">10 (Utxo#0)</text:p>
          </table:table-cell>
          <table:table-cell table:style-name="Table5.A2" office:value-type="string">
            <text:p text:style-name="P51">0.5 </text:p>
          </table:table-cell>
          <table:table-cell table:style-name="Table5.A2" office:value-type="string">
            <text:p text:style-name="P53">99 <text:span text:style-name="T435">(</text:span>Utxo#2<text:span text:style-name="T435">)</text:span></text:p>
          </table:table-cell>
          <table:table-cell table:style-name="Table5.A2" office:value-type="string">
            <text:p text:style-name="P205">abc</text:p>
          </table:table-cell>
          <table:table-cell table:style-name="Table5.A2" office:value-type="string">
            <text:p text:style-name="P161"/>
          </table:table-cell>
          <table:table-cell table:style-name="Table5.J2" office:value-type="string">
            <text:p text:style-name="P174">hold</text:p>
          </table:table-cell>
        </table:table-row>
        <table:table-row>
          <table:table-cell table:style-name="Table5.A2" office:value-type="string">
            <text:p text:style-name="P55">10<text:span text:style-name="T412">0</text:span></text:p>
          </table:table-cell>
          <table:table-cell table:style-name="Table5.A2" office:value-type="string">
            <text:p text:style-name="P61">BSC0</text:p>
          </table:table-cell>
          <table:table-cell table:style-name="Table5.A2" office:value-type="string">
            <text:p text:style-name="P61">910</text:p>
          </table:table-cell>
          <table:table-cell table:style-name="Table5.A2" office:value-type="string">
            <text:p text:style-name="P60">txFund</text:p>
          </table:table-cell>
          <table:table-cell table:style-name="Table5.A2" office:value-type="string">
            <text:p text:style-name="P58">10 (Utxo#0)</text:p>
          </table:table-cell>
          <table:table-cell table:style-name="Table5.A2" office:value-type="string">
            <text:p text:style-name="P58">0.5</text:p>
          </table:table-cell>
          <table:table-cell table:style-name="Table5.A2" office:value-type="string">
            <text:p text:style-name="P58">776 (<text:span text:style-name="T367">Utxo#1</text:span>)</text:p>
          </table:table-cell>
          <table:table-cell table:style-name="Table5.A2" office:value-type="string">
            <text:p text:style-name="P205">abc</text:p>
          </table:table-cell>
          <table:table-cell table:style-name="Table5.A2" office:value-type="string">
            <text:p text:style-name="P204">xyz <text:span text:style-name="T435">(</text:span>Utxo#0<text:span text:style-name="T435">)</text:span></text:p>
          </table:table-cell>
          <table:table-cell table:style-name="Table5.J2" office:value-type="string">
            <text:p text:style-name="P186">funded1</text:p>
          </table:table-cell>
        </table:table-row>
        <table:table-row>
          <table:table-cell table:style-name="Table5.A2" office:value-type="string">
            <text:p text:style-name="P56">777</text:p>
          </table:table-cell>
          <table:table-cell table:style-name="Table5.A2" office:value-type="string">
            <text:p text:style-name="P61">BUC0</text:p>
          </table:table-cell>
          <table:table-cell table:style-name="Table5.A2" office:value-type="string">
            <text:p text:style-name="P61">mempool</text:p>
          </table:table-cell>
          <table:table-cell table:style-name="Table5.A2" office:value-type="string">
            <text:p text:style-name="P60">txSettle</text:p>
          </table:table-cell>
          <table:table-cell table:style-name="Table5.A2" office:value-type="string">
            <text:p text:style-name="P58">15 (Utxo#0)</text:p>
          </table:table-cell>
          <table:table-cell table:style-name="Table5.A2" office:value-type="string">
            <text:p text:style-name="P58">0.5</text:p>
          </table:table-cell>
          <table:table-cell table:style-name="Table5.A2" office:value-type="string">
            <text:p text:style-name="P62"><text:span text:style-name="T435">100 (</text:span>Utxo#1<text:span text:style-name="T435">)</text:span></text:p>
          </table:table-cell>
          <table:table-cell table:style-name="Table5.A2" office:value-type="string">
            <text:p text:style-name="P175">abc</text:p>
          </table:table-cell>
          <table:table-cell table:style-name="Table5.A2" office:value-type="string">
            <text:p text:style-name="P173">xyz</text:p>
          </table:table-cell>
          <table:table-cell table:style-name="Table5.J2" office:value-type="string">
            <text:p text:style-name="P179">funded<text:span text:style-name="T387">2</text:span></text:p>
          </table:table-cell>
        </table:table-row>
        <table:table-row>
          <table:table-cell table:style-name="Table5.A2" office:value-type="string">
            <text:p text:style-name="P56">102</text:p>
          </table:table-cell>
          <table:table-cell table:style-name="Table5.A2" office:value-type="string">
            <text:p text:style-name="P61">BSC0</text:p>
          </table:table-cell>
          <table:table-cell table:style-name="Table5.A2" office:value-type="string">
            <text:p text:style-name="P61">934</text:p>
          </table:table-cell>
          <table:table-cell table:style-name="Table5.A2" office:value-type="string">
            <text:p text:style-name="P60">txFund </text:p>
          </table:table-cell>
          <table:table-cell table:style-name="Table5.A2" office:value-type="string">
            <text:p text:style-name="P58">5 (Utxo#0)</text:p>
          </table:table-cell>
          <table:table-cell table:style-name="Table5.A2" office:value-type="string">
            <text:p text:style-name="P58">0.5</text:p>
          </table:table-cell>
          <table:table-cell table:style-name="Table5.A2" office:value-type="string">
            <text:p text:style-name="P58">777 (Utxo#1)</text:p>
          </table:table-cell>
          <table:table-cell table:style-name="Table5.A2" office:value-type="string">
            <text:p text:style-name="P205">abc</text:p>
          </table:table-cell>
          <table:table-cell table:style-name="Table5.A2" office:value-type="string">
            <text:p text:style-name="P188">xyz</text:p>
          </table:table-cell>
          <table:table-cell table:style-name="Table5.J2" office:value-type="string">
            <text:p text:style-name="P179">overpaid</text:p>
          </table:table-cell>
        </table:table-row>
      </table:table>
      <text:p text:style-name="P115"/>
      <text:p text:style-name="P116">As each subsequent order transaction arrives <text:span text:style-name="T389">it is tested for validity and </text:span>the status of the <text:span text:style-name="T387">order</text:span> is updated <text:span text:style-name="T489">in the onxOrder table</text:span>. <text:span text:style-name="T390">While in </text:span><text:span text:style-name="T67">hold</text:span> status if funding <text:span text:style-name="T390">transactions </text:span>fail to appear for 30 blocks then the status will <text:span text:style-name="T489">be automatically </text:span>switch<text:span text:style-name="T489">ed</text:span> to <text:span text:style-name="T67">open</text:span> so other users can fill the order instead. <text:span text:style-name="T388">After the fork the settlement transactions become valid and after being mined take the order status to </text:span><text:span text:style-name="T87">settled</text:span><text:span text:style-name="T388">. </text:span></text:p>
      <text:p text:style-name="P113"/>
      <text:p text:style-name="P158">Example oxOrder data for the above set of transaction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E"/>
        <table:table-column table:style-name="Table3.G"/>
        <table:table-row>
          <table:table-cell table:style-name="Table3.A1" office:value-type="string">
            <text:p text:style-name="P50">txMake</text:p>
          </table:table-cell>
          <table:table-cell table:style-name="Table3.A1" office:value-type="string">
            <text:p text:style-name="P50">txTake</text:p>
          </table:table-cell>
          <table:table-cell table:style-name="Table3.A1" office:value-type="string">
            <text:p text:style-name="P50">txFundList</text:p>
          </table:table-cell>
          <table:table-cell table:style-name="Table3.A1" office:value-type="string">
            <text:p text:style-name="P50">txSettle</text:p>
          </table:table-cell>
          <table:table-cell table:style-name="Table3.A1" office:value-type="string">
            <text:p text:style-name="P50">qty</text:p>
          </table:table-cell>
          <table:table-cell table:style-name="Table3.A1" office:value-type="string">
            <text:p text:style-name="P50">price</text:p>
          </table:table-cell>
          <table:table-cell table:style-name="Table3.A1" office:value-type="string">
            <text:p text:style-name="P50">addrSeller</text:p>
          </table:table-cell>
          <table:table-cell table:style-name="Table3.A1" office:value-type="string">
            <text:p text:style-name="P50">addrBuyer</text:p>
          </table:table-cell>
          <table:table-cell table:style-name="Table3.A1" office:value-type="string">
            <text:p text:style-name="P50">isLocal</text:p>
          </table:table-cell>
          <table:table-cell table:style-name="Table3.J1" office:value-type="string">
            <text:p text:style-name="P50">orderStatus</text:p>
          </table:table-cell>
        </table:table-row>
        <table:table-row>
          <table:table-cell table:style-name="Table3.A2" office:value-type="string">
            <text:p text:style-name="P63">99</text:p>
          </table:table-cell>
          <table:table-cell table:style-name="Table3.A2" office:value-type="string">
            <text:p text:style-name="P63">776</text:p>
          </table:table-cell>
          <table:table-cell table:style-name="Table3.A2" office:value-type="string">
            <text:p text:style-name="P63">100</text:p>
          </table:table-cell>
          <table:table-cell table:style-name="Table3.A2" office:value-type="string">
            <text:p text:style-name="P63">777</text:p>
          </table:table-cell>
          <table:table-cell table:style-name="Table3.A2" office:value-type="string">
            <text:p text:style-name="P63">10</text:p>
          </table:table-cell>
          <table:table-cell table:style-name="Table3.A2" office:value-type="string">
            <text:p text:style-name="P63">0.5</text:p>
          </table:table-cell>
          <table:table-cell table:style-name="Table3.A2" office:value-type="string">
            <text:p text:style-name="P63">xyz</text:p>
          </table:table-cell>
          <table:table-cell table:style-name="Table3.A2" office:value-type="string">
            <text:p text:style-name="P63">abc</text:p>
          </table:table-cell>
          <table:table-cell table:style-name="Table3.A2" office:value-type="string">
            <text:p text:style-name="P63">yes</text:p>
          </table:table-cell>
          <table:table-cell table:style-name="Table3.J2" office:value-type="string">
            <text:p text:style-name="P63">overpaid</text:p>
          </table:table-cell>
        </table:table-row>
      </table:table>
      <text:h text:style-name="P428" text:outline-level="2"/>
      <text:h text:style-name="P430" text:outline-level="2">Order processing</text:h>
      <text:h text:style-name="P420" text:outline-level="3">onxTx functions</text:h>
      <text:p text:style-name="P375"><text:tab/>These functions are <text:span text:style-name="T420">implemented</text:span> <text:span text:style-name="T451">upon </text:span>onxTx rows: </text:p>
      <text:p text:style-name="P389">onxTx<text:span text:style-name="T468">Find</text:span>, onxTxGetChain, <text:span text:style-name="T468">onxTxTestPrice, onxTxTestRelated, </text:span>onxTxCreate, onxTxReset, onxTxTestTakeExpired, onxTxTestMinFeesPaidPaid</text:p>
      <text:p text:style-name="P338">onxTx<text:span text:style-name="T451">Find</text:span>(txid) return <text:span text:style-name="T451">onxTx</text:span></text:p>
      <text:p text:style-name="P324"/>
      <text:p text:style-name="P309"><text:span text:style-name="T3"><text:tab/></text:span><text:span text:style-name="T45">Find and return the specified onxTx. </text:span></text:p>
      <text:p text:style-name="P340"/>
      <text:p text:style-name="P314"><text:span text:style-name="T3">onxTxGetChain(</text:span><text:span text:style-name="T9">tx</text:span><text:span text:style-name="T3">) </text:span><text:span text:style-name="T9">return chainid</text:span> </text:p>
      <text:p text:style-name="P317"/>
      <text:p text:style-name="P325"><text:tab/>Parse <text:span text:style-name="T405">the</text:span> transactions SIGHASH constants and return the target chain <text:span text:style-name="T404">either </text:span>BSC0 or BUC0. <text:s/></text:p>
      <text:p text:style-name="P326"/>
      <text:p text:style-name="P327"><text:span text:style-name="T3">onxTxTestPrice(suffix) return success</text:span> <text:s/></text:p>
      <text:p text:style-name="P327"/>
      <text:p text:style-name="P327"><text:tab/>Test if the suffix represents a valid numerical price format and if so return true else false.</text:p>
      <text:p text:style-name="P327"/>
      <text:p text:style-name="P327"><text:span text:style-name="T3">onxTxTestRelated(</text:span><text:span text:style-name="T11">suffix</text:span><text:span text:style-name="T3">)</text:span> <text:span text:style-name="T3">return success</text:span></text:p>
      <text:p text:style-name="P327"/>
      <text:p text:style-name="P327"><text:tab/>Test if the txid represents an existing onxTx transaction and if so return true else false.</text:p>
      <text:p text:style-name="P332"/>
      <text:p text:style-name="P328"><text:span text:style-name="T3">onxTx</text:span><text:span text:style-name="T10">Create</text:span><text:span text:style-name="T3">(tx) return </text:span><text:span text:style-name="T10">onxTx</text:span></text:p>
      <text:p text:style-name="P344"/>
      <text:p text:style-name="P347"><text:tab/>First build a list of the transactions OP_RETURN <text:span text:style-name="T474">ONX </text:span>codes <text:span text:style-name="T472">into txCodesList(utxo#)[code,suffix]. I</text:span>f the transaction is related to the <text:span text:style-name="T472">onchain </text:span>exchage <text:span text:style-name="T472">then create a new onxTx row as below otherwise return empty.</text:span></text:p>
      <text:p text:style-name="P345"/>
      <text:p text:style-name="P346"><text:tab/>If <text:span text:style-name="T470">txCodesList &gt; 0 then</text:span>, </text:p>
      <text:p text:style-name="P346"><text:tab/><text:tab/><text:span text:style-name="T487">tx.</text:span>chainid = onxTxGetChain(tx)</text:p>
      <text:p text:style-name="P346"><text:tab/><text:tab/><text:span text:style-name="T487">tx.blockNumber = getBlockHeight(tx)</text:span></text:p>
      <text:p text:style-name="P346"><text:tab/><text:tab/><text:span text:style-name="T487">tx.valid = true</text:span></text:p>
      <text:p text:style-name="P345"/>
      <text:p text:style-name="P346"><text:tab/><text:span text:style-name="T470">If txCodesList.contains(BUCORD) then, </text:span></text:p>
      <text:p text:style-name="P350"><text:tab/><text:tab/>isInputCLTV = tx.input#0.CLTV@FORK</text:p>
      <text:p text:style-name="P345"><text:tab/><text:tab/><text:span text:style-name="T470">isOutputCLTV = tx.utxo#0.CLTV@FORK</text:span></text:p>
      <text:p text:style-name="P345"><text:tab/></text:p>
      <text:p text:style-name="P345"><text:tab/><text:span text:style-name="T473">Next use the following matrix to determine the type:</text:span></text:p>
      <text:p text:style-name="P355"><text:span text:style-name="T425"><text:tab/><text:tab/></text:span><text:span text:style-name="T426">chainid=</text:span><text:span text:style-name="T425">BSC0 &amp; BUCSEL &amp; </text:span><text:span text:style-name="T366">NOT BUCORD<text:tab/>[1:txMakeOffer]</text:span></text:p>
      <text:p text:style-name="P356"><text:tab/><text:tab/>chainid=BSC0 &amp; BUCBUY &amp; NOT BUCORD <text:s/><text:tab/>[2:txMakeBid]</text:p>
      <text:p text:style-name="P357"><text:tab/><text:tab/>chainid=BSC0 &amp; BUCSEL &amp; BUCORD <text:s/><text:tab/>[3:txTakeBid]</text:p>
      <text:p text:style-name="P358"><text:tab/><text:tab/>chainid=BSC0 &amp; BUCBUY &amp; BUCORD <text:tab/>[4:txTakeOffer]</text:p>
      <text:p text:style-name="P358"><text:tab/><text:tab/>chainid=BSC0 &amp; BUCORD &amp; isOutputCLTV <text:tab/>[5:txFund/txSendBsc]</text:p>
      <text:p text:style-name="P348"><text:span text:style-name="T366"><text:tab/><text:tab/>chainid=BUC0 &amp; BUCORD &amp; isInputCLTV <text:tab/>[6</text:span>:<text:span text:style-name="T372">tx</text:span>Settle<text:span text:style-name="T366">]</text:span></text:p>
      <text:p text:style-name="P341"/>
      <text:p text:style-name="P305"><text:span text:style-name="T3"><text:tab/></text:span><text:span text:style-name="T46">If type = txTakeBid, txTakeOffer then</text:span></text:p>
      <text:p text:style-name="P351"><text:tab/><text:tab/>isRelatedValid = onxTxTestRelated(txCodesList(2).suffix))</text:p>
      <text:p text:style-name="P310"><text:span text:style-name="T46"><text:tab/><text:tab/></text:span><text:span text:style-name="T48">if isRelatedValid then </text:span><text:span text:style-name="T46">txRelated = <text:s/>txCodesList(2).suffix </text:span><text:span text:style-name="T49">else </text:span><text:span text:style-name="T61">tx.</text:span><text:span text:style-name="T49">valid = false</text:span></text:p>
      <text:p text:style-name="P341"/>
      <text:p text:style-name="P341"><text:soft-page-break/></text:p>
      <text:p text:style-name="P305"><text:span text:style-name="T3"><text:tab/></text:span><text:span text:style-name="T47">If type = txFund, txSettle then </text:span></text:p>
      <text:p text:style-name="P311"><text:span text:style-name="T46"><text:tab/><text:tab/>isRelatedValid = onxTxTestRelated(txCodesList(</text:span><text:span text:style-name="T47">1</text:span><text:span text:style-name="T46">).suffix))</text:span></text:p>
      <text:p text:style-name="P312"><text:span text:style-name="T46"><text:tab/><text:tab/></text:span><text:span text:style-name="T48">if isRelatedValid then </text:span><text:span text:style-name="T46">txRelated = <text:s/>txCodesList(</text:span><text:span text:style-name="T47">1</text:span><text:span text:style-name="T46">).suffix </text:span><text:span text:style-name="T49">else </text:span><text:span text:style-name="T61">tx.</text:span><text:span text:style-name="T49">valid = false</text:span></text:p>
      <text:p text:style-name="P342"><text:tab/><text:tab/></text:p>
      <text:p text:style-name="P305"><text:span text:style-name="T3"><text:tab/></text:span><text:span text:style-name="T42">If type = txMakeOffer, txMakeBid, txTakeBid, txTakeOffer then:</text:span></text:p>
      <text:p text:style-name="P352"><text:tab/><text:tab/>isPriceValid = onxTxTestPrice(txCodesList(1).suffix) </text:p>
      <text:p text:style-name="P307"><text:span text:style-name="T42"><text:tab/><text:tab/>If isPriceValid then price = <text:s/>txCodesList(1).suffix </text:span><text:span text:style-name="T49">else </text:span><text:span text:style-name="T61">tx.</text:span><text:span text:style-name="T49">valid = false</text:span></text:p>
      <text:p text:style-name="P307"><text:span text:style-name="T49"><text:tab/><text:tab/></text:span><text:span text:style-name="T50">isMinFeesPaid = onxTxTestMinFeesPaid(</text:span><text:span text:style-name="T51">tx</text:span><text:span text:style-name="T50">)</text:span></text:p>
      <text:p text:style-name="P305"/>
      <text:p text:style-name="P305"><text:span text:style-name="T42"><text:tab/>If type = </text:span><text:span text:style-name="T43">txMakeBid, txTakeOffer, txSettle then:</text:span></text:p>
      <text:p text:style-name="P308"><text:span text:style-name="T43"><text:tab/><text:tab/>addrBuyer = <text:s/></text:span><text:span text:style-name="T44">tx.</text:span><text:span text:style-name="T43">utxo#0.address</text:span></text:p>
      <text:p text:style-name="P353"/>
      <text:p text:style-name="P308"><text:span text:style-name="T43"><text:tab/></text:span><text:span text:style-name="T44">If type = txFund then: addrSeller = tx.utxo#0.address</text:span></text:p>
      <text:p text:style-name="P308"><text:span text:style-name="T43"><text:tab/></text:span><text:span text:style-name="T44">If type = txSettle then: addrSeller = tx.input#0.address</text:span><text:tab/></text:p>
      <text:p text:style-name="P306"/>
      <text:p text:style-name="P333">onxTxReset() return success</text:p>
      <text:p text:style-name="P319"><text:tab/></text:p>
      <text:p text:style-name="P319"><text:tab/>Delete all the rows from onxTx.</text:p>
      <text:p text:style-name="P305"/>
      <text:p text:style-name="P329">onxTxTestTakeExpired(<text:span text:style-name="T429">txTake</text:span>) <text:span text:style-name="T404">return expired</text:span></text:p>
      <text:p text:style-name="P303"/>
      <text:p text:style-name="P316"><text:tab/>Test the maturity of the <text:span text:style-name="T429">related txTake </text:span>transaction and if it is greater than 30 blocks then return <text:span text:style-name="T414">true</text:span> else <text:span text:style-name="T414">false</text:span>.</text:p>
      <text:p text:style-name="P303"/>
      <text:p text:style-name="P329">onxTxTestMinFeesPaid(<text:span text:style-name="T475">tx</text:span>) <text:span text:style-name="T405">return paid</text:span></text:p>
      <text:p text:style-name="P303"/>
      <text:p text:style-name="P318"><text:tab/><text:span text:style-name="T458">Return true or false using the following formula:</text:span></text:p>
      <text:p text:style-name="P322">getTxFees(<text:span text:style-name="T41">tx</text:span>) &gt;= MIN(<text:span text:style-name="T441">onxMinFee</text:span>, <text:span text:style-name="T51">tx</text:span>.<text:span text:style-name="T475">amount </text:span>* <text:span text:style-name="T441">onxMinFeePct</text:span>)</text:p>
      <text:p text:style-name="P321"/>
      <text:p text:style-name="P323">where onxMinFee = 0.10, onxMinFeePct = 0.005</text:p>
      <text:p text:style-name="P144"/>
      <text:h text:style-name="P421" text:outline-level="3">onx<text:span text:style-name="T428">Order</text:span> functions</text:h>
      <text:p text:style-name="P386"><text:tab/>These functions are <text:span text:style-name="T420">implemented</text:span> <text:span text:style-name="T469">upon </text:span>onx<text:span text:style-name="T428">Order</text:span> rows: </text:p>
      <text:p text:style-name="P388"><text:span text:style-name="T253">onxOrderMatch, </text:span><text:span text:style-name="T239">onxOrderMake, </text:span><text:span text:style-name="T253">onxTestFillQty, </text:span><text:span text:style-name="T239">onxOrderTake, </text:span><text:span text:style-name="T253">onxOrderFund, onxOrderSettle, </text:span><text:span text:style-name="T254">onxOrderReset, onxOrderRebuild</text:span></text:p>
      <text:p text:style-name="P335">onxOrder<text:span text:style-name="T453">Match</text:span>(txMake, txTake) return <text:span text:style-name="T446">onxOrder</text:span></text:p>
      <text:p text:style-name="P335"/>
      <text:p text:style-name="P335"><text:tab/><text:span text:style-name="T39">First f</text:span><text:span text:style-name="T14">ind an existing onxOrder where, </text:span></text:p>
      <text:p text:style-name="P337"><text:span text:style-name="T14"><text:tab/><text:tab/>onxOrder.txMake = txMake &amp; onxOrder.txTake = txTake </text:span><text:span text:style-name="T40">&amp; onxOrder.orderStatus = </text:span><text:span text:style-name="T100">hold</text:span></text:p>
      <text:p text:style-name="P354"/>
      <text:p text:style-name="P335"><text:span text:style-name="T14"><text:tab/></text:span><text:span text:style-name="T39">If not found then find an existing onxOrder where,</text:span></text:p>
      <text:p text:style-name="P336"><text:tab/><text:tab/><text:span text:style-name="T14">onxOrder.txMake = txMake &amp; onxOrder.txTake </text:span><text:span text:style-name="T39">= </text:span><text:span text:style-name="T99">blank </text:span><text:span text:style-name="T177">&amp; onxOrder.orderStatus = </text:span><text:span text:style-name="T100">open</text:span></text:p>
      <text:p text:style-name="P335"/>
      <text:p text:style-name="P335"><text:tab/><text:span text:style-name="T14">Return </text:span><text:span text:style-name="T38">the order if found</text:span><text:span text:style-name="T14">.</text:span></text:p>
      <text:p text:style-name="P354"/>
      <text:p text:style-name="P354"/>
      <text:p text:style-name="P354"/>
      <text:p text:style-name="P335"/>
      <text:p text:style-name="P330"><text:soft-page-break/>onx<text:span text:style-name="T440">OrderMake</text:span>(<text:span text:style-name="T419">txMake</text:span>) <text:span text:style-name="T419">return onxOrder</text:span></text:p>
      <text:p text:style-name="P304"/>
      <text:p text:style-name="P122"><text:span text:style-name="T245"><text:tab/></text:span><text:span text:style-name="T252">If txMake.valid then c</text:span><text:span text:style-name="T245">reate a </text:span><text:span text:style-name="T246">new order and set the </text:span><text:span text:style-name="T249">following :</text:span></text:p>
      <text:p text:style-name="P410"><text:span text:style-name="T250">onxOrder.txMake = txMake.</text:span><text:span text:style-name="T251">txid</text:span><text:span text:style-name="T250">,</text:span></text:p>
      <text:p text:style-name="P409"><text:span text:style-name="T249">onxOrder.</text:span><text:span text:style-name="T247">price = txMake.</text:span><text:span text:style-name="T251">price</text:span><text:span text:style-name="T248">,</text:span></text:p>
      <text:p text:style-name="P411"><text:span text:style-name="T249">onxOrder.orderS</text:span><text:span text:style-name="T246">tatus </text:span><text:span text:style-name="T249">=</text:span><text:span text:style-name="T246"> </text:span><text:span text:style-name="T238">open.</text:span></text:p>
      <text:p text:style-name="P130"/>
      <text:p text:style-name="P130"><text:tab/><text:span text:style-name="T444">Return the new order.</text:span></text:p>
      <text:p text:style-name="P130"/>
      <text:p text:style-name="P331">onxTestFillQty(<text:span text:style-name="T419">txMake, txTake</text:span>) <text:span text:style-name="T419">return qty</text:span> </text:p>
      <text:p text:style-name="P313"/>
      <text:p text:style-name="P142"><text:span text:style-name="T86"><text:tab/></text:span><text:span text:style-name="T428">Starting with the txMake.qty, </text:span><text:span text:style-name="T92">s</text:span><text:span text:style-name="T428">can </text:span>the <text:span text:style-name="T361">blockchain between the txMake and txTake transaction, and subtract the quantity for each order that arrived earlier and therefore have priority to be filled first. The remaining is the </text:span><text:span text:style-name="T85">unfilled quantity</text:span><text:span text:style-name="T361">. Return MIN(unfilledQty, txTake.qty). </text:span></text:p>
      <text:p text:style-name="P130"/>
      <text:p text:style-name="P151">onxOrderTake(txTake) return <text:span text:style-name="T447">onxOrder</text:span></text:p>
      <text:p text:style-name="P131"><text:s/></text:p>
      <text:p text:style-name="P132"><text:tab/><text:span text:style-name="T448">If txTake.valid then first find an existing order :</text:span></text:p>
      <text:p text:style-name="P146"><text:tab/><text:tab/><text:tab/>onxOrder = onxOrderMatch(txTake.txRelated, txTake) </text:p>
      <text:p text:style-name="P132"/>
      <text:p text:style-name="P146"><text:tab/>Next set the following:</text:p>
      <text:p text:style-name="P414">onxOrder.txTake = txTake.txid,</text:p>
      <text:p text:style-name="P414">onxOrder.addrBuyer = (if txTake.type = txTakeBid then txTake.addrBuyer),</text:p>
      <text:p text:style-name="P413">onxOrder.qty = <text:span text:style-name="T443">onxTestFillQty(onxOrder.txMake, txTake),</text:span></text:p>
      <text:p text:style-name="P412">onxOrder.orderStatus = <text:span text:style-name="T445">if onxOrder.qty &gt; 0 then </text:span><text:span text:style-name="T67">hold </text:span><text:span text:style-name="T445">else </text:span><text:span text:style-name="T94">invalid.</text:span></text:p>
      <text:p text:style-name="P133"/>
      <text:p text:style-name="P134"><text:tab/><text:span text:style-name="T444">Return the order.</text:span></text:p>
      <text:p text:style-name="P133"/>
      <text:p text:style-name="P152">onxOrderFund(txFund) return <text:span text:style-name="T450">onxOrder</text:span></text:p>
      <text:p text:style-name="P140"/>
      <text:p text:style-name="P135"><text:tab/><text:span text:style-name="T449">If txFund.valid then first find the txTake :</text:span></text:p>
      <text:p text:style-name="P135"><text:tab/><text:tab/><text:tab/><text:span text:style-name="T452">txTake = onxTxFind(txFund.txRelated)</text:span></text:p>
      <text:p text:style-name="P135"/>
      <text:p text:style-name="P147"><text:tab/>If txTake found then find the txMake :</text:p>
      <text:p text:style-name="P135"><text:tab/><text:tab/><text:tab/><text:span text:style-name="T452">txMake = onxTxFind(txTake.txRelated)</text:span></text:p>
      <text:p text:style-name="P135"/>
      <text:p text:style-name="P135"><text:tab/><text:span text:style-name="T455">If txMake found then find the onxOrder :</text:span></text:p>
      <text:p text:style-name="P135"><text:tab/><text:tab/><text:tab/><text:span text:style-name="T454">onxOrder = onxOrderMatch(txMake, txTake)</text:span></text:p>
      <text:p text:style-name="P135"/>
      <text:p text:style-name="P135"><text:tab/><text:span text:style-name="T456">Next set the following:</text:span></text:p>
      <text:p text:style-name="P135"><text:tab/><text:tab/><text:tab/><text:span text:style-name="T456">onxOrder.FundList.Add(txFund)</text:span></text:p>
      <text:p text:style-name="P135"><text:tab/><text:tab/><text:tab/><text:span text:style-name="T456">onxOrder.addrSeller = (If onxOrder.txFundList.count = 1 then txFund.addrSeller)</text:span></text:p>
      <text:p text:style-name="P139"><text:tab/><text:tab/><text:tab/><text:span text:style-name="T457">onxOrder.orderStatus = </text:span></text:p>
      <text:p text:style-name="P139"><text:span text:style-name="T457"><text:tab/><text:tab/><text:tab/><text:tab/>(If getBalance(addrSeller) &gt;= onxOrder.qty then </text:span><text:span text:style-name="T95">funded1</text:span><text:span text:style-name="T457">)</text:span></text:p>
      <text:p text:style-name="P139"><text:tab/><text:tab/><text:tab/><text:tab/><text:span text:style-name="T462">(If getBalance(addrSeller) &gt;= onxOrder.qty + onxOrder.qty(price) then </text:span><text:span text:style-name="T97">overpaid</text:span><text:span text:style-name="T462">)</text:span></text:p>
      <text:p text:style-name="P133"/>
      <text:p text:style-name="P153"/>
      <text:p text:style-name="P153"/>
      <text:p text:style-name="P153"/>
      <text:p text:style-name="P153"/>
      <text:p text:style-name="P153"/>
      <text:p text:style-name="P153"><text:soft-page-break/>onxOrder<text:span text:style-name="T462">Settle</text:span>(tx<text:span text:style-name="T459">Settle</text:span>) return <text:span text:style-name="T450">onxOrder</text:span></text:p>
      <text:p text:style-name="P141"/>
      <text:p text:style-name="P136"><text:tab/><text:span text:style-name="T449">If txSettle.valid then first find the txTake :</text:span></text:p>
      <text:p text:style-name="P148"><text:tab/><text:tab/><text:tab/>txTake = onxTxFind(txSettle.txRelated)</text:p>
      <text:p text:style-name="P136"/>
      <text:p text:style-name="P148"><text:tab/>If txTake found then find the txMake :</text:p>
      <text:p text:style-name="P136"><text:tab/><text:tab/><text:tab/><text:span text:style-name="T452">txMake = onxTxFind(txTake.txRelated)</text:span></text:p>
      <text:p text:style-name="P136"/>
      <text:p text:style-name="P136"><text:tab/><text:span text:style-name="T455">If txMake found then find the onxOrder :</text:span></text:p>
      <text:p text:style-name="P136"><text:tab/><text:tab/><text:tab/><text:span text:style-name="T454">onxOrder = onxOrderMatch(txMake, txTake)</text:span></text:p>
      <text:p text:style-name="P136"/>
      <text:p text:style-name="P149"><text:tab/>Next set the following:</text:p>
      <text:p text:style-name="P137"><text:tab/><text:tab/><text:tab/><text:span text:style-name="T456">onxOrder.txSettle = txSettle</text:span></text:p>
      <text:p text:style-name="P138"><text:tab/><text:tab/><text:tab/><text:span text:style-name="T457">onxOrder.orderStatus = </text:span></text:p>
      <text:p text:style-name="P150"><text:tab/><text:tab/><text:tab/><text:tab/>If txSettle.qty &gt;= onxOrder.qty + onxOrder.qty*onxOrder.price</text:p>
      <text:p text:style-name="P138"><text:tab/><text:tab/><text:tab/><text:tab/><text:tab/><text:span text:style-name="T461">&amp; txSettle.addrSeller = onxOrder.addrSeller</text:span></text:p>
      <text:p text:style-name="P138"><text:tab/><text:tab/><text:tab/><text:tab/><text:tab/><text:span text:style-name="T461">&amp; txSettle.addrBuyer = onxOrder.addrBuyer </text:span></text:p>
      <text:p text:style-name="P138"><text:tab/><text:tab/><text:tab/><text:tab/><text:span text:style-name="T461">then </text:span><text:span text:style-name="T96">funded2</text:span></text:p>
      <text:p text:style-name="P143"/>
      <text:p text:style-name="P334">onx<text:span text:style-name="T478">Order</text:span>Reset() return success</text:p>
      <text:p text:style-name="P320"><text:tab/></text:p>
      <text:p text:style-name="P320"><text:tab/>Delete all the rows from onx<text:span text:style-name="T478">Order</text:span>.</text:p>
      <text:p text:style-name="P145"/>
      <text:p text:style-name="P385">onxOrderRebuild() returns success</text:p>
      <text:p text:style-name="P396"><text:tab/>This function returns true if the exchange is enabled and refreshes the exchange order data by calling onxTxReset() and onxOrderReset(). Next it scans the block chain and processes the following for each transaction : </text:p>
      <text:p text:style-name="P391"><text:span text:style-name="T476"><text:tab/>onxTx = </text:span>onxTx<text:span text:style-name="T477">Find</text:span>(tx)</text:p>
      <text:p text:style-name="P391"><text:tab/>If <text:span text:style-name="T476">onxTx is empty</text:span> then <text:span text:style-name="T477">onxTx = onxTxCreate(tx)</text:span> </text:p>
      <text:h text:style-name="P422" text:outline-level="3">New best block</text:h>
      <text:p text:style-name="P376"><text:tab/><text:span text:style-name="T420">These functions are implemented when the ONX node reaches a new best block:</text:span></text:p>
      <text:p text:style-name="P387">onxProcessExchange</text:p>
      <text:p text:style-name="P383">onxProcessExchange() return success</text:p>
      <text:p text:style-name="P383"><text:tab/><text:span text:style-name="T14">For each transaction in the best block:</text:span></text:p>
      <text:p text:style-name="P397"><text:tab/><text:tab/>onxTx = onxTxCreate(tx)</text:p>
      <text:p text:style-name="P378"><text:tab/><text:tab/><text:span text:style-name="T52">If onxTx is not empty then</text:span></text:p>
      <text:p text:style-name="P397"><text:tab/><text:tab/><text:tab/>When onxTx.type = txMakeBid or txMakeOffer then onxOrderMake(onxTx)</text:p>
      <text:p text:style-name="P397"><text:tab/><text:tab/><text:tab/>When onxTx.type = txTakeBid or txTakeOffer then onxOrderTake(onxTx)</text:p>
      <text:p text:style-name="P379"><text:span text:style-name="T52"><text:tab/><text:tab/><text:tab/></text:span><text:span text:style-name="T53">When onxTx.type = txFund then onxOrderFund(onxTx)</text:span></text:p>
      <text:p text:style-name="P378"><text:tab/><text:span text:style-name="T54">For each order in the onxOrder table:</text:span></text:p>
      <text:p text:style-name="P378"><text:soft-page-break/><text:span text:style-name="T54"><text:tab/><text:tab/>If onxOrder.orderStatus = </text:span><text:span text:style-name="T101">hold</text:span><text:span text:style-name="T54"> then </text:span></text:p>
      <text:p text:style-name="P398"><text:tab/><text:tab/><text:tab/>If onxTxTestTakeExpired(onxOrder.txTake) then </text:p>
      <text:p text:style-name="P380"><text:span text:style-name="T54"><text:tab/><text:tab/><text:tab/><text:tab/>onxOrder.orderStatus = </text:span><text:span text:style-name="T101">open</text:span></text:p>
      <text:p text:style-name="P398"><text:tab/><text:tab/><text:tab/><text:tab/>onxOrderMake(onxOrder.txTake)</text:p>
      <text:p text:style-name="P382"><text:span text:style-name="T54"><text:tab/><text:tab/><text:tab/></text:span><text:span text:style-name="T58">If onxOrder.isLocal and onxOrder.type = txTakeOffer then </text:span></text:p>
      <text:p text:style-name="P399"><text:tab/><text:tab/><text:tab/><text:tab/>onxUserFundOrder(onxOrder.txTake)</text:p>
      <text:p text:style-name="P399"><text:tab/><text:tab/><text:tab/><text:tab/>onxUserSettleOrder(onxOrder.txTake) </text:p>
      <text:p text:style-name="P382"><text:span text:style-name="T58"><text:tab/><text:tab/></text:span><text:span text:style-name="T59">If onxOrder.orderStatus = </text:span><text:span text:style-name="T104">funded2</text:span><text:span text:style-name="T59"> then</text:span></text:p>
      <text:p text:style-name="P400"><text:tab/><text:tab/><text:tab/>If onxOrder.isLocal then onxUserSendBsc(onxOrder.txTake)</text:p>
      <text:p text:style-name="P380"><text:span text:style-name="T54"><text:tab/><text:tab/></text:span><text:span text:style-name="T55">If onxOrder.orderStatus = </text:span><text:span text:style-name="T102">overpaid</text:span><text:span text:style-name="T55"> then</text:span></text:p>
      <text:p text:style-name="P392"><text:span text:style-name="T55"><text:tab/><text:tab/><text:tab/></text:span><text:span text:style-name="T56">If isConfirmed(txSettle) then onxOrder.orderStatus = </text:span><text:span text:style-name="T103">settled</text:span></text:p>
      <text:p text:style-name="P390"><text:tab/><text:tab/><text:tab/><text:tab/></text:p>
      <text:h text:style-name="P423" text:outline-level="3">Mempool orders</text:h>
      <text:p text:style-name="P395"><text:tab/><text:span text:style-name="T420">These functions are implemented when the ONX node updates the mempool:</text:span></text:p>
      <text:p text:style-name="P394">onxProcessExchangeSettle</text:p>
      <text:p text:style-name="P384">onxProcessExchangeSettle() returns success</text:p>
      <text:p text:style-name="P393"><text:tab/>For each transaction in the mempool:</text:p>
      <text:p text:style-name="P359"><text:span text:style-name="T14"><text:tab/><text:tab/></text:span><text:span text:style-name="T60">chainid = onxTxGetChain(tx)</text:span></text:p>
      <text:p text:style-name="P359"><text:span text:style-name="T14"><text:tab/><text:tab/></text:span><text:span text:style-name="T60">If chainid = </text:span><text:span text:style-name="T105">BUC</text:span><text:span text:style-name="T106">0</text:span><text:span text:style-name="T60"> then</text:span></text:p>
      <text:p text:style-name="P359"><text:span text:style-name="T60"><text:tab/><text:tab/><text:tab/></text:span><text:span text:style-name="T14">onxTx = onxTxCreate(tx)</text:span></text:p>
      <text:p text:style-name="P381"><text:tab/><text:tab/><text:tab/><text:span text:style-name="T52">If onxTx is not empty then</text:span></text:p>
      <text:p text:style-name="P381"><text:span text:style-name="T52"><text:tab/><text:tab/><text:tab/><text:tab/></text:span><text:span text:style-name="T53">When onxTx.type = txSettle then onxOrderSettle(onxTx) </text:span></text:p>
      <text:p text:style-name="P401"/>
      <text:h text:style-name="P424" text:outline-level="3">Making orders </text:h>
      <text:p text:style-name="P366"><text:span text:style-name="T320"><text:tab/>These functions are implemented manually by the user via the ONX client </text:span>: </text:p>
      <text:p text:style-name="P402">onxUserOrderFind, onxUserBid, onxUserOffer, onxUserFundOrder, onxUserSettleOrder, onxUserSendBsc </text:p>
      <text:p text:style-name="P377"><text:span text:style-name="T423">onx</text:span><text:span text:style-name="T427">User</text:span><text:span text:style-name="T424">Order</text:span><text:span text:style-name="T427">Find</text:span><text:span text:style-name="T421"> (</text:span><text:span text:style-name="T424">bidOrOffer, </text:span><text:span text:style-name="T421">qty, price) </text:span><text:span text:style-name="T422">return </text:span><text:span text:style-name="T424">onxOrderList</text:span></text:p>
      <text:p text:style-name="P367"><text:tab/>This function returns a <text:span text:style-name="T431">list of</text:span> <text:span text:style-name="T482">orders from the onxOrder data where </text:span><text:span text:style-name="T93">open</text:span><text:span text:style-name="T433"> orders </text:span>match the specified quantity <text:span text:style-name="T432">or greater </text:span>and <text:span text:style-name="T432">the specified </text:span>price <text:span text:style-name="T432">or lower</text:span>. </text:p>
      <text:p text:style-name="P373"><text:span text:style-name="T442">onxUser</text:span>Bid<text:span text:style-name="T322">(addrBuyer, qty, price, txTakeOffer) return success</text:span></text:p>
      <text:p text:style-name="P368"><text:tab/>This function <text:span text:style-name="T324">returns successfully if it </text:span>creates, <text:span text:style-name="T323">signs and broadcasts</text:span> <text:span text:style-name="T323">a</text:span> bid transaction<text:span text:style-name="T325">. The </text:span><text:soft-page-break/><text:span text:style-name="T325">UTXO#2 is optional if a txTakeOffer is supplied. If called after the </text:span><text:span text:style-name="T83">final orders block </text:span><text:span text:style-name="T164">the function</text:span><text:span text:style-name="T162"> does nothing and returns </text:span><text:span text:style-name="T163">blank</text:span><text:span text:style-name="T323">. </text:span></text:p>
      <text:p text:style-name="P374">onxUserOffer(qty, price, txTakeBid) return success</text:p>
      <text:p text:style-name="P369"><text:tab/>This function <text:span text:style-name="T324">returns successfully if it </text:span>creates, <text:span text:style-name="T323">signs and broadcasts</text:span> <text:span text:style-name="T323">a</text:span> bid transaction<text:span text:style-name="T325">. The UTXO#2 is optional if a txTakeBid is supplied. If called after the </text:span><text:span text:style-name="T83">final orders block </text:span><text:span text:style-name="T164">the function</text:span><text:span text:style-name="T162"> does nothing and returns </text:span><text:span text:style-name="T163">blank</text:span><text:span text:style-name="T323">.</text:span></text:p>
      <text:p text:style-name="P370"><text:span text:style-name="T12">onxUser</text:span><text:span text:style-name="T8">Fund</text:span><text:span text:style-name="T12">Order</text:span><text:span text:style-name="T3">(</text:span><text:span text:style-name="T13">txTake</text:span><text:span text:style-name="T3">) </text:span><text:span text:style-name="T9">return success</text:span> </text:p>
      <text:p text:style-name="P370"><text:tab/>This function returns <text:span text:style-name="T479">successfully if it creates, signs and broadcasts the txFund transaction from Step 2. </text:span></text:p>
      <text:p text:style-name="P371"><text:span text:style-name="T12">onxUserSettleOrder</text:span><text:span text:style-name="T3">(</text:span><text:span text:style-name="T13">txTake</text:span><text:span text:style-name="T3">) </text:span><text:span text:style-name="T9">return success</text:span> </text:p>
      <text:p text:style-name="P372"><text:tab/><text:tab/>This function returns <text:span text:style-name="T479">successfully if it creates, signs and broadcasts the txSettle transaction from Step 2. </text:span></text:p>
      <text:p text:style-name="P343">onxUserSendBsc(txTake) return success</text:p>
      <text:p text:style-name="P349"/>
      <text:p text:style-name="P315"><text:span text:style-name="T14"><text:tab/></text:span><text:span text:style-name="T57">This function returns succesfully if it creates, signs and broadcasts the txSendBsc transaction from Step 3. </text:span></text:p>
      <text:p text:style-name="P339"/>
      <text:h text:style-name="P429" text:outline-level="2">Exchange shutdown</text:h>
      <text:p text:style-name="P108"><text:span text:style-name="T190"><text:tab/>The temporary rules enforcing high priority for settlement transactions are terminated. To clean up it is possible that all the UTXOs with OP_RETURN data may be pruned.</text:span> </text:p>
      <text:p text:style-name="P107"/>
      <text:h text:style-name="Heading_20_2" text:outline-level="2">Implementing restricted supply</text:h>
      <text:p text:style-name="P73"><text:tab/>If users do not wish to perform an exchange but still want to support the BUC0 <text:span text:style-name="T280">chain</text:span> they can remove supply by freezing their BUC0 funds during the time surrounding the fork block. <text:span text:style-name="T273">This requires that replay attacks are impossible. </text:span>Using BUC0 sighashes on transactions <text:span text:style-name="T267">(to prevent BSC0 relay) means </text:span>that only BUC0 funds become locked. </text:p>
      <text:p text:style-name="P73"/>
      <text:p text:style-name="P73"><text:span text:style-name="T268"><text:tab/>Before the fork, t</text:span>he amount of BUC0 supply committed to being locked after the fork block can be tracked <text:span text:style-name="T268">and </text:span><text:span text:style-name="T81">published </text:span><text:span text:style-name="T67">so the market is aware</text:span> of how many BUC0 coins are locked and for how long. <text:span text:style-name="T256">If a significant amount are locked this would support the demand side of the BUC0 coin at the time of the fork. </text:span></text:p>
      <text:p text:style-name="P68"/>
      <text:p text:style-name="P74"><text:tab/>One option is to use <text:span text:style-name="T207">the </text:span>BIP 65 CHECKLOCKTIME<text:span text:style-name="T206">VERIFY option</text:span> <text:span text:style-name="T206">and </text:span>generate a freeze lock <text:span text:style-name="T206">time </text:span>address. Users would then <text:span text:style-name="T257">sign BUC0 transactions and </text:span>send themselves funds into these <text:span text:style-name="T266">freeze addresses.</text:span> <text:span text:style-name="T266">Only </text:span>BUC0 nodes <text:span text:style-name="T257">will </text:span>mine <text:span text:style-name="T266">them after fork thereby enforcing the lock in the standard way</text:span>. <text:span text:style-name="T268">Therefore, the transactions to freeze funds will never become valid on the BSC1 chain so the funds there remain unlocked. </text:span></text:p>
      <text:p text:style-name="P74"/>
      <text:p text:style-name="P109">The redeem script may be shared with other nodes so that they can reveal which coins are locked and for how long. <text:span text:style-name="T302">(&lt;not sure this is possible!)</text:span></text:p>
      <text:p text:style-name="P74"/>
      <text:p text:style-name="P74"><text:span text:style-name="T268">See </text:span><text:a xlink:type="simple" xlink:href="https://github.com/bitcoin/bips/blob/master/bip-0065.mediawiki#Freezing_Funds" text:style-name="Internet_20_link" text:visited-style-name="Visited_20_Internet_20_Link"><text:span text:style-name="T268">https://github.com/bitcoin/bips/blob/master/bip-0065.mediawiki#Freezing_Funds</text:span></text:a><text:span text:style-name="T268"> and </text:span><text:a xlink:type="simple" xlink:href="https://github.com/petertodd/checklocktimeverify-demos" text:style-name="Internet_20_link" text:visited-style-name="Visited_20_Internet_20_Link"><text:span text:style-name="T268">https://github.com/petertodd/checklocktimeverify-demos</text:span></text:a><text:span text:style-name="T26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Meera" svg:font-family="Mee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indent="0in" style:auto-text-indent="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pt" fo:font-style="italic" fo:font-weight="bold" officeooo:rsid="02d766cd" style:font-size-asian="11pt" style:font-style-asian="italic" style:font-weight-asian="bold" style:font-size-complex="11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1in" fo:margin-left="1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fo:text-indent="-1in" fo:margin-left="1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354in" fo:margin-bottom="0.6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ian user</meta:initial-creator>
    <meta:creation-date>2016-09-23T16:21:23.015748684</meta:creation-date>
    <dc:date>2017-06-20T05:22:26.066132424</dc:date>
    <meta:editing-duration>P4DT9H15M11S</meta:editing-duration>
    <meta:editing-cycles>1355</meta:editing-cycles>
    <meta:generator>LibreOffice/5.1.6.2$Linux_X86_64 LibreOffice_project/10m0$Build-2</meta:generator>
    <meta:print-date>2016-10-27T16:03:11.848378456</meta:print-date>
    <meta:document-statistic meta:table-count="8" meta:image-count="0" meta:object-count="0" meta:page-count="14" meta:paragraph-count="591" meta:word-count="4390" meta:character-count="29705" meta:non-whitespace-character-count="25371"/>
  </office:meta>
</office:document-meta>
</file>